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5.5646in"/>
    </style:style>
    <style:style style:name="Table2.B" style:family="table-column">
      <style:table-column-properties style:column-width="1.3625in"/>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P1" style:family="paragraph" style:parent-style-name="Standard">
      <style:text-properties fo:language="ru" fo:country="RU" officeooo:rsid="0019f43d" officeooo:paragraph-rsid="0f8f2783"/>
    </style:style>
    <style:style style:name="P2" style:family="paragraph" style:parent-style-name="Standard">
      <style:text-properties fo:language="ru" fo:country="RU" officeooo:rsid="0019f43d" officeooo:paragraph-rsid="05e7cc16"/>
    </style:style>
    <style:style style:name="P3"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4" style:family="paragraph" style:parent-style-name="Standard">
      <style:text-properties fo:language="ru" fo:country="RU" officeooo:rsid="1327ae62" officeooo:paragraph-rsid="16da3a64"/>
    </style:style>
    <style:style style:name="P5" style:family="paragraph" style:parent-style-name="Standard">
      <style:text-properties style:text-position="0% 100%" fo:language="ru" fo:country="RU" fo:font-style="normal" style:text-underline-style="none" fo:font-weight="normal" officeooo:rsid="0019f43d" officeooo:paragraph-rsid="124134e1" style:font-style-asian="normal" style:font-weight-asian="normal" style:font-style-complex="normal" style:font-weight-complex="normal"/>
    </style:style>
    <style:style style:name="P6" style:family="paragraph" style:parent-style-name="Standard">
      <style:text-properties style:text-position="0% 100%" fo:language="ru" fo:country="RU" fo:font-style="normal" style:text-underline-style="none" fo:font-weight="normal" officeooo:rsid="0019f43d" officeooo:paragraph-rsid="12cff5b4" style:font-style-asian="normal" style:font-weight-asian="normal" style:font-style-complex="normal" style:font-weight-complex="normal"/>
    </style:style>
    <style:style style:name="P7" style:family="paragraph" style:parent-style-name="Standard">
      <style:text-properties style:text-position="0% 100%" fo:language="ru" fo:country="RU" fo:font-style="normal" style:text-underline-style="none" fo:font-weight="normal" officeooo:rsid="0019f43d" officeooo:paragraph-rsid="12e2f6a9" style:font-style-asian="normal" style:font-weight-asian="normal" style:font-style-complex="normal" style:font-weight-complex="normal"/>
    </style:style>
    <style:style style:name="P8" style:family="paragraph" style:parent-style-name="Standard">
      <style:text-properties style:text-position="0% 100%" fo:language="ru" fo:country="RU" fo:font-style="normal" style:text-underline-style="none" fo:font-weight="normal" officeooo:rsid="0019f43d" officeooo:paragraph-rsid="12e88889" style:font-style-asian="normal" style:font-weight-asian="normal" style:font-style-complex="normal" style:font-weight-complex="normal"/>
    </style:style>
    <style:style style:name="P9" style:family="paragraph" style:parent-style-name="Standard">
      <style:text-properties style:text-position="0% 100%" fo:language="ru" fo:country="RU" fo:font-style="normal" style:text-underline-style="none" fo:font-weight="normal" officeooo:rsid="0019f43d" officeooo:paragraph-rsid="12eeee31" style:font-style-asian="normal" style:font-weight-asian="normal" style:font-style-complex="normal" style:font-weight-complex="normal"/>
    </style:style>
    <style:style style:name="P10" style:family="paragraph" style:parent-style-name="Standard">
      <style:text-properties style:text-position="0% 100%" fo:language="ru" fo:country="RU" fo:font-style="normal" style:text-underline-style="none" fo:font-weight="normal" officeooo:rsid="0019f43d" officeooo:paragraph-rsid="12f13b88" style:font-style-asian="normal" style:font-weight-asian="normal" style:font-style-complex="normal" style:font-weight-complex="normal"/>
    </style:style>
    <style:style style:name="P11" style:family="paragraph" style:parent-style-name="Standard">
      <style:text-properties style:text-position="0% 100%" fo:language="ru" fo:country="RU" fo:font-style="normal" style:text-underline-style="none" fo:font-weight="normal" officeooo:rsid="0019f43d" officeooo:paragraph-rsid="12f4d61d" style:font-style-asian="normal" style:font-weight-asian="normal" style:font-style-complex="normal" style:font-weight-complex="normal"/>
    </style:style>
    <style:style style:name="P12" style:family="paragraph" style:parent-style-name="Standard">
      <style:text-properties style:text-position="0% 100%" fo:language="ru" fo:country="RU" fo:font-style="normal" style:text-underline-style="none" fo:font-weight="normal" officeooo:rsid="0019f43d" officeooo:paragraph-rsid="12f64ffa" style:font-style-asian="normal" style:font-weight-asian="normal" style:font-style-complex="normal" style:font-weight-complex="normal"/>
    </style:style>
    <style:style style:name="P13" style:family="paragraph" style:parent-style-name="Standard">
      <style:text-properties style:text-position="0% 100%" fo:language="ru" fo:country="RU" fo:font-style="normal" style:text-underline-style="none" fo:font-weight="normal" officeooo:rsid="0019f43d" officeooo:paragraph-rsid="12f97fc3" style:font-style-asian="normal" style:font-weight-asian="normal" style:font-style-complex="normal" style:font-weight-complex="normal"/>
    </style:style>
    <style:style style:name="P14" style:family="paragraph" style:parent-style-name="Standard">
      <style:text-properties style:text-position="0% 100%" fo:language="ru" fo:country="RU" fo:font-style="normal" style:text-underline-style="none" fo:font-weight="normal" officeooo:rsid="0019f43d" officeooo:paragraph-rsid="12f9a7bf" style:font-style-asian="normal" style:font-weight-asian="normal" style:font-style-complex="normal" style:font-weight-complex="normal"/>
    </style:style>
    <style:style style:name="P15" style:family="paragraph" style:parent-style-name="Standard">
      <style:text-properties style:text-position="0% 100%" fo:language="ru" fo:country="RU" fo:font-style="normal" style:text-underline-style="none" fo:font-weight="normal" officeooo:rsid="0019f43d" officeooo:paragraph-rsid="12f9da52" style:font-style-asian="normal" style:font-weight-asian="normal" style:font-style-complex="normal" style:font-weight-complex="normal"/>
    </style:style>
    <style:style style:name="P16" style:family="paragraph" style:parent-style-name="Standard">
      <style:text-properties style:text-position="0% 100%" fo:language="ru" fo:country="RU" fo:font-style="normal" style:text-underline-style="none" fo:font-weight="normal" officeooo:rsid="0019f43d" officeooo:paragraph-rsid="12fcae2b" style:font-style-asian="normal" style:font-weight-asian="normal" style:font-style-complex="normal" style:font-weight-complex="normal"/>
    </style:style>
    <style:style style:name="P17" style:family="paragraph" style:parent-style-name="Standard">
      <style:text-properties style:text-position="0% 100%" fo:language="ru" fo:country="RU" fo:font-style="normal" style:text-underline-style="none" fo:font-weight="normal" officeooo:rsid="0019f43d" officeooo:paragraph-rsid="12fd9c0c" style:font-style-asian="normal" style:font-weight-asian="normal" style:font-style-complex="normal" style:font-weight-complex="normal"/>
    </style:style>
    <style:style style:name="P18" style:family="paragraph" style:parent-style-name="Standard">
      <style:text-properties style:text-position="0% 100%" fo:language="ru" fo:country="RU" fo:font-style="normal" style:text-underline-style="none" fo:font-weight="normal" officeooo:rsid="0019f43d" officeooo:paragraph-rsid="1302c61c" style:font-style-asian="normal" style:font-weight-asian="normal" style:font-style-complex="normal" style:font-weight-complex="normal"/>
    </style:style>
    <style:style style:name="P19" style:family="paragraph" style:parent-style-name="Standard">
      <style:text-properties style:text-position="0% 100%" fo:language="ru" fo:country="RU" fo:font-style="normal" style:text-underline-style="none" fo:font-weight="normal" officeooo:rsid="0019f43d" officeooo:paragraph-rsid="13068dd1"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130838e4"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130e1663"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131aeb3c"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131fcc28"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1326d2ae"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132fab52"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132ffd85"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13332aab"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135350bd"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13583c16"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135e1b8f"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135f7a6d"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1365a0a0"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13663c8c"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13698fbb"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136f5ca5"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138334d1"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13a5ef1a"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13a74f43"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13ad7a5c"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13ae146a"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13afaa70"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13baa9c0"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13c031d7"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13c3a22e"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13d05d3b"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13d58ddc"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13d7899b"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13eaaffe"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13f0b55f"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1416eecc"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14aa6688"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14ae5dc6"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14b3ddd8"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151ec0b9"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151ff790"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0019f43d" officeooo:paragraph-rsid="158a8cef"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0019f43d" officeooo:paragraph-rsid="158e0dd4"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0019f43d" officeooo:paragraph-rsid="15938b0b"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0019f43d" officeooo:paragraph-rsid="15942cef"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0019f43d" officeooo:paragraph-rsid="15985a25"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0019f43d" officeooo:paragraph-rsid="15b06283"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0019f43d" officeooo:paragraph-rsid="15b3779a"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15b8fd72"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15cab343"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15ce1777"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15d76dd2"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15d7a588"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15dcc141"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15f93f0c"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15fc2161"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1605b1bd"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1606c4db"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1609c480"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160cc026"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161107a7"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1612fa4d"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161701dd"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1617c2f3"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161ac0c6"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16274299"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16420d4f"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1651f805"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165d7cb1"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166051da"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0019f43d" officeooo:paragraph-rsid="166058fb"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0019f43d" officeooo:paragraph-rsid="16689839"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0019f43d" officeooo:paragraph-rsid="1683a856"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0019f43d" officeooo:paragraph-rsid="168bfeff"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0019f43d" officeooo:paragraph-rsid="1690a491"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0019f43d" officeooo:paragraph-rsid="1694cca9"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0019f43d" officeooo:paragraph-rsid="1696419a"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0019f43d" officeooo:paragraph-rsid="1699212d"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0019f43d" officeooo:paragraph-rsid="169c675d"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0019f43d" officeooo:paragraph-rsid="169e9e46"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0019f43d" officeooo:paragraph-rsid="16bd5e0c"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0019f43d" officeooo:paragraph-rsid="16783512"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0019f43d" officeooo:paragraph-rsid="16beaaa9"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0019f43d" officeooo:paragraph-rsid="16f335ed"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0019f43d" officeooo:paragraph-rsid="16f8073a"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0019f43d" officeooo:paragraph-rsid="16fad103"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0019f43d" officeooo:paragraph-rsid="17d9ee1a"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0019f43d" officeooo:paragraph-rsid="17dbcb42"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0019f43d" officeooo:paragraph-rsid="17dcb181"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0019f43d" officeooo:paragraph-rsid="17ea4080"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0019f43d" officeooo:paragraph-rsid="17ef06c2"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0019f43d" officeooo:paragraph-rsid="182e86b9"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0019f43d" officeooo:paragraph-rsid="1830266f"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0019f43d" officeooo:paragraph-rsid="18333127"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0019f43d" officeooo:paragraph-rsid="183a154b"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0019f43d" officeooo:paragraph-rsid="183b4cc9"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0019f43d" officeooo:paragraph-rsid="183cc366"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0019f43d" officeooo:paragraph-rsid="18630b23"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0019f43d" officeooo:paragraph-rsid="18677baa"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0019f43d" officeooo:paragraph-rsid="18eaf734"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0019f43d" officeooo:paragraph-rsid="18ec9e44"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0019f43d" officeooo:paragraph-rsid="18f00812"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0019f43d" officeooo:paragraph-rsid="18f098a1"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1236ac5f" officeooo:paragraph-rsid="123f90e8"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12425b07" officeooo:paragraph-rsid="12425b07"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124a6d1e" officeooo:paragraph-rsid="1279d47b"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124a6d1e" officeooo:paragraph-rsid="12d3aeb6"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1279d47b" officeooo:paragraph-rsid="1279d47b"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1286a09d" officeooo:paragraph-rsid="12885462"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128a4912" officeooo:paragraph-rsid="128a4912"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128f31be" officeooo:paragraph-rsid="128f31be"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129709ff" officeooo:paragraph-rsid="129709ff"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129923ac" officeooo:paragraph-rsid="12b9039d"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12c265b8" officeooo:paragraph-rsid="12c265b8"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12c41e75" officeooo:paragraph-rsid="12c41e75"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12c9296a" officeooo:paragraph-rsid="12c9296a"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12cff5b4" officeooo:paragraph-rsid="12d27293"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12d54345" officeooo:paragraph-rsid="12d54345"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12e19482" officeooo:paragraph-rsid="12e19482"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12e4a62e" officeooo:paragraph-rsid="12e4a62e"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130353f5" officeooo:paragraph-rsid="130353f5"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130f6b63" officeooo:paragraph-rsid="130f6b63"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131b5529" officeooo:paragraph-rsid="131b5529"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1337135f" officeooo:paragraph-rsid="1337135f"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1341a75b" officeooo:paragraph-rsid="1344c77f"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1356b3d8" officeooo:paragraph-rsid="1356b3d8"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13699667" officeooo:paragraph-rsid="136a3cba"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136addde" officeooo:paragraph-rsid="136dba1a"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136f5ca5" officeooo:paragraph-rsid="138165fe"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1382f38e" officeooo:paragraph-rsid="1382f38e" style:font-style-asian="normal" style:font-weight-asian="normal" style:font-style-complex="normal" style:font-weight-complex="normal"/>
    </style:style>
    <style:style style:name="P146" style:family="paragraph" style:parent-style-name="Standard">
      <style:text-properties style:text-position="0% 100%" fo:language="ru" fo:country="RU" fo:font-style="normal" style:text-underline-style="none" fo:font-weight="normal" officeooo:rsid="138e6bb1" officeooo:paragraph-rsid="13985bc2" style:font-style-asian="normal" style:font-weight-asian="normal" style:font-style-complex="normal" style:font-weight-complex="normal"/>
    </style:style>
    <style:style style:name="P147" style:family="paragraph" style:parent-style-name="Standard">
      <style:text-properties style:text-position="0% 100%" fo:language="ru" fo:country="RU" fo:font-style="normal" style:text-underline-style="none" fo:font-weight="normal" officeooo:rsid="138e6bb1" officeooo:paragraph-rsid="139e8751" style:font-style-asian="normal" style:font-weight-asian="normal" style:font-style-complex="normal" style:font-weight-complex="normal"/>
    </style:style>
    <style:style style:name="P148" style:family="paragraph" style:parent-style-name="Standard">
      <style:text-properties style:text-position="0% 100%" fo:language="ru" fo:country="RU" fo:font-style="normal" style:text-underline-style="none" fo:font-weight="normal" officeooo:rsid="13ae146a" officeooo:paragraph-rsid="13ae146a" style:font-style-asian="normal" style:font-weight-asian="normal" style:font-style-complex="normal" style:font-weight-complex="normal"/>
    </style:style>
    <style:style style:name="P149" style:family="paragraph" style:parent-style-name="Standard">
      <style:text-properties style:text-position="0% 100%" fo:language="ru" fo:country="RU" fo:font-style="normal" style:text-underline-style="none" fo:font-weight="normal" officeooo:rsid="13b086b9" officeooo:paragraph-rsid="13b086b9" style:font-style-asian="normal" style:font-weight-asian="normal" style:font-style-complex="normal" style:font-weight-complex="normal"/>
    </style:style>
    <style:style style:name="P150" style:family="paragraph" style:parent-style-name="Standard">
      <style:text-properties style:text-position="0% 100%" fo:language="ru" fo:country="RU" fo:font-style="normal" style:text-underline-style="none" fo:font-weight="normal" officeooo:rsid="13b87850" officeooo:paragraph-rsid="13b87850" style:font-style-asian="normal" style:font-weight-asian="normal" style:font-style-complex="normal" style:font-weight-complex="normal"/>
    </style:style>
    <style:style style:name="P151" style:family="paragraph" style:parent-style-name="Standard">
      <style:text-properties style:text-position="0% 100%" fo:language="ru" fo:country="RU" fo:font-style="normal" style:text-underline-style="none" fo:font-weight="normal" officeooo:rsid="13c3a22e" officeooo:paragraph-rsid="13c3a22e"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13d161f6" officeooo:paragraph-rsid="13d161f6"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13dad08a" officeooo:paragraph-rsid="13dad08a"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13e210fe" officeooo:paragraph-rsid="13e4ec79"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13fc9554" officeooo:paragraph-rsid="140046fc"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140649c5" officeooo:paragraph-rsid="140e15e1"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14142a6a" officeooo:paragraph-rsid="1416eecc"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141848d8" officeooo:paragraph-rsid="141e0032"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140e15e1" officeooo:paragraph-rsid="14104e6d"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1429595d" officeooo:paragraph-rsid="1429595d"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143506e1" officeooo:paragraph-rsid="143c414a"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1447943c" officeooo:paragraph-rsid="1447943c"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1447943c" officeooo:paragraph-rsid="1451049d"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14546645" officeooo:paragraph-rsid="14546645"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11060912" officeooo:paragraph-rsid="110193c4"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1459e819" officeooo:paragraph-rsid="1459e819"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145f685d" officeooo:paragraph-rsid="145f685d"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14604358" officeooo:paragraph-rsid="14604358"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14604358" officeooo:paragraph-rsid="14614a13"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146292ad" officeooo:paragraph-rsid="146292ad"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14645b7c" officeooo:paragraph-rsid="146494d5"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146791ef" officeooo:paragraph-rsid="146a42f4" style:font-style-asian="normal" style:font-weight-asian="normal" style:font-style-complex="normal" style:font-weight-complex="normal"/>
    </style:style>
    <style:style style:name="P174" style:family="paragraph" style:parent-style-name="Standard">
      <style:text-properties style:text-position="0% 100%" fo:language="ru" fo:country="RU" fo:font-style="normal" style:text-underline-style="none" fo:font-weight="normal" officeooo:rsid="146a42f4" officeooo:paragraph-rsid="146a42f4" style:font-style-asian="normal" style:font-weight-asian="normal" style:font-style-complex="normal" style:font-weight-complex="normal"/>
    </style:style>
    <style:style style:name="P175" style:family="paragraph" style:parent-style-name="Standard">
      <style:text-properties style:text-position="0% 100%" fo:language="ru" fo:country="RU" fo:font-style="normal" style:text-underline-style="none" fo:font-weight="normal" officeooo:rsid="146a4360" officeooo:paragraph-rsid="146a4360" style:font-style-asian="normal" style:font-weight-asian="normal" style:font-style-complex="normal" style:font-weight-complex="normal"/>
    </style:style>
    <style:style style:name="P176" style:family="paragraph" style:parent-style-name="Standard">
      <style:text-properties style:text-position="0% 100%" fo:language="ru" fo:country="RU" fo:font-style="normal" style:text-underline-style="none" fo:font-weight="normal" officeooo:rsid="1470302b" officeooo:paragraph-rsid="1470302b" style:font-style-asian="normal" style:font-weight-asian="normal" style:font-style-complex="normal" style:font-weight-complex="normal"/>
    </style:style>
    <style:style style:name="P177" style:family="paragraph" style:parent-style-name="Standard">
      <style:text-properties style:text-position="0% 100%" fo:language="ru" fo:country="RU" fo:font-style="normal" style:text-underline-style="none" fo:font-weight="normal" officeooo:rsid="147076f4" officeooo:paragraph-rsid="147076f4" style:font-style-asian="normal" style:font-weight-asian="normal" style:font-style-complex="normal" style:font-weight-complex="normal"/>
    </style:style>
    <style:style style:name="P178" style:family="paragraph" style:parent-style-name="Standard">
      <style:text-properties style:text-position="0% 100%" fo:language="ru" fo:country="RU" fo:font-style="normal" style:text-underline-style="none" fo:font-weight="normal" officeooo:rsid="147216a4" officeooo:paragraph-rsid="14736c5e" style:font-style-asian="normal" style:font-weight-asian="normal" style:font-style-complex="normal" style:font-weight-complex="normal"/>
    </style:style>
    <style:style style:name="P179" style:family="paragraph" style:parent-style-name="Standard">
      <style:text-properties style:text-position="0% 100%" fo:language="ru" fo:country="RU" fo:font-style="normal" style:text-underline-style="none" fo:font-weight="normal" officeooo:rsid="14763c64" officeooo:paragraph-rsid="147f78a4" style:font-style-asian="normal" style:font-weight-asian="normal" style:font-style-complex="normal" style:font-weight-complex="normal"/>
    </style:style>
    <style:style style:name="P180" style:family="paragraph" style:parent-style-name="Standard">
      <style:text-properties style:text-position="0% 100%" fo:language="ru" fo:country="RU" fo:font-style="normal" style:text-underline-style="none" fo:font-weight="normal" officeooo:rsid="14801540" officeooo:paragraph-rsid="14801540" style:font-style-asian="normal" style:font-weight-asian="normal" style:font-style-complex="normal" style:font-weight-complex="normal"/>
    </style:style>
    <style:style style:name="P181" style:family="paragraph" style:parent-style-name="Standard">
      <style:text-properties style:text-position="0% 100%" fo:language="ru" fo:country="RU" fo:font-style="normal" style:text-underline-style="none" fo:font-weight="normal" officeooo:rsid="1487cecf" officeooo:paragraph-rsid="149e9c14" style:font-style-asian="normal" style:font-weight-asian="normal" style:font-style-complex="normal" style:font-weight-complex="normal"/>
    </style:style>
    <style:style style:name="P182" style:family="paragraph" style:parent-style-name="Standard">
      <style:text-properties style:text-position="0% 100%" fo:language="ru" fo:country="RU" fo:font-style="normal" style:text-underline-style="none" fo:font-weight="normal" officeooo:rsid="149fecfd" officeooo:paragraph-rsid="149fecfd" style:font-style-asian="normal" style:font-weight-asian="normal" style:font-style-complex="normal" style:font-weight-complex="normal"/>
    </style:style>
    <style:style style:name="P183" style:family="paragraph" style:parent-style-name="Standard">
      <style:text-properties style:text-position="0% 100%" fo:language="ru" fo:country="RU" fo:font-style="normal" style:text-underline-style="none" fo:font-weight="normal" officeooo:rsid="14ac5f38" officeooo:paragraph-rsid="14ae5dc6" style:font-style-asian="normal" style:font-weight-asian="normal" style:font-style-complex="normal" style:font-weight-complex="normal"/>
    </style:style>
    <style:style style:name="P184" style:family="paragraph" style:parent-style-name="Standard">
      <style:text-properties style:text-position="0% 100%" fo:language="ru" fo:country="RU" fo:font-style="normal" style:text-underline-style="none" fo:font-weight="normal" officeooo:rsid="14bc5c08" officeooo:paragraph-rsid="14bc5c08" style:font-style-asian="normal" style:font-weight-asian="normal" style:font-style-complex="normal" style:font-weight-complex="normal"/>
    </style:style>
    <style:style style:name="P185" style:family="paragraph" style:parent-style-name="Standard">
      <style:text-properties style:text-position="0% 100%" fo:language="ru" fo:country="RU" fo:font-style="normal" style:text-underline-style="none" fo:font-weight="normal" officeooo:rsid="14c08751" officeooo:paragraph-rsid="14c08751" style:font-style-asian="normal" style:font-weight-asian="normal" style:font-style-complex="normal" style:font-weight-complex="normal"/>
    </style:style>
    <style:style style:name="P186" style:family="paragraph" style:parent-style-name="Standard">
      <style:text-properties style:text-position="0% 100%" fo:language="ru" fo:country="RU" fo:font-style="normal" style:text-underline-style="none" fo:font-weight="normal" officeooo:rsid="143c414a" officeooo:paragraph-rsid="143c414a" style:font-style-asian="normal" style:font-weight-asian="normal" style:font-style-complex="normal" style:font-weight-complex="normal"/>
    </style:style>
    <style:style style:name="P187" style:family="paragraph" style:parent-style-name="Standard">
      <style:text-properties style:text-position="0% 100%" fo:language="ru" fo:country="RU" fo:font-style="normal" style:text-underline-style="none" fo:font-weight="normal" officeooo:rsid="1462174c" officeooo:paragraph-rsid="1462174c" style:font-style-asian="normal" style:font-weight-asian="normal" style:font-style-complex="normal" style:font-weight-complex="normal"/>
    </style:style>
    <style:style style:name="P188" style:family="paragraph" style:parent-style-name="Standard">
      <style:text-properties style:text-position="0% 100%" fo:language="ru" fo:country="RU" fo:font-style="normal" style:text-underline-style="none" fo:font-weight="normal" officeooo:rsid="14771aa5" officeooo:paragraph-rsid="147f78a4" style:font-style-asian="normal" style:font-weight-asian="normal" style:font-style-complex="normal" style:font-weight-complex="normal"/>
    </style:style>
    <style:style style:name="P189" style:family="paragraph" style:parent-style-name="Standard">
      <style:text-properties style:text-position="0% 100%" fo:language="ru" fo:country="RU" fo:font-style="normal" style:text-underline-style="none" fo:font-weight="normal" officeooo:rsid="14b5812e" officeooo:paragraph-rsid="14b3ddd8" style:font-style-asian="normal" style:font-weight-asian="normal" style:font-style-complex="normal" style:font-weight-complex="normal"/>
    </style:style>
    <style:style style:name="P190" style:family="paragraph" style:parent-style-name="Standard">
      <style:text-properties style:text-position="0% 100%" fo:language="ru" fo:country="RU" fo:font-style="normal" style:text-underline-style="none" fo:font-weight="normal" officeooo:rsid="14c80578" officeooo:paragraph-rsid="14f494e4" style:font-style-asian="normal" style:font-weight-asian="normal" style:font-style-complex="normal" style:font-weight-complex="normal"/>
    </style:style>
    <style:style style:name="P191" style:family="paragraph" style:parent-style-name="Standard">
      <style:text-properties style:text-position="0% 100%" fo:language="ru" fo:country="RU" fo:font-style="normal" style:text-underline-style="none" fo:font-weight="normal" officeooo:rsid="15116d4c" officeooo:paragraph-rsid="1514c35f" style:font-style-asian="normal" style:font-weight-asian="normal" style:font-style-complex="normal" style:font-weight-complex="normal"/>
    </style:style>
    <style:style style:name="P192" style:family="paragraph" style:parent-style-name="Standard">
      <style:text-properties style:text-position="0% 100%" fo:language="ru" fo:country="RU" fo:font-style="normal" style:text-underline-style="none" fo:font-weight="normal" officeooo:rsid="15203e20" officeooo:paragraph-rsid="15203e20" style:font-style-asian="normal" style:font-weight-asian="normal" style:font-style-complex="normal" style:font-weight-complex="normal"/>
    </style:style>
    <style:style style:name="P193" style:family="paragraph" style:parent-style-name="Standard">
      <style:text-properties style:text-position="0% 100%" fo:language="ru" fo:country="RU" fo:font-style="normal" style:text-underline-style="none" fo:font-weight="normal" officeooo:rsid="152f50e0" officeooo:paragraph-rsid="1558b12c" style:font-style-asian="normal" style:font-weight-asian="normal" style:font-style-complex="normal" style:font-weight-complex="normal"/>
    </style:style>
    <style:style style:name="P194" style:family="paragraph" style:parent-style-name="Standard">
      <style:text-properties style:text-position="0% 100%" fo:language="ru" fo:country="RU" fo:font-style="normal" style:text-underline-style="none" fo:font-weight="normal" officeooo:rsid="155e693b" officeooo:paragraph-rsid="155e693b" style:font-style-asian="normal" style:font-weight-asian="normal" style:font-style-complex="normal" style:font-weight-complex="normal"/>
    </style:style>
    <style:style style:name="P195" style:family="paragraph" style:parent-style-name="Standard">
      <style:text-properties style:text-position="0% 100%" fo:language="ru" fo:country="RU" fo:font-style="normal" style:text-underline-style="none" fo:font-weight="normal" officeooo:rsid="15618b53" officeooo:paragraph-rsid="1573faae" style:font-style-asian="normal" style:font-weight-asian="normal" style:font-style-complex="normal" style:font-weight-complex="normal"/>
    </style:style>
    <style:style style:name="P196" style:family="paragraph" style:parent-style-name="Standard">
      <style:text-properties style:text-position="0% 100%" fo:language="ru" fo:country="RU" fo:font-style="normal" style:text-underline-style="none" fo:font-weight="normal" officeooo:rsid="1574be29" officeooo:paragraph-rsid="15886c0e" style:font-style-asian="normal" style:font-weight-asian="normal" style:font-style-complex="normal" style:font-weight-complex="normal"/>
    </style:style>
    <style:style style:name="P197" style:family="paragraph" style:parent-style-name="Standard">
      <style:text-properties style:text-position="0% 100%" fo:language="ru" fo:country="RU" fo:font-style="normal" style:text-underline-style="none" fo:font-weight="normal" officeooo:rsid="159e353e" officeooo:paragraph-rsid="15a7fd1a" style:font-style-asian="normal" style:font-weight-asian="normal" style:font-style-complex="normal" style:font-weight-complex="normal"/>
    </style:style>
    <style:style style:name="P198" style:family="paragraph" style:parent-style-name="Standard">
      <style:text-properties style:text-position="0% 100%" fo:language="ru" fo:country="RU" fo:font-style="normal" style:text-underline-style="none" fo:font-weight="normal" officeooo:rsid="15ddcc09" officeooo:paragraph-rsid="15e56217" style:font-style-asian="normal" style:font-weight-asian="normal" style:font-style-complex="normal" style:font-weight-complex="normal"/>
    </style:style>
    <style:style style:name="P199" style:family="paragraph" style:parent-style-name="Standard">
      <style:text-properties style:text-position="0% 100%" fo:language="ru" fo:country="RU" fo:font-style="normal" style:text-underline-style="none" fo:font-weight="normal" officeooo:rsid="15fd216c" officeooo:paragraph-rsid="16015c87" style:font-style-asian="normal" style:font-weight-asian="normal" style:font-style-complex="normal" style:font-weight-complex="normal"/>
    </style:style>
    <style:style style:name="P200" style:family="paragraph" style:parent-style-name="Standard">
      <style:text-properties style:text-position="0% 100%" fo:language="ru" fo:country="RU" fo:font-style="normal" style:text-underline-style="none" fo:font-weight="normal" officeooo:rsid="1662efd8" officeooo:paragraph-rsid="16670adc" style:font-style-asian="normal" style:font-weight-asian="normal" style:font-style-complex="normal" style:font-weight-complex="normal"/>
    </style:style>
    <style:style style:name="P201" style:family="paragraph" style:parent-style-name="Standard">
      <style:text-properties style:text-position="0% 100%" fo:language="ru" fo:country="RU" fo:font-style="normal" style:text-underline-style="none" fo:font-weight="normal" officeooo:rsid="16772664" officeooo:paragraph-rsid="16783512" style:font-style-asian="normal" style:font-weight-asian="normal" style:font-style-complex="normal" style:font-weight-complex="normal"/>
    </style:style>
    <style:style style:name="P202" style:family="paragraph" style:parent-style-name="Standard">
      <style:text-properties style:text-position="0% 100%" fo:language="ru" fo:country="RU" fo:font-style="normal" style:text-underline-style="none" fo:font-weight="normal" officeooo:rsid="16855fbe" officeooo:paragraph-rsid="16855fbe" style:font-style-asian="normal" style:font-weight-asian="normal" style:font-style-complex="normal" style:font-weight-complex="normal"/>
    </style:style>
    <style:style style:name="P203" style:family="paragraph" style:parent-style-name="Standard">
      <style:text-properties style:text-position="0% 100%" fo:language="ru" fo:country="RU" fo:font-style="normal" style:text-underline-style="none" fo:font-weight="normal" officeooo:rsid="16bd6dff" officeooo:paragraph-rsid="16beaaa9" style:font-style-asian="normal" style:font-weight-asian="normal" style:font-style-complex="normal" style:font-weight-complex="normal"/>
    </style:style>
    <style:style style:name="P204" style:family="paragraph" style:parent-style-name="Standard">
      <style:text-properties style:text-position="0% 100%" fo:language="ru" fo:country="RU" fo:font-style="normal" style:text-underline-style="none" fo:font-weight="normal" officeooo:rsid="16bfff14" officeooo:paragraph-rsid="16c0f8bd" style:font-style-asian="normal" style:font-weight-asian="normal" style:font-style-complex="normal" style:font-weight-complex="normal"/>
    </style:style>
    <style:style style:name="P205" style:family="paragraph" style:parent-style-name="Standard">
      <style:text-properties style:text-position="0% 100%" fo:language="ru" fo:country="RU" fo:font-style="normal" style:text-underline-style="none" fo:font-weight="normal" officeooo:rsid="16c21622" officeooo:paragraph-rsid="16cab6c3" style:font-style-asian="normal" style:font-weight-asian="normal" style:font-style-complex="normal" style:font-weight-complex="normal"/>
    </style:style>
    <style:style style:name="P206" style:family="paragraph" style:parent-style-name="Standard">
      <style:text-properties style:text-position="0% 100%" fo:language="ru" fo:country="RU" fo:font-style="normal" style:text-underline-style="none" fo:font-weight="normal" officeooo:rsid="16fff558" officeooo:paragraph-rsid="16fff558" style:font-style-asian="normal" style:font-weight-asian="normal" style:font-style-complex="normal" style:font-weight-complex="normal"/>
    </style:style>
    <style:style style:name="P207" style:family="paragraph" style:parent-style-name="Standard">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208" style:family="paragraph" style:parent-style-name="Standard">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P209" style:family="paragraph" style:parent-style-name="Standard">
      <style:text-properties style:text-position="0% 100%" fo:language="ru" fo:country="RU" fo:font-style="normal" style:text-underline-style="none" fo:font-weight="normal" officeooo:rsid="172fa9fc" officeooo:paragraph-rsid="172fa9fc" style:font-style-asian="normal" style:font-weight-asian="normal" style:font-style-complex="normal" style:font-weight-complex="normal"/>
    </style:style>
    <style:style style:name="P210" style:family="paragraph" style:parent-style-name="Standard">
      <style:text-properties style:text-position="0% 100%" fo:language="ru" fo:country="RU" fo:font-style="normal" style:text-underline-style="none" fo:font-weight="normal" officeooo:rsid="17366adf" officeooo:paragraph-rsid="17366adf" style:font-style-asian="normal" style:font-weight-asian="normal" style:font-style-complex="normal" style:font-weight-complex="normal"/>
    </style:style>
    <style:style style:name="P211" style:family="paragraph" style:parent-style-name="Standard">
      <style:text-properties style:text-position="0% 100%" fo:language="ru" fo:country="RU" fo:font-style="normal" style:text-underline-style="none" fo:font-weight="normal" officeooo:rsid="173dc0a7" officeooo:paragraph-rsid="173dc0a7" style:font-style-asian="normal" style:font-weight-asian="normal" style:font-style-complex="normal" style:font-weight-complex="normal"/>
    </style:style>
    <style:style style:name="P212" style:family="paragraph" style:parent-style-name="Standard">
      <style:text-properties style:text-position="0% 100%" fo:language="ru" fo:country="RU" fo:font-style="normal" style:text-underline-style="none" fo:font-weight="normal" officeooo:rsid="17426962" officeooo:paragraph-rsid="17426962" style:font-style-asian="normal" style:font-weight-asian="normal" style:font-style-complex="normal" style:font-weight-complex="normal"/>
    </style:style>
    <style:style style:name="P213" style:family="paragraph" style:parent-style-name="Standard">
      <style:text-properties style:text-position="0% 100%" fo:language="ru" fo:country="RU" fo:font-style="normal" style:text-underline-style="none" fo:font-weight="normal" officeooo:rsid="1748a461" officeooo:paragraph-rsid="178a4e5e" style:font-style-asian="normal" style:font-weight-asian="normal" style:font-style-complex="normal" style:font-weight-complex="normal"/>
    </style:style>
    <style:style style:name="P214" style:family="paragraph" style:parent-style-name="Standard">
      <style:text-properties style:text-position="0% 100%" fo:language="ru" fo:country="RU" fo:font-style="normal" style:text-underline-style="none" fo:font-weight="normal" officeooo:rsid="17a82556" officeooo:paragraph-rsid="17b2cdf0" style:font-style-asian="normal" style:font-weight-asian="normal" style:font-style-complex="normal" style:font-weight-complex="normal"/>
    </style:style>
    <style:style style:name="P215" style:family="paragraph" style:parent-style-name="Standard">
      <style:text-properties style:text-position="0% 100%" fo:language="ru" fo:country="RU" fo:font-style="normal" style:text-underline-style="none" fo:font-weight="normal" officeooo:rsid="17b7e468" officeooo:paragraph-rsid="17b7e468" style:font-style-asian="normal" style:font-weight-asian="normal" style:font-style-complex="normal" style:font-weight-complex="normal"/>
    </style:style>
    <style:style style:name="P216" style:family="paragraph" style:parent-style-name="Standard">
      <style:text-properties style:text-position="0% 100%" fo:language="ru" fo:country="RU" fo:font-style="normal" style:text-underline-style="none" fo:font-weight="normal" officeooo:rsid="17c468ed" officeooo:paragraph-rsid="17ca514b" style:font-style-asian="normal" style:font-weight-asian="normal" style:font-style-complex="normal" style:font-weight-complex="normal"/>
    </style:style>
    <style:style style:name="P217" style:family="paragraph" style:parent-style-name="Standard">
      <style:text-properties style:text-position="0% 100%" fo:language="ru" fo:country="RU" fo:font-style="normal" style:text-underline-style="none" fo:font-weight="normal" officeooo:rsid="1327ae62" officeooo:paragraph-rsid="17d9ee1a" style:font-style-asian="normal" style:font-weight-asian="normal" style:font-style-complex="normal" style:font-weight-complex="normal"/>
    </style:style>
    <style:style style:name="P218" style:family="paragraph" style:parent-style-name="Standard">
      <style:text-properties style:text-position="0% 100%" fo:language="ru" fo:country="RU" fo:font-style="normal" style:text-underline-style="none" fo:font-weight="normal" officeooo:rsid="17dd2a82" officeooo:paragraph-rsid="17e4b463" style:font-style-asian="normal" style:font-weight-asian="normal" style:font-style-complex="normal" style:font-weight-complex="normal"/>
    </style:style>
    <style:style style:name="P219" style:family="paragraph" style:parent-style-name="Standard">
      <style:text-properties style:text-position="0% 100%" fo:language="ru" fo:country="RU" fo:font-style="normal" style:text-underline-style="none" fo:font-weight="normal" officeooo:rsid="17efbd72" officeooo:paragraph-rsid="17efbd72" style:font-style-asian="normal" style:font-weight-asian="normal" style:font-style-complex="normal" style:font-weight-complex="normal"/>
    </style:style>
    <style:style style:name="P220" style:family="paragraph" style:parent-style-name="Standard">
      <style:text-properties style:text-position="0% 100%" fo:language="ru" fo:country="RU" fo:font-style="normal" style:text-underline-style="none" fo:font-weight="normal" officeooo:rsid="17f59187" officeooo:paragraph-rsid="1815ba86" style:font-style-asian="normal" style:font-weight-asian="normal" style:font-style-complex="normal" style:font-weight-complex="normal"/>
    </style:style>
    <style:style style:name="P221" style:family="paragraph" style:parent-style-name="Standard">
      <style:text-properties style:text-position="0% 100%" fo:language="ru" fo:country="RU" fo:font-style="normal" style:text-underline-style="none" fo:font-weight="normal" officeooo:rsid="18185ecf" officeooo:paragraph-rsid="18185ecf" style:font-style-asian="normal" style:font-weight-asian="normal" style:font-style-complex="normal" style:font-weight-complex="normal"/>
    </style:style>
    <style:style style:name="P222" style:family="paragraph" style:parent-style-name="Standard">
      <style:text-properties style:text-position="0% 100%" fo:language="ru" fo:country="RU" fo:font-style="normal" style:text-underline-style="none" fo:font-weight="normal" officeooo:rsid="181a3432" officeooo:paragraph-rsid="181a3432" style:font-style-asian="normal" style:font-weight-asian="normal" style:font-style-complex="normal" style:font-weight-complex="normal"/>
    </style:style>
    <style:style style:name="P223" style:family="paragraph" style:parent-style-name="Standard">
      <style:text-properties style:text-position="0% 100%" fo:language="ru" fo:country="RU" fo:font-style="normal" style:text-underline-style="none" fo:font-weight="normal" officeooo:rsid="181b7060" officeooo:paragraph-rsid="181b7060" style:font-style-asian="normal" style:font-weight-asian="normal" style:font-style-complex="normal" style:font-weight-complex="normal"/>
    </style:style>
    <style:style style:name="P224" style:family="paragraph" style:parent-style-name="Standard">
      <style:text-properties style:text-position="0% 100%" fo:language="ru" fo:country="RU" fo:font-style="normal" style:text-underline-style="none" fo:font-weight="normal" officeooo:rsid="181c91b8" officeooo:paragraph-rsid="181c91b8" style:font-style-asian="normal" style:font-weight-asian="normal" style:font-style-complex="normal" style:font-weight-complex="normal"/>
    </style:style>
    <style:style style:name="P225" style:family="paragraph" style:parent-style-name="Standard">
      <style:text-properties style:text-position="0% 100%" fo:language="ru" fo:country="RU" fo:font-style="normal" style:text-underline-style="none" fo:font-weight="normal" officeooo:rsid="181e6695" officeooo:paragraph-rsid="181e6695" style:font-style-asian="normal" style:font-weight-asian="normal" style:font-style-complex="normal" style:font-weight-complex="normal"/>
    </style:style>
    <style:style style:name="P226" style:family="paragraph" style:parent-style-name="Standard">
      <style:text-properties style:text-position="0% 100%" fo:language="ru" fo:country="RU" fo:font-style="normal" style:text-underline-style="none" fo:font-weight="normal" officeooo:rsid="18200c8f" officeooo:paragraph-rsid="18200c8f" style:font-style-asian="normal" style:font-weight-asian="normal" style:font-style-complex="normal" style:font-weight-complex="normal"/>
    </style:style>
    <style:style style:name="P227" style:family="paragraph" style:parent-style-name="Standard">
      <style:text-properties style:text-position="0% 100%" fo:language="ru" fo:country="RU" fo:font-style="normal" style:text-underline-style="none" fo:font-weight="normal" officeooo:rsid="1821bb1d" officeooo:paragraph-rsid="1821bb1d" style:font-style-asian="normal" style:font-weight-asian="normal" style:font-style-complex="normal" style:font-weight-complex="normal"/>
    </style:style>
    <style:style style:name="P228" style:family="paragraph" style:parent-style-name="Standard">
      <style:text-properties style:text-position="0% 100%" fo:language="ru" fo:country="RU" fo:font-style="normal" style:text-underline-style="none" fo:font-weight="normal" officeooo:rsid="18227528" officeooo:paragraph-rsid="18227528" style:font-style-asian="normal" style:font-weight-asian="normal" style:font-style-complex="normal" style:font-weight-complex="normal"/>
    </style:style>
    <style:style style:name="P229" style:family="paragraph" style:parent-style-name="Standard">
      <style:text-properties style:text-position="0% 100%" fo:language="ru" fo:country="RU" fo:font-style="normal" style:text-underline-style="none" fo:font-weight="normal" officeooo:rsid="18244109" officeooo:paragraph-rsid="18263780" style:font-style-asian="normal" style:font-weight-asian="normal" style:font-style-complex="normal" style:font-weight-complex="normal"/>
    </style:style>
    <style:style style:name="P230" style:family="paragraph" style:parent-style-name="Standard">
      <style:text-properties style:text-position="0% 100%" fo:language="ru" fo:country="RU" fo:font-style="normal" style:text-underline-style="none" fo:font-weight="normal" officeooo:rsid="18244109" officeooo:paragraph-rsid="182e86b9" style:font-style-asian="normal" style:font-weight-asian="normal" style:font-style-complex="normal" style:font-weight-complex="normal"/>
    </style:style>
    <style:style style:name="P231" style:family="paragraph" style:parent-style-name="Standard">
      <style:text-properties style:text-position="0% 100%" fo:language="ru" fo:country="RU" fo:font-style="normal" style:text-underline-style="none" fo:font-weight="normal" officeooo:rsid="183dbe9f" officeooo:paragraph-rsid="184f94d2" style:font-style-asian="normal" style:font-weight-asian="normal" style:font-style-complex="normal" style:font-weight-complex="normal"/>
    </style:style>
    <style:style style:name="P232" style:family="paragraph" style:parent-style-name="Standard">
      <style:text-properties style:text-position="0% 100%" fo:language="ru" fo:country="RU" fo:font-style="normal" style:text-underline-style="none" fo:font-weight="normal" officeooo:rsid="185040a6" officeooo:paragraph-rsid="185f3b21" style:font-style-asian="normal" style:font-weight-asian="normal" style:font-style-complex="normal" style:font-weight-complex="normal"/>
    </style:style>
    <style:style style:name="P233" style:family="paragraph" style:parent-style-name="Standard">
      <style:text-properties style:text-position="0% 100%" fo:language="ru" fo:country="RU" fo:font-style="normal" style:text-underline-style="none" fo:font-weight="normal" officeooo:rsid="185040a6" officeooo:paragraph-rsid="18606110" style:font-style-asian="normal" style:font-weight-asian="normal" style:font-style-complex="normal" style:font-weight-complex="normal"/>
    </style:style>
    <style:style style:name="P234" style:family="paragraph" style:parent-style-name="Standard">
      <style:text-properties style:text-position="0% 100%" fo:language="ru" fo:country="RU" fo:font-style="normal" style:text-underline-style="none" fo:font-weight="normal" officeooo:rsid="18695376" officeooo:paragraph-rsid="18945710" style:font-style-asian="normal" style:font-weight-asian="normal" style:font-style-complex="normal" style:font-weight-complex="normal"/>
    </style:style>
    <style:style style:name="P235" style:family="paragraph" style:parent-style-name="Standard">
      <style:text-properties style:text-position="0% 100%" fo:language="ru" fo:country="RU" fo:font-style="normal" style:text-underline-style="none" fo:font-weight="normal" officeooo:rsid="18964aed" officeooo:paragraph-rsid="18c50994" style:font-style-asian="normal" style:font-weight-asian="normal" style:font-style-complex="normal" style:font-weight-complex="normal"/>
    </style:style>
    <style:style style:name="P236" style:family="paragraph" style:parent-style-name="Standard">
      <style:text-properties style:text-position="0% 100%" fo:language="ru" fo:country="RU" fo:font-style="normal" style:text-underline-style="none" fo:font-weight="normal" officeooo:rsid="18964aed" officeooo:paragraph-rsid="18c855bd" style:font-style-asian="normal" style:font-weight-asian="normal" style:font-style-complex="normal" style:font-weight-complex="normal"/>
    </style:style>
    <style:style style:name="P237" style:family="paragraph" style:parent-style-name="Standard">
      <style:text-properties style:text-position="0% 100%" fo:language="ru" fo:country="RU" fo:font-style="normal" style:text-underline-style="none" fo:font-weight="normal" officeooo:rsid="18e0406c" officeooo:paragraph-rsid="18e0406c" style:font-style-asian="normal" style:font-weight-asian="normal" style:font-style-complex="normal" style:font-weight-complex="normal"/>
    </style:style>
    <style:style style:name="P238" style:family="paragraph" style:parent-style-name="Standard">
      <style:text-properties style:text-position="0% 100%" fo:language="ru" fo:country="RU" fo:font-style="normal" style:text-underline-style="none" fo:font-weight="normal" officeooo:rsid="18edceaf" officeooo:paragraph-rsid="18edceaf" style:font-style-asian="normal" style:font-weight-asian="normal" style:font-style-complex="normal" style:font-weight-complex="normal"/>
    </style:style>
    <style:style style:name="P239" style:family="paragraph" style:parent-style-name="Standard">
      <style:text-properties style:text-position="0% 100%" fo:language="ru" fo:country="RU" fo:font-style="normal" style:text-underline-style="none" fo:font-weight="normal" officeooo:rsid="18f24006" officeooo:paragraph-rsid="18f41fef" style:font-style-asian="normal" style:font-weight-asian="normal" style:font-style-complex="normal" style:font-weight-complex="normal"/>
    </style:style>
    <style:style style:name="P240" style:family="paragraph" style:parent-style-name="Standard">
      <style:text-properties style:text-position="0% 100%" fo:language="ru" fo:country="RU" fo:font-style="normal" style:text-underline-style="none" fo:font-weight="normal" officeooo:rsid="18c55d46" officeooo:paragraph-rsid="18da8434" style:font-style-asian="normal" style:font-weight-asian="normal" style:font-style-complex="normal" style:font-weight-complex="normal"/>
    </style:style>
    <style:style style:name="P241" style:family="paragraph" style:parent-style-name="Standard">
      <style:text-properties style:text-position="0% 100%" fo:language="ru" fo:country="RU" fo:font-style="normal" style:text-underline-style="none" fo:font-weight="normal" officeooo:rsid="18da8434" officeooo:paragraph-rsid="18df0a71" style:font-style-asian="normal" style:font-weight-asian="normal" style:font-style-complex="normal" style:font-weight-complex="normal"/>
    </style:style>
    <style:style style:name="P242"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24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7efd" officeooo:paragraph-rsid="14207efd" style:font-style-asian="normal" style:font-weight-asian="normal" style:font-style-complex="normal" style:font-weight-complex="normal"/>
    </style:style>
    <style:style style:name="P24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a3b9" officeooo:paragraph-rsid="1420a3b9" style:font-style-asian="normal" style:font-weight-asian="normal" style:font-style-complex="normal" style:font-weight-complex="normal"/>
    </style:style>
    <style:style style:name="P24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1103c" officeooo:paragraph-rsid="1421103c" style:font-style-asian="normal" style:font-weight-asian="normal" style:font-style-complex="normal" style:font-weight-complex="normal"/>
    </style:style>
    <style:style style:name="P24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4383" officeooo:paragraph-rsid="14224383" style:font-style-asian="normal" style:font-weight-asian="normal" style:font-style-complex="normal" style:font-weight-complex="normal"/>
    </style:style>
    <style:style style:name="P24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b2d4" officeooo:paragraph-rsid="1422b2d4" style:font-style-asian="normal" style:font-weight-asian="normal" style:font-style-complex="normal" style:font-weight-complex="normal"/>
    </style:style>
    <style:style style:name="P24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35e66" officeooo:paragraph-rsid="14235e66" style:font-style-asian="normal" style:font-weight-asian="normal" style:font-style-complex="normal" style:font-weight-complex="normal"/>
    </style:style>
    <style:style style:name="P24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4ca77" officeooo:paragraph-rsid="1424ca77" style:font-style-asian="normal" style:font-weight-asian="normal" style:font-style-complex="normal" style:font-weight-complex="normal"/>
    </style:style>
    <style:style style:name="P25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3b3d" officeooo:paragraph-rsid="14263b3d" style:font-style-asian="normal" style:font-weight-asian="normal" style:font-style-complex="normal" style:font-weight-complex="normal"/>
    </style:style>
    <style:style style:name="P25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8678" officeooo:paragraph-rsid="14268678" style:font-style-asian="normal" style:font-weight-asian="normal" style:font-style-complex="normal" style:font-weight-complex="normal"/>
    </style:style>
    <style:style style:name="P25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25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8d3e5" style:font-style-asian="normal" style:font-weight-asian="normal" style:font-style-complex="normal" style:font-weight-complex="normal"/>
    </style:style>
    <style:style style:name="P25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928bb" style:font-style-asian="normal" style:font-weight-asian="normal" style:font-style-complex="normal" style:font-weight-complex="normal"/>
    </style:style>
    <style:style style:name="P25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5928bb" style:font-style-asian="normal" style:font-weight-asian="normal" style:font-style-complex="normal" style:font-weight-complex="normal"/>
    </style:style>
    <style:style style:name="P25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7f78a4" style:font-style-asian="normal" style:font-weight-asian="normal" style:font-style-complex="normal" style:font-weight-complex="normal"/>
    </style:style>
    <style:style style:name="P25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25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7f78a4" style:font-style-asian="normal" style:font-weight-asian="normal" style:font-style-complex="normal" style:font-weight-complex="normal"/>
    </style:style>
    <style:style style:name="P25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14c76b6e" style:font-style-asian="normal" style:font-weight-asian="normal" style:font-style-complex="normal" style:font-weight-complex="normal"/>
    </style:style>
    <style:style style:name="P26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3779a" officeooo:paragraph-rsid="15b3779a" style:font-style-asian="normal" style:font-weight-asian="normal" style:font-style-complex="normal" style:font-weight-complex="normal"/>
    </style:style>
    <style:style style:name="P26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551ec" officeooo:paragraph-rsid="15b551ec" style:font-style-asian="normal" style:font-weight-asian="normal" style:font-style-complex="normal" style:font-weight-complex="normal"/>
    </style:style>
    <style:style style:name="P26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6f586" officeooo:paragraph-rsid="15b6f586" style:font-style-asian="normal" style:font-weight-asian="normal" style:font-style-complex="normal" style:font-weight-complex="normal"/>
    </style:style>
    <style:style style:name="P26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85067" officeooo:paragraph-rsid="15b85067" style:font-style-asian="normal" style:font-weight-asian="normal" style:font-style-complex="normal" style:font-weight-complex="normal"/>
    </style:style>
    <style:style style:name="P264" style:family="paragraph" style:parent-style-name="Standard">
      <style:paragraph-properties fo:margin-left="0.9846in" fo:margin-right="0in" fo:text-indent="0in" style:auto-text-indent="false"/>
      <style:text-properties style:text-position="0% 100%" fo:font-size="10pt" fo:language="ru" fo:country="RU" fo:font-style="normal" style:text-underline-style="none" fo:font-weight="normal" officeooo:rsid="18185ecf" officeooo:paragraph-rsid="18185ecf" style:font-size-asian="10pt" style:font-style-asian="normal" style:font-weight-asian="normal" style:font-size-complex="10pt" style:font-style-complex="normal" style:font-weight-complex="normal"/>
    </style:style>
    <style:style style:name="P265"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5bad8" officeooo:paragraph-rsid="1525bad8"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6d7ac" officeooo:paragraph-rsid="1526d7ac"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77da2"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c5e2b"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93fa4"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bafa7"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6d7ac" officeooo:paragraph-rsid="1526d7ac"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77da2"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c5e2b"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c5e2b"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93fa4"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9c50" officeooo:paragraph-rsid="17269c50" style:font-style-asian="normal" style:font-weight-asian="normal" style:font-style-complex="normal" style:font-weight-complex="normal"/>
    </style:style>
    <style:style style:name="P277"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e559" officeooo:paragraph-rsid="1726e559" style:font-style-asian="normal" style:font-weight-asian="normal" style:font-style-complex="normal" style:font-weight-complex="normal"/>
    </style:style>
    <style:style style:name="P278"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279"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6272" officeooo:paragraph-rsid="172b6272" style:font-style-asian="normal" style:font-weight-asian="normal" style:font-style-complex="normal" style:font-weight-complex="normal"/>
    </style:style>
    <style:style style:name="P280"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f573" officeooo:paragraph-rsid="172bf573" style:font-style-asian="normal" style:font-weight-asian="normal" style:font-style-complex="normal" style:font-weight-complex="normal"/>
    </style:style>
    <style:style style:name="P281"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P282" style:family="paragraph" style:parent-style-name="Standard">
      <style:paragraph-properties fo:margin-left="0.4925in" fo:margin-right="0in" fo:text-indent="0in" style:auto-text-indent="false"/>
      <style:text-properties style:text-position="0% 100%" fo:language="ru" fo:country="RU" fo:font-style="normal" style:text-underline-style="none" fo:font-weight="normal" officeooo:rsid="14c76b6e" officeooo:paragraph-rsid="14c76b6e" style:font-style-asian="normal" style:font-weight-asian="normal" style:font-style-complex="normal" style:font-weight-complex="normal"/>
    </style:style>
    <style:style style:name="P2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625" officeooo:paragraph-rsid="1523a625" style:font-size-asian="10pt" style:font-style-asian="normal" style:font-weight-asian="normal" style:font-size-complex="10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625" officeooo:paragraph-rsid="152439ec" style:font-size-asian="10pt" style:font-style-asian="normal" style:font-weight-asian="normal" style:font-size-complex="10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7cb" officeooo:paragraph-rsid="152439ec" style:font-size-asian="10pt" style:font-style-asian="normal" style:font-weight-asian="normal" style:font-size-complex="10pt" style:font-style-complex="normal" style:font-weight-complex="normal" style:text-overline-style="none" style:text-overline-color="font-color"/>
    </style:style>
    <style:style style:name="P287" style:family="paragraph" style:parent-style-name="Standard">
      <style:paragraph-properties fo:margin-left="1.9693in" fo:margin-right="0in" fo:text-indent="0in" style:auto-text-indent="false"/>
      <style:text-properties style:text-position="0% 100%" fo:language="ru" fo:country="RU" fo:font-style="normal" style:text-underline-style="none" fo:font-weight="normal" officeooo:rsid="14c76b6e" officeooo:paragraph-rsid="14c76b6e"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1236dacc" style:font-style-asian="italic" style:font-style-complex="italic"/>
    </style:style>
    <style:style style:name="T3" style:family="text">
      <style:text-properties fo:font-style="italic" officeooo:rsid="124aa287" style:font-style-asian="italic" style:font-style-complex="italic"/>
    </style:style>
    <style:style style:name="T4" style:family="text">
      <style:text-properties fo:font-style="italic" officeooo:rsid="12693bdf" style:font-style-asian="italic" style:font-style-complex="italic"/>
    </style:style>
    <style:style style:name="T5" style:family="text">
      <style:text-properties fo:font-style="italic" officeooo:rsid="12ebf9c5" style:font-style-asian="italic" style:font-style-complex="italic"/>
    </style:style>
    <style:style style:name="T6" style:family="text">
      <style:text-properties fo:font-style="italic" officeooo:rsid="12f9a7bf" style:font-style-asian="italic" style:font-style-complex="italic"/>
    </style:style>
    <style:style style:name="T7" style:family="text">
      <style:text-properties fo:font-style="italic" officeooo:rsid="12fcae2b" style:font-style-asian="italic" style:font-style-complex="italic"/>
    </style:style>
    <style:style style:name="T8" style:family="text">
      <style:text-properties fo:font-style="italic" officeooo:rsid="12fc660a" style:font-style-asian="italic" style:font-style-complex="italic"/>
    </style:style>
    <style:style style:name="T9" style:family="text">
      <style:text-properties fo:font-style="italic" officeooo:rsid="130160bc" style:font-style-asian="italic" style:font-style-complex="italic"/>
    </style:style>
    <style:style style:name="T10" style:family="text">
      <style:text-properties fo:font-style="italic" officeooo:rsid="131fcc28" style:font-style-asian="italic" style:font-style-complex="italic"/>
    </style:style>
    <style:style style:name="T11" style:family="text">
      <style:text-properties fo:font-style="italic" officeooo:rsid="13286d96" style:font-style-asian="italic" style:font-style-complex="italic"/>
    </style:style>
    <style:style style:name="T12" style:family="text">
      <style:text-properties fo:font-style="italic" officeooo:rsid="132dd06b" style:font-style-asian="italic" style:font-style-complex="italic"/>
    </style:style>
    <style:style style:name="T13" style:family="text">
      <style:text-properties fo:font-style="italic" officeooo:rsid="132ffd85" style:font-style-asian="italic" style:font-style-complex="italic"/>
    </style:style>
    <style:style style:name="T14" style:family="text">
      <style:text-properties fo:font-style="italic" officeooo:rsid="13332aab" style:font-style-asian="italic" style:font-style-complex="italic"/>
    </style:style>
    <style:style style:name="T15" style:family="text">
      <style:text-properties fo:font-style="italic" officeooo:rsid="13381401" style:font-style-asian="italic" style:font-style-complex="italic"/>
    </style:style>
    <style:style style:name="T16" style:family="text">
      <style:text-properties fo:font-style="italic" officeooo:rsid="133fc879" style:font-style-asian="italic" style:font-style-complex="italic"/>
    </style:style>
    <style:style style:name="T17" style:family="text">
      <style:text-properties fo:font-style="italic" officeooo:rsid="13420555" style:font-style-asian="italic" style:font-style-complex="italic"/>
    </style:style>
    <style:style style:name="T18" style:family="text">
      <style:text-properties fo:font-style="italic" officeooo:rsid="1354dd76" style:font-style-asian="italic" style:font-style-complex="italic"/>
    </style:style>
    <style:style style:name="T19" style:family="text">
      <style:text-properties fo:font-style="italic" officeooo:rsid="135f7a6d" style:font-style-asian="italic" style:font-style-complex="italic"/>
    </style:style>
    <style:style style:name="T20" style:family="text">
      <style:text-properties fo:font-style="italic" officeooo:rsid="13698fbb" style:font-style-asian="italic" style:font-style-complex="italic"/>
    </style:style>
    <style:style style:name="T21" style:family="text">
      <style:text-properties fo:font-style="italic" officeooo:rsid="136f5ca5" style:font-style-asian="italic" style:font-style-complex="italic"/>
    </style:style>
    <style:style style:name="T22" style:family="text">
      <style:text-properties fo:font-style="italic" officeooo:rsid="136f918b" style:font-style-asian="italic" style:font-style-complex="italic"/>
    </style:style>
    <style:style style:name="T23" style:family="text">
      <style:text-properties fo:font-style="italic" officeooo:rsid="1381e657" style:font-style-asian="italic" style:font-style-complex="italic"/>
    </style:style>
    <style:style style:name="T24" style:family="text">
      <style:text-properties fo:font-style="italic" officeooo:rsid="138334d1" style:font-style-asian="italic" style:font-style-complex="italic"/>
    </style:style>
    <style:style style:name="T25" style:family="text">
      <style:text-properties fo:font-style="italic" officeooo:rsid="1399891b" style:font-style-asian="italic" style:font-style-complex="italic"/>
    </style:style>
    <style:style style:name="T26" style:family="text">
      <style:text-properties fo:font-style="italic" officeooo:rsid="13b16ff9" style:font-style-asian="italic" style:font-style-complex="italic"/>
    </style:style>
    <style:style style:name="T27" style:family="text">
      <style:text-properties fo:font-style="italic" officeooo:rsid="13c87d8b" style:font-style-asian="italic" style:font-style-complex="italic"/>
    </style:style>
    <style:style style:name="T28" style:family="text">
      <style:text-properties fo:font-style="italic" officeooo:rsid="13db24df" style:font-style-asian="italic" style:font-style-complex="italic"/>
    </style:style>
    <style:style style:name="T29" style:family="text">
      <style:text-properties fo:font-style="italic" officeooo:rsid="13e39bbf" style:font-style-asian="italic" style:font-style-complex="italic"/>
    </style:style>
    <style:style style:name="T30" style:family="text">
      <style:text-properties fo:font-style="italic" officeooo:rsid="13ef86c5" style:font-style-asian="italic" style:font-style-complex="italic"/>
    </style:style>
    <style:style style:name="T31" style:family="text">
      <style:text-properties fo:font-style="italic" officeooo:rsid="13f0e509" style:font-style-asian="italic" style:font-style-complex="italic"/>
    </style:style>
    <style:style style:name="T32" style:family="text">
      <style:text-properties fo:font-style="italic" officeooo:rsid="1418749c" style:font-style-asian="italic" style:font-style-complex="italic"/>
    </style:style>
    <style:style style:name="T33" style:family="text">
      <style:text-properties fo:font-style="italic" officeooo:rsid="141a0865" style:font-style-asian="italic" style:font-style-complex="italic"/>
    </style:style>
    <style:style style:name="T34" style:family="text">
      <style:text-properties fo:font-style="italic" officeooo:rsid="145a005d" style:font-style-asian="italic" style:font-style-complex="italic"/>
    </style:style>
    <style:style style:name="T35" style:family="text">
      <style:text-properties fo:font-style="italic" officeooo:rsid="14614a13" style:font-style-asian="italic" style:font-style-complex="italic"/>
    </style:style>
    <style:style style:name="T36" style:family="text">
      <style:text-properties fo:font-style="italic" officeooo:rsid="1481b33d" style:font-style-asian="italic" style:font-style-complex="italic"/>
    </style:style>
    <style:style style:name="T37" style:family="text">
      <style:text-properties fo:font-style="italic" officeooo:rsid="1488f3a5" style:font-style-asian="italic" style:font-style-complex="italic"/>
    </style:style>
    <style:style style:name="T38" style:family="text">
      <style:text-properties fo:font-style="italic" officeooo:rsid="14b01452" style:font-style-asian="italic" style:font-style-complex="italic"/>
    </style:style>
    <style:style style:name="T39" style:family="text">
      <style:text-properties fo:font-style="italic" officeooo:rsid="14b96df5" style:font-style-asian="italic" style:font-style-complex="italic"/>
    </style:style>
    <style:style style:name="T40" style:family="text">
      <style:text-properties fo:font-style="italic" officeooo:rsid="14c76b6e" style:font-style-asian="italic" style:font-style-complex="italic"/>
    </style:style>
    <style:style style:name="T41" style:family="text">
      <style:text-properties fo:font-style="italic" officeooo:rsid="14c88951" style:font-style-asian="italic" style:font-style-complex="italic"/>
    </style:style>
    <style:style style:name="T42" style:family="text">
      <style:text-properties fo:font-style="italic" officeooo:rsid="1523a7cb" style:font-style-asian="italic" style:font-style-complex="italic"/>
    </style:style>
    <style:style style:name="T43" style:family="text">
      <style:text-properties fo:font-style="italic" officeooo:rsid="1531491a" style:font-style-asian="italic" style:font-style-complex="italic"/>
    </style:style>
    <style:style style:name="T44" style:family="text">
      <style:text-properties fo:font-style="italic" officeooo:rsid="15752385" style:font-style-asian="italic" style:font-style-complex="italic"/>
    </style:style>
    <style:style style:name="T45" style:family="text">
      <style:text-properties fo:font-style="italic" officeooo:rsid="158e0dd4" style:font-style-asian="italic" style:font-style-complex="italic"/>
    </style:style>
    <style:style style:name="T46" style:family="text">
      <style:text-properties fo:font-style="italic" officeooo:rsid="158fd139" style:font-style-asian="italic" style:font-style-complex="italic"/>
    </style:style>
    <style:style style:name="T47" style:family="text">
      <style:text-properties fo:font-style="italic" officeooo:rsid="15985a25" style:font-style-asian="italic" style:font-style-complex="italic"/>
    </style:style>
    <style:style style:name="T48" style:family="text">
      <style:text-properties fo:font-style="italic" officeooo:rsid="15a9be57" style:font-style-asian="italic" style:font-style-complex="italic"/>
    </style:style>
    <style:style style:name="T49" style:family="text">
      <style:text-properties fo:font-style="italic" officeooo:rsid="15bd7e3f" style:font-style-asian="italic" style:font-style-complex="italic"/>
    </style:style>
    <style:style style:name="T50" style:family="text">
      <style:text-properties fo:font-style="italic" officeooo:rsid="15cc5c49" style:font-style-asian="italic" style:font-style-complex="italic"/>
    </style:style>
    <style:style style:name="T51" style:family="text">
      <style:text-properties fo:font-style="italic" officeooo:rsid="15ce1777" style:font-style-asian="italic" style:font-style-complex="italic"/>
    </style:style>
    <style:style style:name="T52" style:family="text">
      <style:text-properties fo:font-style="italic" officeooo:rsid="15fa94c4" style:font-style-asian="italic" style:font-style-complex="italic"/>
    </style:style>
    <style:style style:name="T53" style:family="text">
      <style:text-properties fo:font-style="italic" officeooo:rsid="1609c480" style:font-style-asian="italic" style:font-style-complex="italic"/>
    </style:style>
    <style:style style:name="T54" style:family="text">
      <style:text-properties fo:font-style="italic" officeooo:rsid="160cc026" style:font-style-asian="italic" style:font-style-complex="italic"/>
    </style:style>
    <style:style style:name="T55" style:family="text">
      <style:text-properties fo:font-style="italic" officeooo:rsid="161107a7" style:font-style-asian="italic" style:font-style-complex="italic"/>
    </style:style>
    <style:style style:name="T56" style:family="text">
      <style:text-properties fo:font-style="italic" officeooo:rsid="1612fa4d" style:font-style-asian="italic" style:font-style-complex="italic"/>
    </style:style>
    <style:style style:name="T57" style:family="text">
      <style:text-properties fo:font-style="italic" officeooo:rsid="161701dd" style:font-style-asian="italic" style:font-style-complex="italic"/>
    </style:style>
    <style:style style:name="T58" style:family="text">
      <style:text-properties fo:font-style="italic" officeooo:rsid="166051da" style:font-style-asian="italic" style:font-style-complex="italic"/>
    </style:style>
    <style:style style:name="T59" style:family="text">
      <style:text-properties fo:font-style="italic" officeooo:rsid="16689839" style:font-style-asian="italic" style:font-style-complex="italic"/>
    </style:style>
    <style:style style:name="T60" style:family="text">
      <style:text-properties fo:font-style="italic" officeooo:rsid="16805b56" style:font-style-asian="italic" style:font-style-complex="italic"/>
    </style:style>
    <style:style style:name="T61" style:family="text">
      <style:text-properties fo:font-style="italic" officeooo:rsid="16830182" style:font-style-asian="italic" style:font-style-complex="italic"/>
    </style:style>
    <style:style style:name="T62" style:family="text">
      <style:text-properties fo:font-style="italic" officeooo:rsid="16969b4f" style:font-style-asian="italic" style:font-style-complex="italic"/>
    </style:style>
    <style:style style:name="T63" style:family="text">
      <style:text-properties fo:font-style="italic" officeooo:rsid="169a3703" style:font-style-asian="italic" style:font-style-complex="italic"/>
    </style:style>
    <style:style style:name="T64" style:family="text">
      <style:text-properties fo:font-style="italic" officeooo:rsid="16a03710" style:font-style-asian="italic" style:font-style-complex="italic"/>
    </style:style>
    <style:style style:name="T65" style:family="text">
      <style:text-properties fo:font-style="italic" officeooo:rsid="16a16290" style:font-style-asian="italic" style:font-style-complex="italic"/>
    </style:style>
    <style:style style:name="T66" style:family="text">
      <style:text-properties fo:font-style="italic" officeooo:rsid="16beaaa9" style:font-style-asian="italic" style:font-style-complex="italic"/>
    </style:style>
    <style:style style:name="T67" style:family="text">
      <style:text-properties fo:font-style="italic" officeooo:rsid="16bf45f2" style:font-style-asian="italic" style:font-style-complex="italic"/>
    </style:style>
    <style:style style:name="T68" style:family="text">
      <style:text-properties fo:font-style="italic" officeooo:rsid="16cde18c" style:font-style-asian="italic" style:font-style-complex="italic"/>
    </style:style>
    <style:style style:name="T69" style:family="text">
      <style:text-properties fo:font-style="italic" officeooo:rsid="16d3a957" style:font-style-asian="italic" style:font-style-complex="italic"/>
    </style:style>
    <style:style style:name="T70" style:family="text">
      <style:text-properties fo:font-style="italic" officeooo:rsid="16d53eba" style:font-style-asian="italic" style:font-style-complex="italic"/>
    </style:style>
    <style:style style:name="T71" style:family="text">
      <style:text-properties fo:font-style="italic" officeooo:rsid="16ee0362" style:font-style-asian="italic" style:font-style-complex="italic"/>
    </style:style>
    <style:style style:name="T72" style:family="text">
      <style:text-properties fo:font-style="italic" officeooo:rsid="16f335ed" style:font-style-asian="italic" style:font-style-complex="italic"/>
    </style:style>
    <style:style style:name="T73" style:family="text">
      <style:text-properties fo:font-style="italic" officeooo:rsid="16fad103" style:font-style-asian="italic" style:font-style-complex="italic"/>
    </style:style>
    <style:style style:name="T74" style:family="text">
      <style:text-properties fo:font-style="italic" officeooo:rsid="170165de" style:font-style-asian="italic" style:font-style-complex="italic"/>
    </style:style>
    <style:style style:name="T75" style:family="text">
      <style:text-properties fo:font-style="italic" officeooo:rsid="1749f3e1" style:font-style-asian="italic" style:font-style-complex="italic"/>
    </style:style>
    <style:style style:name="T76" style:family="text">
      <style:text-properties fo:font-style="italic" officeooo:rsid="17a8aa30" style:font-style-asian="italic" style:font-style-complex="italic"/>
    </style:style>
    <style:style style:name="T77" style:family="text">
      <style:text-properties fo:font-style="italic" officeooo:rsid="17c47831" style:font-style-asian="italic" style:font-style-complex="italic"/>
    </style:style>
    <style:style style:name="T78" style:family="text">
      <style:text-properties fo:font-style="italic" officeooo:rsid="182e86b9" style:font-style-asian="italic" style:font-style-complex="italic"/>
    </style:style>
    <style:style style:name="T79" style:family="text">
      <style:text-properties fo:font-style="italic" officeooo:rsid="183fabcb" style:font-style-asian="italic" style:font-style-complex="italic"/>
    </style:style>
    <style:style style:name="T80" style:family="text">
      <style:text-properties fo:font-style="italic" officeooo:rsid="18677baa" style:font-style-asian="italic" style:font-style-complex="italic"/>
    </style:style>
    <style:style style:name="T81" style:family="text">
      <style:text-properties officeooo:rsid="0019f43d"/>
    </style:style>
    <style:style style:name="T82" style:family="text">
      <style:text-properties style:text-position="0% 100%"/>
    </style:style>
    <style:style style:name="T83" style:family="text">
      <style:text-properties style:text-position="0% 100%" fo:font-style="italic" officeooo:rsid="1232f239" style:font-style-asian="italic" style:font-style-complex="italic"/>
    </style:style>
    <style:style style:name="T84" style:family="text">
      <style:text-properties style:text-position="0% 100%" officeooo:rsid="13b2bba2"/>
    </style:style>
    <style:style style:name="T85" style:family="text">
      <style:text-properties style:text-position="0% 100%" officeooo:rsid="1232f239"/>
    </style:style>
    <style:style style:name="T86" style:family="text">
      <style:text-properties fo:language="ru" fo:country="RU"/>
    </style:style>
    <style:style style:name="T87" style:family="text">
      <style:text-properties fo:language="ru" fo:country="RU" officeooo:rsid="0019f43d"/>
    </style:style>
    <style:style style:name="T88" style:family="text">
      <style:text-properties officeooo:rsid="1236dacc"/>
    </style:style>
    <style:style style:name="T89" style:family="text">
      <style:text-properties officeooo:rsid="124134e1"/>
    </style:style>
    <style:style style:name="T90" style:family="text">
      <style:text-properties officeooo:rsid="12441088"/>
    </style:style>
    <style:style style:name="T91" style:family="text">
      <style:text-properties officeooo:rsid="124aa287"/>
    </style:style>
    <style:style style:name="T92" style:family="text">
      <style:text-properties officeooo:rsid="12693bdf"/>
    </style:style>
    <style:style style:name="T93" style:family="text">
      <style:text-properties style:font-name="Liberation Serif1" officeooo:rsid="12693bdf"/>
    </style:style>
    <style:style style:name="T94" style:family="text">
      <style:text-properties style:font-name="Liberation Serif"/>
    </style:style>
    <style:style style:name="T95" style:family="text">
      <style:text-properties style:font-name="Liberation Serif" officeooo:rsid="12693bdf"/>
    </style:style>
    <style:style style:name="T96" style:family="text">
      <style:text-properties style:font-name="Liberation Serif" officeooo:rsid="1271d674"/>
    </style:style>
    <style:style style:name="T97" style:family="text">
      <style:text-properties style:font-name="Liberation Serif" officeooo:rsid="12721e72"/>
    </style:style>
    <style:style style:name="T98" style:family="text">
      <style:text-properties style:font-name="Liberation Serif" officeooo:rsid="1273cad4"/>
    </style:style>
    <style:style style:name="T99" style:family="text">
      <style:text-properties style:font-name="Liberation Serif" officeooo:rsid="1274d08f"/>
    </style:style>
    <style:style style:name="T100" style:family="text">
      <style:text-properties style:font-name="Liberation Serif" officeooo:rsid="1275682a"/>
    </style:style>
    <style:style style:name="T101" style:family="text">
      <style:text-properties style:font-name="Liberation Serif" officeooo:rsid="1276d988"/>
    </style:style>
    <style:style style:name="T102" style:family="text">
      <style:text-properties style:font-name="Liberation Serif" officeooo:rsid="1278cb47"/>
    </style:style>
    <style:style style:name="T103" style:family="text">
      <style:text-properties style:font-name="Liberation Serif" officeooo:rsid="0019f43d"/>
    </style:style>
    <style:style style:name="T104" style:family="text">
      <style:text-properties style:font-name="Liberation Serif" officeooo:rsid="127adf35"/>
    </style:style>
    <style:style style:name="T105" style:family="text">
      <style:text-properties style:font-name="Liberation Serif" officeooo:rsid="127c2211"/>
    </style:style>
    <style:style style:name="T106" style:family="text">
      <style:text-properties style:font-name="Liberation Serif" officeooo:rsid="127d00ea"/>
    </style:style>
    <style:style style:name="T107" style:family="text">
      <style:text-properties style:font-name="Liberation Serif" fo:font-style="italic" officeooo:rsid="127d00ea" style:font-style-asian="italic" style:font-style-complex="italic"/>
    </style:style>
    <style:style style:name="T108" style:family="text">
      <style:text-properties style:font-name="Liberation Serif" fo:font-style="italic" officeooo:rsid="12830ca6" style:font-style-asian="italic" style:font-style-complex="italic"/>
    </style:style>
    <style:style style:name="T109" style:family="text">
      <style:text-properties style:font-name="Liberation Serif" fo:font-style="italic" officeooo:rsid="129a1402" style:font-style-asian="italic" style:font-style-complex="italic"/>
    </style:style>
    <style:style style:name="T110" style:family="text">
      <style:text-properties style:font-name="Liberation Serif" fo:font-style="italic" officeooo:rsid="12ac343f" style:font-style-asian="italic" style:font-style-complex="italic"/>
    </style:style>
    <style:style style:name="T111" style:family="text">
      <style:text-properties style:font-name="Liberation Serif" fo:font-style="italic" officeooo:rsid="12ae2bc2" style:font-style-asian="italic" style:font-style-complex="italic"/>
    </style:style>
    <style:style style:name="T112" style:family="text">
      <style:text-properties style:font-name="Liberation Serif" fo:font-style="italic" officeooo:rsid="12af223b" style:font-style-asian="italic" style:font-style-complex="italic"/>
    </style:style>
    <style:style style:name="T113" style:family="text">
      <style:text-properties style:font-name="Liberation Serif" fo:font-style="italic" officeooo:rsid="12b6f606" style:font-style-asian="italic" style:font-style-complex="italic"/>
    </style:style>
    <style:style style:name="T114" style:family="text">
      <style:text-properties style:font-name="Liberation Serif" fo:font-style="italic" officeooo:rsid="12cfda21" style:font-style-asian="italic" style:font-style-complex="italic"/>
    </style:style>
    <style:style style:name="T115" style:family="text">
      <style:text-properties style:font-name="Liberation Serif" officeooo:rsid="127e3b10"/>
    </style:style>
    <style:style style:name="T116" style:family="text">
      <style:text-properties style:font-name="Liberation Serif" officeooo:rsid="127e5b89"/>
    </style:style>
    <style:style style:name="T117" style:family="text">
      <style:text-properties style:font-name="Liberation Serif" officeooo:rsid="127e7163"/>
    </style:style>
    <style:style style:name="T118" style:family="text">
      <style:text-properties style:font-name="Liberation Serif" officeooo:rsid="127e90a8"/>
    </style:style>
    <style:style style:name="T119" style:family="text">
      <style:text-properties style:font-name="Liberation Serif" officeooo:rsid="127ed8f6"/>
    </style:style>
    <style:style style:name="T120" style:family="text">
      <style:text-properties style:font-name="Liberation Serif" officeooo:rsid="127f1dca"/>
    </style:style>
    <style:style style:name="T121" style:family="text">
      <style:text-properties style:font-name="Liberation Serif" officeooo:rsid="128115c7"/>
    </style:style>
    <style:style style:name="T122" style:family="text">
      <style:text-properties style:font-name="Liberation Serif" officeooo:rsid="1281f793"/>
    </style:style>
    <style:style style:name="T123" style:family="text">
      <style:text-properties style:font-name="Liberation Serif" officeooo:rsid="12830ca6"/>
    </style:style>
    <style:style style:name="T124" style:family="text">
      <style:text-properties style:font-name="Liberation Serif" officeooo:rsid="1284afd7"/>
    </style:style>
    <style:style style:name="T125" style:family="text">
      <style:text-properties style:font-name="Liberation Serif" officeooo:rsid="1285265f"/>
    </style:style>
    <style:style style:name="T126" style:family="text">
      <style:text-properties style:font-name="Liberation Serif" officeooo:rsid="12878eec"/>
    </style:style>
    <style:style style:name="T127" style:family="text">
      <style:text-properties style:font-name="Liberation Serif" officeooo:rsid="1287fa73"/>
    </style:style>
    <style:style style:name="T128" style:family="text">
      <style:text-properties style:font-name="Liberation Serif" officeooo:rsid="1288409a"/>
    </style:style>
    <style:style style:name="T129" style:family="text">
      <style:text-properties style:font-name="Liberation Serif" officeooo:rsid="12885462"/>
    </style:style>
    <style:style style:name="T130" style:family="text">
      <style:text-properties style:font-name="Liberation Serif" officeooo:rsid="128c2ae4"/>
    </style:style>
    <style:style style:name="T131" style:family="text">
      <style:text-properties style:font-name="Liberation Serif" officeooo:rsid="128d565f"/>
    </style:style>
    <style:style style:name="T132" style:family="text">
      <style:text-properties style:font-name="Liberation Serif" officeooo:rsid="128de783"/>
    </style:style>
    <style:style style:name="T133" style:family="text">
      <style:text-properties style:font-name="Liberation Serif" officeooo:rsid="12906e3d"/>
    </style:style>
    <style:style style:name="T134" style:family="text">
      <style:text-properties style:font-name="Liberation Serif" officeooo:rsid="12923d98"/>
    </style:style>
    <style:style style:name="T135" style:family="text">
      <style:text-properties style:font-name="Liberation Serif" officeooo:rsid="1293c95c"/>
    </style:style>
    <style:style style:name="T136" style:family="text">
      <style:text-properties style:font-name="Liberation Serif" officeooo:rsid="12940ead"/>
    </style:style>
    <style:style style:name="T137" style:family="text">
      <style:text-properties style:font-name="Liberation Serif" officeooo:rsid="1297a2cd"/>
    </style:style>
    <style:style style:name="T138" style:family="text">
      <style:text-properties style:font-name="Liberation Serif" officeooo:rsid="129a1402"/>
    </style:style>
    <style:style style:name="T139" style:family="text">
      <style:text-properties style:font-name="Liberation Serif" officeooo:rsid="129a42be"/>
    </style:style>
    <style:style style:name="T140" style:family="text">
      <style:text-properties style:font-name="Liberation Serif" officeooo:rsid="129bcac2"/>
    </style:style>
    <style:style style:name="T141" style:family="text">
      <style:text-properties style:font-name="Liberation Serif" officeooo:rsid="129c7533"/>
    </style:style>
    <style:style style:name="T142" style:family="text">
      <style:text-properties style:font-name="Liberation Serif" officeooo:rsid="129cfa18"/>
    </style:style>
    <style:style style:name="T143" style:family="text">
      <style:text-properties style:font-name="Liberation Serif" officeooo:rsid="12a004b9"/>
    </style:style>
    <style:style style:name="T144" style:family="text">
      <style:text-properties style:font-name="Liberation Serif" officeooo:rsid="12a07853"/>
    </style:style>
    <style:style style:name="T145" style:family="text">
      <style:text-properties style:font-name="Liberation Serif" officeooo:rsid="12a2ce93"/>
    </style:style>
    <style:style style:name="T146" style:family="text">
      <style:text-properties style:font-name="Liberation Serif" officeooo:rsid="12a2dd8c"/>
    </style:style>
    <style:style style:name="T147" style:family="text">
      <style:text-properties style:font-name="Liberation Serif" officeooo:rsid="12a389e5"/>
    </style:style>
    <style:style style:name="T148" style:family="text">
      <style:text-properties style:font-name="Liberation Serif" officeooo:rsid="12a3de35"/>
    </style:style>
    <style:style style:name="T149" style:family="text">
      <style:text-properties style:font-name="Liberation Serif" officeooo:rsid="12a5d043"/>
    </style:style>
    <style:style style:name="T150" style:family="text">
      <style:text-properties style:font-name="Liberation Serif" officeooo:rsid="12a74b74"/>
    </style:style>
    <style:style style:name="T151" style:family="text">
      <style:text-properties style:font-name="Liberation Serif" officeooo:rsid="12aa909a"/>
    </style:style>
    <style:style style:name="T152" style:family="text">
      <style:text-properties style:font-name="Liberation Serif" officeooo:rsid="12ac343f"/>
    </style:style>
    <style:style style:name="T153" style:family="text">
      <style:text-properties style:font-name="Liberation Serif" officeooo:rsid="12ae2bc2"/>
    </style:style>
    <style:style style:name="T154" style:family="text">
      <style:text-properties style:font-name="Liberation Serif" officeooo:rsid="12ae5e20"/>
    </style:style>
    <style:style style:name="T155" style:family="text">
      <style:text-properties style:font-name="Liberation Serif" officeooo:rsid="12af223b"/>
    </style:style>
    <style:style style:name="T156" style:family="text">
      <style:text-properties style:font-name="Liberation Serif" officeooo:rsid="12b0b2d3"/>
    </style:style>
    <style:style style:name="T157" style:family="text">
      <style:text-properties style:font-name="Liberation Serif" officeooo:rsid="12b1c0a5"/>
    </style:style>
    <style:style style:name="T158" style:family="text">
      <style:text-properties style:font-name="Liberation Serif" officeooo:rsid="12b2b455"/>
    </style:style>
    <style:style style:name="T159" style:family="text">
      <style:text-properties style:font-name="Liberation Serif" officeooo:rsid="12b3de45"/>
    </style:style>
    <style:style style:name="T160" style:family="text">
      <style:text-properties style:font-name="Liberation Serif" officeooo:rsid="12b56a2b"/>
    </style:style>
    <style:style style:name="T161" style:family="text">
      <style:text-properties style:font-name="Liberation Serif" officeooo:rsid="12b6f606"/>
    </style:style>
    <style:style style:name="T162" style:family="text">
      <style:text-properties style:font-name="Liberation Serif" officeooo:rsid="12b76333"/>
    </style:style>
    <style:style style:name="T163" style:family="text">
      <style:text-properties style:font-name="Liberation Serif" officeooo:rsid="12b875e9"/>
    </style:style>
    <style:style style:name="T164" style:family="text">
      <style:text-properties style:font-name="Liberation Serif" officeooo:rsid="12b9039d"/>
    </style:style>
    <style:style style:name="T165" style:family="text">
      <style:text-properties style:font-name="Liberation Serif" officeooo:rsid="12ba134b"/>
    </style:style>
    <style:style style:name="T166" style:family="text">
      <style:text-properties style:font-name="Liberation Serif" officeooo:rsid="12baa081"/>
    </style:style>
    <style:style style:name="T167" style:family="text">
      <style:text-properties style:font-name="Liberation Serif" officeooo:rsid="12bb4b83"/>
    </style:style>
    <style:style style:name="T168" style:family="text">
      <style:text-properties style:font-name="Liberation Serif" officeooo:rsid="12bbfad4"/>
    </style:style>
    <style:style style:name="T169" style:family="text">
      <style:text-properties style:font-name="Liberation Serif" officeooo:rsid="12bd1bd6"/>
    </style:style>
    <style:style style:name="T170" style:family="text">
      <style:text-properties style:font-name="Liberation Serif" officeooo:rsid="12be4b42"/>
    </style:style>
    <style:style style:name="T171" style:family="text">
      <style:text-properties style:font-name="Liberation Serif" officeooo:rsid="12beb8a8"/>
    </style:style>
    <style:style style:name="T172" style:family="text">
      <style:text-properties style:font-name="Liberation Serif" officeooo:rsid="12c01274"/>
    </style:style>
    <style:style style:name="T173" style:family="text">
      <style:text-properties style:font-name="Liberation Serif" officeooo:rsid="12c12343"/>
    </style:style>
    <style:style style:name="T174" style:family="text">
      <style:text-properties style:font-name="Liberation Serif" officeooo:rsid="12c3cb70"/>
    </style:style>
    <style:style style:name="T175" style:family="text">
      <style:text-properties style:font-name="Liberation Serif" officeooo:rsid="12c46f51"/>
    </style:style>
    <style:style style:name="T176" style:family="text">
      <style:text-properties style:font-name="Liberation Serif" officeooo:rsid="12c66171"/>
    </style:style>
    <style:style style:name="T177" style:family="text">
      <style:text-properties style:font-name="Liberation Serif" officeooo:rsid="12c825a1"/>
    </style:style>
    <style:style style:name="T178" style:family="text">
      <style:text-properties style:font-name="Liberation Serif" officeooo:rsid="12c93131"/>
    </style:style>
    <style:style style:name="T179" style:family="text">
      <style:text-properties style:font-name="Liberation Serif" officeooo:rsid="12ca8f66"/>
    </style:style>
    <style:style style:name="T180" style:family="text">
      <style:text-properties style:font-name="Liberation Serif" officeooo:rsid="12cbe103"/>
    </style:style>
    <style:style style:name="T181" style:family="text">
      <style:text-properties style:font-name="Liberation Serif" officeooo:rsid="12cc0163"/>
    </style:style>
    <style:style style:name="T182" style:family="text">
      <style:text-properties style:font-name="Liberation Serif" officeooo:rsid="12cd1e6f"/>
    </style:style>
    <style:style style:name="T183" style:family="text">
      <style:text-properties style:font-name="Liberation Serif" officeooo:rsid="12cee112"/>
    </style:style>
    <style:style style:name="T184" style:family="text">
      <style:text-properties style:font-name="Liberation Serif" officeooo:rsid="12cee660"/>
    </style:style>
    <style:style style:name="T185" style:family="text">
      <style:text-properties style:font-name="Liberation Serif" officeooo:rsid="12cfda21"/>
    </style:style>
    <style:style style:name="T186" style:family="text">
      <style:text-properties style:font-name="Liberation Serif" officeooo:rsid="12cff5b4"/>
    </style:style>
    <style:style style:name="T187" style:family="text">
      <style:text-properties style:font-name="Liberation Serif" officeooo:rsid="12d0a881"/>
    </style:style>
    <style:style style:name="T188" style:family="text">
      <style:text-properties style:font-name="Liberation Serif" officeooo:rsid="12d15e95"/>
    </style:style>
    <style:style style:name="T189" style:family="text">
      <style:text-properties style:font-name="Liberation Serif" officeooo:rsid="12d22f85"/>
    </style:style>
    <style:style style:name="T190" style:family="text">
      <style:text-properties style:font-name="Liberation Serif" officeooo:rsid="12d26711"/>
    </style:style>
    <style:style style:name="T191" style:family="text">
      <style:text-properties style:font-name="Liberation Serif" officeooo:rsid="12d27293"/>
    </style:style>
    <style:style style:name="T192" style:family="text">
      <style:text-properties style:font-name="Liberation Serif" officeooo:rsid="12dd1223"/>
    </style:style>
    <style:style style:name="T193" style:family="text">
      <style:text-properties style:font-name="Liberation Serif" officeooo:rsid="12dda6e8"/>
    </style:style>
    <style:style style:name="T194" style:family="text">
      <style:text-properties style:font-name="Liberation Serif" officeooo:rsid="144a3661"/>
    </style:style>
    <style:style style:name="T195" style:family="text">
      <style:text-properties officeooo:rsid="12d65e3c"/>
    </style:style>
    <style:style style:name="T196" style:family="text">
      <style:text-properties officeooo:rsid="12df4c19"/>
    </style:style>
    <style:style style:name="T197" style:family="text">
      <style:text-properties officeooo:rsid="12e1963f"/>
    </style:style>
    <style:style style:name="T198" style:family="text">
      <style:text-properties officeooo:rsid="12e68199"/>
    </style:style>
    <style:style style:name="T199" style:family="text">
      <style:text-properties officeooo:rsid="12e77ced"/>
    </style:style>
    <style:style style:name="T200" style:family="text">
      <style:text-properties officeooo:rsid="12e83d70"/>
    </style:style>
    <style:style style:name="T201" style:family="text">
      <style:text-properties officeooo:rsid="12e88889"/>
    </style:style>
    <style:style style:name="T202" style:family="text">
      <style:text-properties officeooo:rsid="12ea8792"/>
    </style:style>
    <style:style style:name="T203" style:family="text">
      <style:text-properties officeooo:rsid="12ebf9c5"/>
    </style:style>
    <style:style style:name="T204" style:family="text">
      <style:text-properties officeooo:rsid="12eeee31"/>
    </style:style>
    <style:style style:name="T205" style:family="text">
      <style:text-properties officeooo:rsid="12f051b3"/>
    </style:style>
    <style:style style:name="T206" style:family="text">
      <style:text-properties officeooo:rsid="12f13b88"/>
    </style:style>
    <style:style style:name="T207" style:family="text">
      <style:text-properties officeooo:rsid="12f4d61d"/>
    </style:style>
    <style:style style:name="T208" style:family="text">
      <style:text-properties officeooo:rsid="12f64ffa"/>
    </style:style>
    <style:style style:name="T209" style:family="text">
      <style:text-properties officeooo:rsid="12f97fc3"/>
    </style:style>
    <style:style style:name="T210" style:family="text">
      <style:text-properties officeooo:rsid="12f9a7bf"/>
    </style:style>
    <style:style style:name="T211" style:family="text">
      <style:text-properties officeooo:rsid="12f9da52"/>
    </style:style>
    <style:style style:name="T212" style:family="text">
      <style:text-properties officeooo:rsid="12fc660a"/>
    </style:style>
    <style:style style:name="T213" style:family="text">
      <style:text-properties officeooo:rsid="12fcae2b"/>
    </style:style>
    <style:style style:name="T214" style:family="text">
      <style:text-properties officeooo:rsid="12ff9aac"/>
    </style:style>
    <style:style style:name="T215" style:family="text">
      <style:text-properties officeooo:rsid="130160bc"/>
    </style:style>
    <style:style style:name="T216" style:family="text">
      <style:text-properties officeooo:rsid="1302c61c"/>
    </style:style>
    <style:style style:name="T217" style:family="text">
      <style:text-properties officeooo:rsid="130412ab"/>
    </style:style>
    <style:style style:name="T218" style:family="text">
      <style:text-properties officeooo:rsid="13068dd1"/>
    </style:style>
    <style:style style:name="T219" style:family="text">
      <style:text-properties officeooo:rsid="130838e4"/>
    </style:style>
    <style:style style:name="T220" style:family="text">
      <style:text-properties officeooo:rsid="130e1663"/>
    </style:style>
    <style:style style:name="T221" style:family="text">
      <style:text-properties officeooo:rsid="1310e49e"/>
    </style:style>
    <style:style style:name="T222" style:family="text">
      <style:text-properties officeooo:rsid="131701c7"/>
    </style:style>
    <style:style style:name="T223" style:family="text">
      <style:text-properties officeooo:rsid="13187d44"/>
    </style:style>
    <style:style style:name="T224" style:family="text">
      <style:text-properties officeooo:rsid="131aeb3c"/>
    </style:style>
    <style:style style:name="T225" style:family="text">
      <style:text-properties officeooo:rsid="131c1298"/>
    </style:style>
    <style:style style:name="T226" style:family="text">
      <style:text-properties officeooo:rsid="131fcc28"/>
    </style:style>
    <style:style style:name="T227" style:family="text">
      <style:text-properties officeooo:rsid="1326d2ae"/>
    </style:style>
    <style:style style:name="T228" style:family="text">
      <style:text-properties officeooo:rsid="13286d96"/>
    </style:style>
    <style:style style:name="T229" style:family="text">
      <style:text-properties officeooo:rsid="132dd06b"/>
    </style:style>
    <style:style style:name="T230" style:family="text">
      <style:text-properties officeooo:rsid="132fab52"/>
    </style:style>
    <style:style style:name="T231" style:family="text">
      <style:text-properties officeooo:rsid="132ffd85"/>
    </style:style>
    <style:style style:name="T232" style:family="text">
      <style:text-properties officeooo:rsid="13332aab"/>
    </style:style>
    <style:style style:name="T233" style:family="text">
      <style:text-properties officeooo:rsid="13381401"/>
    </style:style>
    <style:style style:name="T234" style:family="text">
      <style:text-properties officeooo:rsid="13420555"/>
    </style:style>
    <style:style style:name="T235" style:family="text">
      <style:text-properties officeooo:rsid="134f79c3"/>
    </style:style>
    <style:style style:name="T236" style:family="text">
      <style:text-properties officeooo:rsid="1354dd76"/>
    </style:style>
    <style:style style:name="T237" style:family="text">
      <style:text-properties officeooo:rsid="1356b3d8"/>
    </style:style>
    <style:style style:name="T238" style:family="text">
      <style:text-properties officeooo:rsid="13583c16"/>
    </style:style>
    <style:style style:name="T239" style:family="text">
      <style:text-properties officeooo:rsid="13599e87"/>
    </style:style>
    <style:style style:name="T240" style:family="text">
      <style:text-properties officeooo:rsid="1359c8c4"/>
    </style:style>
    <style:style style:name="T241" style:family="text">
      <style:text-properties officeooo:rsid="135dc4e9"/>
    </style:style>
    <style:style style:name="T242" style:family="text">
      <style:text-properties officeooo:rsid="135e1b8f"/>
    </style:style>
    <style:style style:name="T243" style:family="text">
      <style:text-properties officeooo:rsid="135f7a6d"/>
    </style:style>
    <style:style style:name="T244" style:family="text">
      <style:text-properties officeooo:rsid="13663c8c"/>
    </style:style>
    <style:style style:name="T245" style:family="text">
      <style:text-properties officeooo:rsid="136795d3"/>
    </style:style>
    <style:style style:name="T246" style:family="text">
      <style:text-properties officeooo:rsid="13698fbb"/>
    </style:style>
    <style:style style:name="T247" style:family="text">
      <style:text-properties officeooo:rsid="136a3cba"/>
    </style:style>
    <style:style style:name="T248" style:family="text">
      <style:text-properties officeooo:rsid="136b7e91"/>
    </style:style>
    <style:style style:name="T249" style:family="text">
      <style:text-properties officeooo:rsid="136dba1a"/>
    </style:style>
    <style:style style:name="T250" style:family="text">
      <style:text-properties officeooo:rsid="136f5ca5"/>
    </style:style>
    <style:style style:name="T251" style:family="text">
      <style:text-properties officeooo:rsid="136f918b"/>
    </style:style>
    <style:style style:name="T252" style:family="text">
      <style:text-properties officeooo:rsid="1381e657"/>
    </style:style>
    <style:style style:name="T253" style:family="text">
      <style:text-properties officeooo:rsid="1382f38e"/>
    </style:style>
    <style:style style:name="T254" style:family="text">
      <style:text-properties officeooo:rsid="138334d1"/>
    </style:style>
    <style:style style:name="T255" style:family="text">
      <style:text-properties officeooo:rsid="139002eb"/>
    </style:style>
    <style:style style:name="T256" style:family="text">
      <style:text-properties officeooo:rsid="1399891b"/>
    </style:style>
    <style:style style:name="T257" style:family="text">
      <style:text-properties officeooo:rsid="13a5ec76"/>
    </style:style>
    <style:style style:name="T258" style:family="text">
      <style:text-properties officeooo:rsid="13a5ef1a"/>
    </style:style>
    <style:style style:name="T259" style:family="text">
      <style:text-properties officeooo:rsid="13a74f43"/>
    </style:style>
    <style:style style:name="T260" style:family="text">
      <style:text-properties officeooo:rsid="13a7d750"/>
    </style:style>
    <style:style style:name="T261" style:family="text">
      <style:text-properties officeooo:rsid="13a9b38e"/>
    </style:style>
    <style:style style:name="T262" style:family="text">
      <style:text-properties officeooo:rsid="13ad7a5c"/>
    </style:style>
    <style:style style:name="T263" style:family="text">
      <style:text-properties officeooo:rsid="13ae146a"/>
    </style:style>
    <style:style style:name="T264" style:family="text">
      <style:text-properties officeooo:rsid="13ae5b1f"/>
    </style:style>
    <style:style style:name="T265" style:family="text">
      <style:text-properties officeooo:rsid="13afaa70"/>
    </style:style>
    <style:style style:name="T266" style:family="text">
      <style:text-properties officeooo:rsid="13b16ff9"/>
    </style:style>
    <style:style style:name="T267" style:family="text">
      <style:text-properties officeooo:rsid="13b9c294"/>
    </style:style>
    <style:style style:name="T268" style:family="text">
      <style:text-properties officeooo:rsid="13baa9c0"/>
    </style:style>
    <style:style style:name="T269" style:family="text">
      <style:text-properties officeooo:rsid="13baf1eb"/>
    </style:style>
    <style:style style:name="T270" style:family="text">
      <style:text-properties officeooo:rsid="13c031d7"/>
    </style:style>
    <style:style style:name="T271" style:family="text">
      <style:text-properties officeooo:rsid="13c1fb30"/>
    </style:style>
    <style:style style:name="T272" style:family="text">
      <style:text-properties officeooo:rsid="13c3a22e"/>
    </style:style>
    <style:style style:name="T273" style:family="text">
      <style:text-properties officeooo:rsid="13c4ec1d"/>
    </style:style>
    <style:style style:name="T274" style:family="text">
      <style:text-properties officeooo:rsid="13c87d8b"/>
    </style:style>
    <style:style style:name="T275" style:family="text">
      <style:text-properties officeooo:rsid="13d05d3b"/>
    </style:style>
    <style:style style:name="T276" style:family="text">
      <style:text-properties officeooo:rsid="13d259d7"/>
    </style:style>
    <style:style style:name="T277" style:family="text">
      <style:text-properties officeooo:rsid="13d55dde"/>
    </style:style>
    <style:style style:name="T278" style:family="text">
      <style:text-properties officeooo:rsid="13d58ddc"/>
    </style:style>
    <style:style style:name="T279" style:family="text">
      <style:text-properties officeooo:rsid="13d7899b"/>
    </style:style>
    <style:style style:name="T280" style:family="text">
      <style:text-properties officeooo:rsid="13db24df"/>
    </style:style>
    <style:style style:name="T281" style:family="text">
      <style:text-properties officeooo:rsid="13e39bbf"/>
    </style:style>
    <style:style style:name="T282" style:family="text">
      <style:text-properties officeooo:rsid="13ea236a"/>
    </style:style>
    <style:style style:name="T283" style:family="text">
      <style:text-properties officeooo:rsid="13eaaffe"/>
    </style:style>
    <style:style style:name="T284" style:family="text">
      <style:text-properties officeooo:rsid="13ef86c5"/>
    </style:style>
    <style:style style:name="T285" style:family="text">
      <style:text-properties officeooo:rsid="13f0e509"/>
    </style:style>
    <style:style style:name="T286" style:family="text">
      <style:text-properties officeooo:rsid="13fda005"/>
    </style:style>
    <style:style style:name="T287" style:family="text">
      <style:text-properties officeooo:rsid="1407543c"/>
    </style:style>
    <style:style style:name="T288" style:family="text">
      <style:text-properties officeooo:rsid="1415dcf4"/>
    </style:style>
    <style:style style:name="T289" style:family="text">
      <style:text-properties officeooo:rsid="1416eecc"/>
    </style:style>
    <style:style style:name="T290" style:family="text">
      <style:text-properties officeooo:rsid="1418749c"/>
    </style:style>
    <style:style style:name="T291" style:family="text">
      <style:text-properties officeooo:rsid="141a0865"/>
    </style:style>
    <style:style style:name="T292" style:family="text">
      <style:text-properties officeooo:rsid="14234f7b"/>
    </style:style>
    <style:style style:name="T293" style:family="text">
      <style:text-properties officeooo:rsid="1428619b"/>
    </style:style>
    <style:style style:name="T294" style:family="text">
      <style:text-properties officeooo:rsid="1429595d"/>
    </style:style>
    <style:style style:name="T295" style:family="text">
      <style:text-properties officeooo:rsid="14356d2b"/>
    </style:style>
    <style:style style:name="T296" style:family="text">
      <style:text-properties officeooo:rsid="144925a4"/>
    </style:style>
    <style:style style:name="T297" style:family="text">
      <style:text-properties officeooo:rsid="1454b196"/>
    </style:style>
    <style:style style:name="T298" style:family="text">
      <style:text-properties officeooo:rsid="1457dc2f"/>
    </style:style>
    <style:style style:name="T299" style:family="text">
      <style:text-properties officeooo:rsid="145928bb"/>
    </style:style>
    <style:style style:name="T300" style:family="text">
      <style:text-properties officeooo:rsid="145a005d"/>
    </style:style>
    <style:style style:name="T301" style:family="text">
      <style:text-properties officeooo:rsid="145cac29"/>
    </style:style>
    <style:style style:name="T302" style:family="text">
      <style:text-properties officeooo:rsid="14614a13"/>
    </style:style>
    <style:style style:name="T303" style:family="text">
      <style:text-properties officeooo:rsid="146494d5"/>
    </style:style>
    <style:style style:name="T304" style:family="text">
      <style:text-properties officeooo:rsid="1467ffdc"/>
    </style:style>
    <style:style style:name="T305" style:family="text">
      <style:text-properties officeooo:rsid="146bf3f4"/>
    </style:style>
    <style:style style:name="T306" style:family="text">
      <style:text-properties officeooo:rsid="14736c5e"/>
    </style:style>
    <style:style style:name="T307" style:family="text">
      <style:text-properties officeooo:rsid="14771aa5"/>
    </style:style>
    <style:style style:name="T308" style:family="text">
      <style:text-properties officeooo:rsid="1481b33d"/>
    </style:style>
    <style:style style:name="T309" style:family="text">
      <style:text-properties officeooo:rsid="1481f038"/>
    </style:style>
    <style:style style:name="T310" style:family="text">
      <style:text-properties officeooo:rsid="1488f3a5"/>
    </style:style>
    <style:style style:name="T311" style:family="text">
      <style:text-properties officeooo:rsid="14a0b1d8"/>
    </style:style>
    <style:style style:name="T312" style:family="text">
      <style:text-properties officeooo:rsid="14aa6688"/>
    </style:style>
    <style:style style:name="T313" style:family="text">
      <style:text-properties officeooo:rsid="14ad76bf"/>
    </style:style>
    <style:style style:name="T314" style:family="text">
      <style:text-properties officeooo:rsid="14ae5dc6"/>
    </style:style>
    <style:style style:name="T315" style:family="text">
      <style:text-properties officeooo:rsid="14afb2bb"/>
    </style:style>
    <style:style style:name="T316" style:family="text">
      <style:text-properties officeooo:rsid="14b01452"/>
    </style:style>
    <style:style style:name="T317" style:family="text">
      <style:text-properties officeooo:rsid="14b28a4a"/>
    </style:style>
    <style:style style:name="T318" style:family="text">
      <style:text-properties officeooo:rsid="14bcf76c"/>
    </style:style>
    <style:style style:name="T319" style:family="text">
      <style:text-properties officeooo:rsid="14c16ad4"/>
    </style:style>
    <style:style style:name="T320" style:family="text">
      <style:text-properties officeooo:rsid="14c76b6e"/>
    </style:style>
    <style:style style:name="T321" style:family="text">
      <style:text-properties officeooo:rsid="14c88951"/>
    </style:style>
    <style:style style:name="T322" style:family="text">
      <style:text-properties officeooo:rsid="1513a2a1"/>
    </style:style>
    <style:style style:name="T323" style:family="text">
      <style:text-properties officeooo:rsid="151701d9"/>
    </style:style>
    <style:style style:name="T324" style:family="text">
      <style:text-properties officeooo:rsid="15181e86"/>
    </style:style>
    <style:style style:name="T325" style:family="text">
      <style:text-properties officeooo:rsid="151ec0b9"/>
    </style:style>
    <style:style style:name="T326" style:family="text">
      <style:text-properties officeooo:rsid="151ff790"/>
    </style:style>
    <style:style style:name="T327" style:family="text">
      <style:text-properties officeooo:rsid="15214ca3"/>
    </style:style>
    <style:style style:name="T328" style:family="text">
      <style:text-properties officeooo:rsid="1523a7cb"/>
    </style:style>
    <style:style style:name="T329" style:family="text">
      <style:text-properties officeooo:rsid="1531491a"/>
    </style:style>
    <style:style style:name="T330" style:family="text">
      <style:text-properties officeooo:rsid="155fbcf4"/>
    </style:style>
    <style:style style:name="T331" style:family="text">
      <style:text-properties officeooo:rsid="156259bc"/>
    </style:style>
    <style:style style:name="T332" style:family="text">
      <style:text-properties officeooo:rsid="15752385"/>
    </style:style>
    <style:style style:name="T333" style:family="text">
      <style:text-properties officeooo:rsid="158a8cef"/>
    </style:style>
    <style:style style:name="T334" style:family="text">
      <style:text-properties officeooo:rsid="158da38b"/>
    </style:style>
    <style:style style:name="T335" style:family="text">
      <style:text-properties officeooo:rsid="158e0dd4"/>
    </style:style>
    <style:style style:name="T336" style:family="text">
      <style:text-properties officeooo:rsid="158e5b2a"/>
    </style:style>
    <style:style style:name="T337" style:family="text">
      <style:text-properties officeooo:rsid="158fd139"/>
    </style:style>
    <style:style style:name="T338" style:family="text">
      <style:text-properties officeooo:rsid="1593945d"/>
    </style:style>
    <style:style style:name="T339" style:family="text">
      <style:text-properties officeooo:rsid="15942cef"/>
    </style:style>
    <style:style style:name="T340" style:family="text">
      <style:text-properties officeooo:rsid="159583b6"/>
    </style:style>
    <style:style style:name="T341" style:family="text">
      <style:text-properties officeooo:rsid="15985a25"/>
    </style:style>
    <style:style style:name="T342" style:family="text">
      <style:text-properties officeooo:rsid="159e65df"/>
    </style:style>
    <style:style style:name="T343" style:family="text">
      <style:text-properties officeooo:rsid="15a9be57"/>
    </style:style>
    <style:style style:name="T344" style:family="text">
      <style:text-properties officeooo:rsid="15ab2a26"/>
    </style:style>
    <style:style style:name="T345" style:family="text">
      <style:text-properties officeooo:rsid="15ae8f20"/>
    </style:style>
    <style:style style:name="T346" style:family="text">
      <style:text-properties officeooo:rsid="15b06283"/>
    </style:style>
    <style:style style:name="T347" style:family="text">
      <style:text-properties officeooo:rsid="15b0818b"/>
    </style:style>
    <style:style style:name="T348" style:family="text">
      <style:text-properties officeooo:rsid="15b6f586"/>
    </style:style>
    <style:style style:name="T349" style:family="text">
      <style:text-properties officeooo:rsid="15b8fd72"/>
    </style:style>
    <style:style style:name="T350" style:family="text">
      <style:text-properties officeooo:rsid="15ba0c49"/>
    </style:style>
    <style:style style:name="T351" style:family="text">
      <style:text-properties officeooo:rsid="15bad9e6"/>
    </style:style>
    <style:style style:name="T352" style:family="text">
      <style:text-properties officeooo:rsid="15bd7e3f"/>
    </style:style>
    <style:style style:name="T353" style:family="text">
      <style:text-properties officeooo:rsid="15cc5c49"/>
    </style:style>
    <style:style style:name="T354" style:family="text">
      <style:text-properties officeooo:rsid="15ce1777"/>
    </style:style>
    <style:style style:name="T355" style:family="text">
      <style:text-properties officeooo:rsid="15ceac2e"/>
    </style:style>
    <style:style style:name="T356" style:family="text">
      <style:text-properties officeooo:rsid="15cf23fe"/>
    </style:style>
    <style:style style:name="T357" style:family="text">
      <style:text-properties officeooo:rsid="15d10c0b"/>
    </style:style>
    <style:style style:name="T358" style:family="text">
      <style:text-properties officeooo:rsid="15d76dd2"/>
    </style:style>
    <style:style style:name="T359" style:family="text">
      <style:text-properties officeooo:rsid="15d7a588"/>
    </style:style>
    <style:style style:name="T360" style:family="text">
      <style:text-properties officeooo:rsid="15d9e03d"/>
    </style:style>
    <style:style style:name="T361" style:family="text">
      <style:text-properties officeooo:rsid="15dbde36"/>
    </style:style>
    <style:style style:name="T362" style:family="text">
      <style:text-properties officeooo:rsid="15dcc141"/>
    </style:style>
    <style:style style:name="T363" style:family="text">
      <style:text-properties officeooo:rsid="15de7f54"/>
    </style:style>
    <style:style style:name="T364" style:family="text">
      <style:text-properties officeooo:rsid="15e1230a"/>
    </style:style>
    <style:style style:name="T365" style:family="text">
      <style:text-properties officeooo:rsid="15f85afc"/>
    </style:style>
    <style:style style:name="T366" style:family="text">
      <style:text-properties officeooo:rsid="15f93f0c"/>
    </style:style>
    <style:style style:name="T367" style:family="text">
      <style:text-properties officeooo:rsid="15fa94c4"/>
    </style:style>
    <style:style style:name="T368" style:family="text">
      <style:text-properties officeooo:rsid="15fdf6c5"/>
    </style:style>
    <style:style style:name="T369" style:family="text">
      <style:text-properties officeooo:rsid="1602b801"/>
    </style:style>
    <style:style style:name="T370" style:family="text">
      <style:text-properties officeooo:rsid="1605b1bd"/>
    </style:style>
    <style:style style:name="T371" style:family="text">
      <style:text-properties officeooo:rsid="1606c4db"/>
    </style:style>
    <style:style style:name="T372" style:family="text">
      <style:text-properties officeooo:rsid="1608a752"/>
    </style:style>
    <style:style style:name="T373" style:family="text">
      <style:text-properties officeooo:rsid="1609c480"/>
    </style:style>
    <style:style style:name="T374" style:family="text">
      <style:text-properties officeooo:rsid="160c572f"/>
    </style:style>
    <style:style style:name="T375" style:family="text">
      <style:text-properties officeooo:rsid="160cc026"/>
    </style:style>
    <style:style style:name="T376" style:family="text">
      <style:text-properties officeooo:rsid="161107a7"/>
    </style:style>
    <style:style style:name="T377" style:family="text">
      <style:text-properties officeooo:rsid="161231ea"/>
    </style:style>
    <style:style style:name="T378" style:family="text">
      <style:text-properties officeooo:rsid="1612fa4d"/>
    </style:style>
    <style:style style:name="T379" style:family="text">
      <style:text-properties officeooo:rsid="161701dd"/>
    </style:style>
    <style:style style:name="T380" style:family="text">
      <style:text-properties officeooo:rsid="1617c2f3"/>
    </style:style>
    <style:style style:name="T381" style:family="text">
      <style:text-properties officeooo:rsid="161ac0c6"/>
    </style:style>
    <style:style style:name="T382" style:family="text">
      <style:text-properties officeooo:rsid="161be3c4"/>
    </style:style>
    <style:style style:name="T383" style:family="text">
      <style:text-properties officeooo:rsid="161ea796"/>
    </style:style>
    <style:style style:name="T384" style:family="text">
      <style:text-properties officeooo:rsid="16265a15"/>
    </style:style>
    <style:style style:name="T385" style:family="text">
      <style:text-properties officeooo:rsid="16274299"/>
    </style:style>
    <style:style style:name="T386" style:family="text">
      <style:text-properties officeooo:rsid="16420d4f"/>
    </style:style>
    <style:style style:name="T387" style:family="text">
      <style:text-properties officeooo:rsid="1651f805"/>
    </style:style>
    <style:style style:name="T388" style:family="text">
      <style:text-properties officeooo:rsid="165d7cb1"/>
    </style:style>
    <style:style style:name="T389" style:family="text">
      <style:text-properties officeooo:rsid="165f10c1"/>
    </style:style>
    <style:style style:name="T390" style:family="text">
      <style:text-properties officeooo:rsid="166051da"/>
    </style:style>
    <style:style style:name="T391" style:family="text">
      <style:text-properties officeooo:rsid="166058fb"/>
    </style:style>
    <style:style style:name="T392" style:family="text">
      <style:text-properties officeooo:rsid="1664427a"/>
    </style:style>
    <style:style style:name="T393" style:family="text">
      <style:text-properties officeooo:rsid="16689839"/>
    </style:style>
    <style:style style:name="T394" style:family="text">
      <style:text-properties officeooo:rsid="1677d4a0"/>
    </style:style>
    <style:style style:name="T395" style:family="text">
      <style:text-properties officeooo:rsid="1679209a"/>
    </style:style>
    <style:style style:name="T396" style:family="text">
      <style:text-properties officeooo:rsid="16798d03"/>
    </style:style>
    <style:style style:name="T397" style:family="text">
      <style:text-properties officeooo:rsid="167ec98c"/>
    </style:style>
    <style:style style:name="T398" style:family="text">
      <style:text-properties officeooo:rsid="16805b56"/>
    </style:style>
    <style:style style:name="T399" style:family="text">
      <style:text-properties officeooo:rsid="16830182"/>
    </style:style>
    <style:style style:name="T400" style:family="text">
      <style:text-properties officeooo:rsid="16867e00"/>
    </style:style>
    <style:style style:name="T401" style:family="text">
      <style:text-properties officeooo:rsid="168af081"/>
    </style:style>
    <style:style style:name="T402" style:family="text">
      <style:text-properties officeooo:rsid="168bfeff"/>
    </style:style>
    <style:style style:name="T403" style:family="text">
      <style:text-properties officeooo:rsid="168faa63"/>
    </style:style>
    <style:style style:name="T404" style:family="text">
      <style:text-properties officeooo:rsid="1690a491"/>
    </style:style>
    <style:style style:name="T405" style:family="text">
      <style:text-properties officeooo:rsid="1691b616"/>
    </style:style>
    <style:style style:name="T406" style:family="text">
      <style:text-properties officeooo:rsid="16933548"/>
    </style:style>
    <style:style style:name="T407" style:family="text">
      <style:text-properties officeooo:rsid="1694cca9"/>
    </style:style>
    <style:style style:name="T408" style:family="text">
      <style:text-properties officeooo:rsid="16954868"/>
    </style:style>
    <style:style style:name="T409" style:family="text">
      <style:text-properties officeooo:rsid="1696419a"/>
    </style:style>
    <style:style style:name="T410" style:family="text">
      <style:text-properties officeooo:rsid="16967518"/>
    </style:style>
    <style:style style:name="T411" style:family="text">
      <style:text-properties officeooo:rsid="16969b4f"/>
    </style:style>
    <style:style style:name="T412" style:family="text">
      <style:text-properties officeooo:rsid="169a3703"/>
    </style:style>
    <style:style style:name="T413" style:family="text">
      <style:text-properties officeooo:rsid="169bca07"/>
    </style:style>
    <style:style style:name="T414" style:family="text">
      <style:text-properties officeooo:rsid="169c675d"/>
    </style:style>
    <style:style style:name="T415" style:family="text">
      <style:text-properties officeooo:rsid="169e9e46"/>
    </style:style>
    <style:style style:name="T416" style:family="text">
      <style:text-properties officeooo:rsid="16a03710"/>
    </style:style>
    <style:style style:name="T417" style:family="text">
      <style:text-properties officeooo:rsid="16a269b3"/>
    </style:style>
    <style:style style:name="T418" style:family="text">
      <style:text-properties officeooo:rsid="16a55eec"/>
    </style:style>
    <style:style style:name="T419" style:family="text">
      <style:text-properties officeooo:rsid="16ad013f"/>
    </style:style>
    <style:style style:name="T420" style:family="text">
      <style:text-properties officeooo:rsid="16bd754e"/>
    </style:style>
    <style:style style:name="T421" style:family="text">
      <style:text-properties officeooo:rsid="16beaaa9"/>
    </style:style>
    <style:style style:name="T422" style:family="text">
      <style:text-properties officeooo:rsid="16bf45f2"/>
    </style:style>
    <style:style style:name="T423" style:family="text">
      <style:text-properties officeooo:rsid="16c33d33"/>
    </style:style>
    <style:style style:name="T424" style:family="text">
      <style:text-properties officeooo:rsid="16cbfab6"/>
    </style:style>
    <style:style style:name="T425" style:family="text">
      <style:text-properties officeooo:rsid="16cde18c"/>
    </style:style>
    <style:style style:name="T426" style:family="text">
      <style:text-properties officeooo:rsid="16ee0362"/>
    </style:style>
    <style:style style:name="T427" style:family="text">
      <style:text-properties officeooo:rsid="16f335ed"/>
    </style:style>
    <style:style style:name="T428" style:family="text">
      <style:text-properties officeooo:rsid="16f7b068"/>
    </style:style>
    <style:style style:name="T429" style:family="text">
      <style:text-properties officeooo:rsid="16f8073a"/>
    </style:style>
    <style:style style:name="T430" style:family="text">
      <style:text-properties officeooo:rsid="16fad103"/>
    </style:style>
    <style:style style:name="T431" style:family="text">
      <style:text-properties officeooo:rsid="170165de"/>
    </style:style>
    <style:style style:name="T432" style:family="text">
      <style:text-properties officeooo:rsid="1726e559"/>
    </style:style>
    <style:style style:name="T433" style:family="text">
      <style:text-properties officeooo:rsid="172a6c5c"/>
    </style:style>
    <style:style style:name="T434" style:family="text">
      <style:text-properties officeooo:rsid="172bbba7"/>
    </style:style>
    <style:style style:name="T435" style:family="text">
      <style:text-properties officeooo:rsid="1730adf9"/>
    </style:style>
    <style:style style:name="T436" style:family="text">
      <style:text-properties officeooo:rsid="1735d334"/>
    </style:style>
    <style:style style:name="T437" style:family="text">
      <style:text-properties officeooo:rsid="17375944"/>
    </style:style>
    <style:style style:name="T438" style:family="text">
      <style:text-properties officeooo:rsid="173eeab0"/>
    </style:style>
    <style:style style:name="T439" style:family="text">
      <style:text-properties officeooo:rsid="173f66ea"/>
    </style:style>
    <style:style style:name="T440" style:family="text">
      <style:text-properties officeooo:rsid="174455d8"/>
    </style:style>
    <style:style style:name="T441" style:family="text">
      <style:text-properties officeooo:rsid="1749f3e1"/>
    </style:style>
    <style:style style:name="T442" style:family="text">
      <style:text-properties officeooo:rsid="17774d43"/>
    </style:style>
    <style:style style:name="T443" style:family="text">
      <style:text-properties officeooo:rsid="17a8aa30"/>
    </style:style>
    <style:style style:name="T444" style:family="text">
      <style:text-properties officeooo:rsid="17b8d53f"/>
    </style:style>
    <style:style style:name="T445" style:family="text">
      <style:text-properties officeooo:rsid="17c47831"/>
    </style:style>
    <style:style style:name="T446" style:family="text">
      <style:text-properties officeooo:rsid="17d94977"/>
    </style:style>
    <style:style style:name="T447" style:family="text">
      <style:text-properties officeooo:rsid="17d9ee1a"/>
    </style:style>
    <style:style style:name="T448" style:family="text">
      <style:text-properties officeooo:rsid="1327ae62"/>
    </style:style>
    <style:style style:name="T449" style:family="text">
      <style:text-properties officeooo:rsid="17dbcb42"/>
    </style:style>
    <style:style style:name="T450" style:family="text">
      <style:text-properties officeooo:rsid="17dcb181"/>
    </style:style>
    <style:style style:name="T451" style:family="text">
      <style:text-properties officeooo:rsid="17de7b94"/>
    </style:style>
    <style:style style:name="T452" style:family="text">
      <style:text-properties officeooo:rsid="17e6544d"/>
    </style:style>
    <style:style style:name="T453" style:family="text">
      <style:text-properties officeooo:rsid="17eb9850"/>
    </style:style>
    <style:style style:name="T454" style:family="text">
      <style:text-properties officeooo:rsid="17ecca87"/>
    </style:style>
    <style:style style:name="T455" style:family="text">
      <style:text-properties officeooo:rsid="17ef06c2"/>
    </style:style>
    <style:style style:name="T456" style:family="text">
      <style:text-properties officeooo:rsid="17f14a36"/>
    </style:style>
    <style:style style:name="T457" style:family="text">
      <style:text-properties officeooo:rsid="17f662fb"/>
    </style:style>
    <style:style style:name="T458" style:family="text">
      <style:text-properties officeooo:rsid="17f84ce5"/>
    </style:style>
    <style:style style:name="T459" style:family="text">
      <style:text-properties officeooo:rsid="181a3432"/>
    </style:style>
    <style:style style:name="T460" style:family="text">
      <style:text-properties officeooo:rsid="181e9f66"/>
    </style:style>
    <style:style style:name="T461" style:family="text">
      <style:text-properties officeooo:rsid="18263780"/>
    </style:style>
    <style:style style:name="T462" style:family="text">
      <style:text-properties officeooo:rsid="182b834e"/>
    </style:style>
    <style:style style:name="T463" style:family="text">
      <style:text-properties officeooo:rsid="182e86b9"/>
    </style:style>
    <style:style style:name="T464" style:family="text">
      <style:text-properties officeooo:rsid="1830266f"/>
    </style:style>
    <style:style style:name="T465" style:family="text">
      <style:text-properties officeooo:rsid="18333127"/>
    </style:style>
    <style:style style:name="T466" style:family="text">
      <style:text-properties officeooo:rsid="183a154b"/>
    </style:style>
    <style:style style:name="T467" style:family="text">
      <style:text-properties officeooo:rsid="183b4cc9"/>
    </style:style>
    <style:style style:name="T468" style:family="text">
      <style:text-properties officeooo:rsid="183cc366"/>
    </style:style>
    <style:style style:name="T469" style:family="text">
      <style:text-properties officeooo:rsid="183fabcb"/>
    </style:style>
    <style:style style:name="T470" style:family="text">
      <style:text-properties officeooo:rsid="1851979c"/>
    </style:style>
    <style:style style:name="T471" style:family="text">
      <style:text-properties officeooo:rsid="18630b23"/>
    </style:style>
    <style:style style:name="T472" style:family="text">
      <style:text-properties officeooo:rsid="18677baa"/>
    </style:style>
    <style:style style:name="T473" style:family="text">
      <style:text-properties officeooo:rsid="186b098f"/>
    </style:style>
    <style:style style:name="T474" style:family="text">
      <style:text-properties officeooo:rsid="18981ab1"/>
    </style:style>
    <style:style style:name="T475" style:family="text">
      <style:text-properties officeooo:rsid="18e1fec7"/>
    </style:style>
    <style:style style:name="T476" style:family="text">
      <style:text-properties officeooo:rsid="18eaf734"/>
    </style:style>
    <style:style style:name="T477" style:family="text">
      <style:text-properties officeooo:rsid="18ec5fb3"/>
    </style:style>
    <style:style style:name="T478" style:family="text">
      <style:text-properties officeooo:rsid="18ec9e44"/>
    </style:style>
    <style:style style:name="T479" style:family="text">
      <style:text-properties officeooo:rsid="18ee405c"/>
    </style:style>
    <style:style style:name="T480" style:family="text">
      <style:text-properties officeooo:rsid="18f00812"/>
    </style:style>
    <style:style style:name="T481" style:family="text">
      <style:text-properties officeooo:rsid="18f098a1"/>
    </style:style>
    <style:style style:name="T482" style:family="text">
      <style:text-properties officeooo:rsid="18f2787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text:s/></text:p>
      <text:p text:style-name="P133">А вот и добрая фрау, склоняется над Слотропом от изножия койки: <text:span text:style-name="T195">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флотами брони, под волнами Балтики раскроенной килями и седой, покойники под флотами волн, прерий моря….</text:span></text:p>
      <text:p text:style-name="P134">И тут же нога фон Гёля подпихивает Слотропа <text:span text:style-name="T197">никак не нежным образом. Солнце высоко, всех девушек и близко нет. Отто бурчит на палубе с метлой и шваброй, убирая вчерашнее дерьмо от шимпанзе. Свинемюнде.</text:span></text:p>
      <text:p text:style-name="P135">Шпрингер уже опять прежним бодрячком: «Свежие яйца и кфе в рулевой рубке. <text:span text:style-name="T198">Мы выходим в море через 15 минут».</text:span></text:p>
      <text:p text:style-name="P7">– <text:span text:style-name="T198">Ну просто убери это «мы», Дружище.</text:span></text:p>
      <text:p text:style-name="P8">– <text:span text:style-name="T199">Но мне нужна твоя помощь.</text:span>– <text:span text:style-name="T200">На Шпрингере костюм отличного твида в это утро, полный Савил-Роу, отлично сидит</text:span>—</text:p>
      <text:p text:style-name="P8">– <text:span text:style-name="T201">Нэришу тоже нужна была твоя помошь.</text:span></text:p>
      <text:p text:style-name="P9">– <text:span text:style-name="T202">Ты сам не знаешь о чём говоришь.</text:span>– <text:s/><text:span text:style-name="T203">Глаза его сталь клинка, не знающие проигрыша. Смех, с подзаголовком </text:span><text:span text:style-name="T5">Поддержим дурачков</text:span><text:span text:style-name="T203">, </text:span><text:span text:style-name="T5">Mitteleuropäisch</text:span><text:span text:style-name="T203"> и безжалостен.</text:span>– <text:span text:style-name="T204">Хорошо, хорошо. Сколько ты хочешь?</text:span></text:p>
      <text:p text:style-name="P10">– <text:span text:style-name="T205">На всё есть цена, верно?</text:span>– <text:span text:style-name="T206">Но он тут не благороден, нет, на самом деле <text:s/>только что вот дошло какова цена ему самому, и требуется зазор в разговоре, секундочка перевести дух и продолжить.</text:span></text:p>
      <text:p text:style-name="P11">– <text:span text:style-name="T207">На всё.</text:span></text:p>
      <text:p text:style-name="P12">– <text:span text:style-name="T208">Что за дело?</text:span></text:p>
      <text:p text:style-name="P13">– <text:span text:style-name="T208">Мелкое пиратство. Забрать пакет для меня, пока я буду тебя прикрывать.</text:span>– <text:s/><text:span text:style-name="T209">Он смотрит на часы излишне выразительно.</text:span></text:p>
      <text:p text:style-name="P13">– <text:span text:style-name="T209">Окей, добудь мне отставку, я пойду с тобой.</text:span></text:p>
      <text:p text:style-name="P14">– <text:span text:style-name="T210">Что? Отставку? Для </text:span><text:span text:style-name="T6">тебя</text:span><text:span text:style-name="T210">? Ха! Ха! Ха!</text:span></text:p>
      <text:p text:style-name="P15">– <text:span text:style-name="T211">Тебе надо чаще смеятся, Шпрингер. Выглядишь очень круто.</text:span></text:p>
      <text:p text:style-name="P16">– <text:span text:style-name="T212">Отставку </text:span><text:span text:style-name="T8">какого вида</text:span><text:span text:style-name="T212">, Слотроп? С честью, наверное? Ах, ах-ха! Ха! Ха!</text:span>– <text:s/><text:span text:style-name="T213">Как и Адольф Гитлер, Шпрингер легко ущекотывается тем, что Немцы называют </text:span><text:span text:style-name="T7">Schadenfreude</text:span><text:span text:style-name="T213">, чувство радости от несчастья.</text:span></text:p>
      <text:p text:style-name="P17">– <text:span text:style-name="T214">Брось прикалываться, я серьёзно.</text:span></text:p>
      <text:p text:style-name="P18">– <text:span text:style-name="T215">Ну, ты-то ещё </text:span><text:span text:style-name="T9">как</text:span><text:span text:style-name="T215"> серьёзно, Слотроп.</text:span>– <text:span text:style-name="T216">Снова хаханьки.</text:span></text:p>
      <text:p text:style-name="P136">Слотроп ждёт, смотрит, посасывает яйцо, хотя в это утро чувствует себя далеко не <text:s/>мудрым пронырой. </text:p>
      <text:p text:style-name="P19">– <text:span text:style-name="T217">Нэриш, понимаешь, должен был пойти со мной сегодня. Теперь у меня остался ты. Ха! Ха! Куда ты хочешь, чтоб доставили эту</text:span>—<text:span text:style-name="T218">ха</text:span>—<text:span text:style-name="T218">отставку?</text:span></text:p>
      <text:p text:style-name="P20">– <text:span text:style-name="T219">Каксхавен.</text:span>– <text:span text:style-name="T219">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связь с Ракетой. Но уже понял, что ничего не выйдет. Он и Шпрингер назначают дату.</text:span></text:p>
      <text:p text:style-name="P21">– <text:span text:style-name="T220">Будь в месте, что называется у Путци. Это по дороге на Дорум. Местные деловые тебе объяснят.</text:span></text:p>
      <text:p text:style-name="P137">Так что снова—в путь, мимо мокрого объятия молов, <text:span text:style-name="T221">в Балтику, с гребеня на гребнем, и в ореол пласт за пластом, подпрыгивает весёлый пиратский барк, в день уже шквалистый и резкий, и будет 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span></text:p>
      <text:p text:style-name="P22">– <text:span text:style-name="T222">Если идут в Копенгаген,</text:span>– <text:span text:style-name="T223">обветренное лицо Фрау Гнаб, несводимые складки улыбки вокруг её глаз и рта, сияет словно солнце,</text:span>– <text:span text:style-name="T224">то не больше, чем через час….</text:span></text:p>
      <text:p text:style-name="P138"><text:soft-page-break/>Видимость в это утро слишком низкая, чтобы различить <text:span text:style-name="T225">берег Юздома. Шпрингер присоединяется к Слотропу у поручня, что уставился в никуда, вдыхая давящий запах седой погоды.</text:span></text:p>
      <text:p text:style-name="P23">– <text:span text:style-name="T226">Он в порядке, Слотроп. И не в таких бывал переделках. Два месяяца назад в Берлине мы попали в засаду, прямо на выходе из Чикаго. Он прорвался через перескрестный огонь из трёх </text:span><text:span text:style-name="T10">шмайсеров</text:span><text:span text:style-name="T226"> <text:s/>с предложением для наших конкурентов. Ни царапинки.</text:span></text:p>
      <text:p text:style-name="P24">– <text:span text:style-name="T227">Шпрингер, он там отвлекал на себя половину армии Русских вчера.</text:span></text:p>
      <text:p text:style-name="P25">– <text:span text:style-name="T11">Эти</text:span><text:span text:style-name="T228"> его не убьют. Они знают кто он. Он работал по управлению, лучший человек у Шилинга, он знает об интеграции цепей больше, чем кто- либо кого они найдут хоть где-нибудь вне Гармиша на данный момент. Русские предлагают фантастические зарплаты</text:span>—<text:span text:style-name="T229">боьше, чем у Американцев</text:span>—<text:span text:style-name="T229">и они позволят ему оставаться в Германиив Пенемёнде или </text:span><text:span text:style-name="T12">Mittelwerke</text:span><text:span text:style-name="T229">, как <text:s/>он и был. Он даже может сбежать, у нас есть для этого связи</text:span>—</text:p>
      <text:p text:style-name="P25">– <text:span text:style-name="T230">Но если его всё же застрелили?</text:span></text:p>
      <text:p text:style-name="P25">– <text:span text:style-name="T230">Нет, до этого не должно было дойти.</text:span></text:p>
      <text:p text:style-name="P26">– <text:span text:style-name="T231">Шпрингер, это тебе уже не ёбаное </text:span><text:span text:style-name="T13">кино</text:span><text:span text:style-name="T231">, завязывай давай.</text:span></text:p>
      <text:p text:style-name="P27">– <text:span text:style-name="T232">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text:span text:style-name="T14">тогда</text:span><text:span text:style-name="T232">… вот когда… «</text:span><text:span text:style-name="T14">А теперь по правому борту у нас показался легендарный Рюген</text:span><text:span text:style-name="T232">. Его меловые утёсы ярче неба. Тонкой дымкой подёрнулись <text:s/>узкие заливы и зелень дубов. Вдоль пляжей плывут жемчужные клочья тумана.</text:span></text:p>
      <text:p text:style-name="P139"><text:span text:style-name="T1">Наш капитан, Фрау Гнаб, направляется в Гра</text:span><text:span text:style-name="T15">йф</text:span><text:span text:style-name="T1">свальде</text:span><text:span text:style-name="T15">р Боден прочесать длинные заливы в поисках намеченной жертвы. Спустя час </text:span><text:span text:style-name="T233">(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text:span text:style-name="T15">потраченный на безрезультатны</text:span><text:span text:style-name="T16">е </text:span><text:span text:style-name="T15">поиск</text:span><text:span text:style-name="T16">и,</text:span><text:span text:style-name="T15"> пираты нашего времени снова в открытом море вдоль восточной береговой линии острова.</text:span></text:p>
      <text:p text:style-name="P140">Поморосил лёгкий дождь. <text:span text:style-name="T234">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text:span text:style-name="T17">Древние Славяне воздвигли тут капище, Световиду, их богу плодородия и войны: Старина Световид, в своём бизнесе пользовался множеством прозвищ! Трёхголовый Триглав, пятиголовый Поревид, СЕМИ-лицый Ругевид! Поделись информацией со своим боссом, когда заведётся насчёт «двуличности»! Теперь, когда Аркона теряется позади за нашим левым бортом</text:span><text:span text:style-name="T234">….</text:span></text:p>
      <text:p text:style-name="P28">– <text:span text:style-name="T235">Вон они!</text:span>– <text:span text:style-name="T235">кричит Отто с крыши рулевой рубки. В дальней дали, забирая круче в море из-за Виссов Клинке (бледный известковый засов, которым Провидение испытывает сегодня обереги сердца Слотропа), едва виднеясь в дожде, ныряет крохотный призрак судна….</text:span></text:p>
      <text:p text:style-name="P30">–<text:span text:style-name="T235"> Определи азимут,</text:span>– <text:span text:style-name="T236">Фрау Гнаб ухватывая руль раскорячивается поустойчивее,</text:span>– <text:span text:style-name="T236">сегодня у нас </text:span><text:span text:style-name="T18">курс на столкновение!</text:span>– <text:span text:style-name="T238">Отто крючится у пелоруса, дрожа.</text:span></text:p>
      <text:p text:style-name="P29">– <text:span text:style-name="T237">Держи, Слотроп.</text:span></text:p>
      <text:p text:style-name="P141">Люгер? Коробка с обоймами? «Что за...»</text:p>
      <text:p text:style-name="P29">– <text:span text:style-name="T237">Сегодня утром получено с яйцами.</text:span></text:p>
      <text:p text:style-name="P29">– <text:span text:style-name="T237">Ты не говорил</text:span>—</text:p>
      <text:p text:style-name="P29">– <text:span text:style-name="T237">Он может немного разозлиться, но он реалист. Твоя знакомая Грета и я знали его в Варшаве, в прежние времена.</text:span></text:p>
      <text:p text:style-name="P31">– <text:span text:style-name="T239">Шпрингер</text:span>—<text:span text:style-name="T239">скажи мне, Шпрингер, это вот что за корабль теперь?</text:span>– <text:span text:style-name="T240">Шпрингер протягивает ему какой-то бинокль. Изысканными золотыми буквами, пониже золочёного шакала на призрачно-</text:span><text:soft-page-break/><text:span text:style-name="T240">белом носу, стоит имя, которое он уже знает.</text:span>– <text:span text:style-name="T241">О…. Кей,</text:span>– <text:span text:style-name="T241">пытаясь загллянуть сквозь дождь в глаза Шпрингера,</text:span>– <text:span text:style-name="T242">ты знал, что я был на борту. Ты подставляешь меня теперь, верно?</text:span></text:p>
      <text:p text:style-name="P32">– <text:span text:style-name="T243">Когда был </text:span><text:span text:style-name="T19">ты</text:span><text:span text:style-name="T243"> на борту?</text:span></text:p>
      <text:p text:style-name="P32">– <text:span text:style-name="T243">Брось</text:span>—</text:p>
      <text:p text:style-name="P33">– <text:span text:style-name="T243">Слушай</text:span>—<text:span text:style-name="T243">Нэриш должен был идти за пакетом сегодня. Не ты. Мы тебя и </text:span><text:span text:style-name="T19">знать</text:span><text:span text:style-name="T243"> не знали. Тебе обязательно во всём видеть заговоры? Я не командую Русскими, и я не сдавал его</text:span>—</text:p>
      <text:p text:style-name="P34">– <text:span text:style-name="T244">Ты в натуре играешь тут невинного сегодня, да?</text:span></text:p>
      <text:p text:style-name="P35">– <text:span text:style-name="T244">Хватит пререкаться, идиоты,</text:span>– <text:span text:style-name="T245">орёт Фрау Гнаб,</text:span>– <text:s/><text:span text:style-name="T246">и по местам</text:span>—<text:span text:style-name="T246">к </text:span><text:span text:style-name="T20">бою</text:span><text:span text:style-name="T246">!</text:span></text:p>
      <text:p text:style-name="P142">Лениво и призрачно проваливается меж волн <text:span text:style-name="T1">Анубис</text:span>, не становясь отчётливее, когда они подходят ближе. <text:span text:style-name="T247">Шпрингер достаёт мегафон из рулевой рубки и кричит: «Добрый день, Прокаловски—разрешите подняться на борт».</text:span></text:p>
      <text:p text:style-name="P143">В ответ пистолетный выстрел. Шпрингер падает на палубу, дождевик полощется жёлтым потоком, <text:span text:style-name="T248">мегафон направлен вверх, воронка залить дождя ему в рот: «Придётся нам без разрешения, тогда—» Машет Слотропу приблизиться.– «Приготовься перейти туда»,– Затем Фрау Гнаб,– «Придётся сцепиться».</text:span></text:p>
      <text:p text:style-name="P36">– <text:span text:style-name="T249">Отлично, но,</text:span>– <text:span text:style-name="T250">один взгляд на плотоядную ухмылку матери Отто и становится ясным, что сегодня она не ради денег,</text:span>– <text:span text:style-name="T250">когда ж мне уже </text:span><text:span text:style-name="T21">протаранить</text:span><text:span text:style-name="T250"> его?</text:span></text:p>
      <text:p text:style-name="P144">Один на один в море с Анубисом. Слотроп начинает <text:span text:style-name="T251">потеть, неприятно. Зелёные скалы побережья Рюгена им фоном, взлетают и проваливаются в шквале. </text:span><text:span text:style-name="T22">Цонгг</text:span><text:span text:style-name="T251"> ещё один выстрел гремучей змеёй рикошетит от крыши . «Тарань»,– приказывает Шпрингер. Шторм свирепеет не на шутку. Радостная Фрву Гнаб, напевая сквозь зубы, вертит колесо, спицы сливаютсяв движении, нос разворачивается целя в середину корпуса. Сплошной борт </text:span><text:span text:style-name="T22">Анубиса</text:span><text:span text:style-name="T251">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скользя под качку корабля… ах—</text:span><text:span text:style-name="T22">ja, ja,</text:span><text:span text:style-name="T251"> здоровенная, в синих цветах, кастрюля с тёртым картофелем, лёгкий запах капусты и от посудной тряпки под раковиной, фартук узлом на бантик уютный и плотный поверх её почек, и ягнята теснятся к ногам и <text:s/></text:span><text:span text:style-name="T22">ja, </text:span><text:span text:style-name="T251">тихонько, о,</text:span><text:span text:style-name="T22"> ja, </text:span><text:span text:style-name="T252">тут раздаётся</text:span><text:span text:style-name="T23">—</text:span><text:span text:style-name="T252">ах</text:span><text:span text:style-name="T23">—</text:span><text:span text:style-name="T252">тут раздаётся </text:span><text:span text:style-name="T23">раздаётся-тут </text:span><text:span text:style-name="T253">ТИХОНЬКО—АХХ—</text:span></text:p>
      <text:p text:style-name="P145"><text:span text:style-name="T1">ОТТО</text:span>! шарахает свою посудину в <text:span text:style-name="T1">Анубис</text:span>, <text:s/>самый оглушительный аж чертям тошно <text:span text:style-name="T1">Отто</text:span>….</text:p>
      <text:p text:style-name="P37">– <text:span text:style-name="T254">Держись вплотную.</text:span>– <text:span text:style-name="T254">Шпрингер на ногах. Прокаловски поворачивает и добавляет ходу. Фрау Гнаб <text:s/>снова заходит с правого борта яхты, раскачиваясь на бурунах от винтов. Отто раздаёт абордажные крюки, даавно на Ганзейской службе, железные, заточенные, делового вида, пока Мамочка даёт полный вперёд. Парочки вышли под тент на </text:span><text:span text:style-name="T24">Анубисе</text:span><text:span text:style-name="T254">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ду Капелек Дождя».</text:span></text:p>
      <text:p text:style-name="P146">Вверх по скользкой лесенке взбегает охальный пиратству<text:span text:style-name="T255">ю</text:span>щий Слотроп, <text:span text:style-name="T255">поглядывая на того Отто—размотать, покрутить как лассо, эгей!—бац. Шпрингер и Отто с носа и кормы закрючивают в то же время, подтягивают, суда ударяются, расходятся, ударяются… но Анубис, слоб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зданная река ревёт, одичало белая, между двух кораблей. Шпрингер уже на главной палубе яхты. Слотроп втискивает Люгер под ремень и торопится следом.</text:span></text:p>
      <text:p text:style-name="P147"><text:span text:style-name="T256">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text:span text:style-name="T25">amis</text:span><text:span text:style-name="T256">, а сам </text:span><text:soft-page-break/><text:span text:style-name="T256">Шпрингер как раз досказывает один из своего неисчерпаемого репертуара Германских сортирных анекдотов. </text:span></text:p>
      <text:p text:style-name="P38">– <text:span text:style-name="T257">Что за чёрт, Герхардт,</text:span>– <text:span text:style-name="T258">Прокаловски указывает большим пальцем,</text:span>– <text:span text:style-name="T258">Красная Армия тоже работает на тебя?</text:span></text:p>
      <text:p text:style-name="P39">– <text:span text:style-name="T259">И снова здравствуй, Энтони.</text:span>– <text:span text:style-name="T259">Серебристые звёздочки с каждого <text:s/>его погона подмигивают привет-привет, но бестолку.</text:span></text:p>
      <text:p text:style-name="P40">– <text:span text:style-name="T260">Я тебя не знаю.</text:span>– <text:span text:style-name="T261">Обернувшись к Шпрингеру,</text:span>– <text:span text:style-name="T261">Хорошо. Это в машинном отделении по правому борту, внизу позади генератора,</text:span>– <text:span text:style-name="T262">что есть намёком Слотропу проваливать.</text:span></text:p>
      <text:p text:style-name="P148">У подножия лестницы он встречает Стефанию, что идёт вдоль <text:span text:style-name="T265">перил</text:span>.</text:p>
      <text:p text:style-name="P41">– <text:span text:style-name="T263">Привет. Жаль, что приходиться встречаться таким образом.</text:span></text:p>
      <text:p text:style-name="P42">– <text:span text:style-name="T263">Привет. Я Стефания,</text:span>– <text:span text:style-name="T264">выдаёт скорую улыбку на ходу,</text:span>–<text:span text:style-name="T264"> спиртное на палубу выше, угощайтесь,</text:span>– <text:span text:style-name="T265">и нет её, исчезла в дожде. Что за?</text:span></text:p>
      <text:p text:style-name="P149">Слотроп спускается в люк, начинает карабкаться по лесенке вниз в машинное отделение. <text:span text:style-name="T266">Где-то над ним трижды бьёт колокол, медленно, чуть глухо, слегка отдаваясь эхом. Уже поздно… </text:span><text:span text:style-name="T26">поздно</text:span><text:span text:style-name="T266">. Он вспоминает где он.</text:span></text:p>
      <text:p text:style-name="P150">Едва он касается пола, свет гаснет. Воздуходувы с протяжным в<text:span text:style-name="T267">о</text:span>ем затихают. <text:span text:style-name="T267">Машинное отделение на один пролёт ниже. Что, ему в темноте придётся?</text:span></text:p>
      <text:p text:style-name="P43">– <text:span text:style-name="T268">Я не могу,</text:span>– <text:span text:style-name="T268">вслух.</text:span></text:p>
      <text:p text:style-name="P44">– <text:span text:style-name="T268">Ты можешь,</text:span>– <text:span text:style-name="T269">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text:span>– <text:span text:style-name="T270">шепчет голос,</text:span>– «<text:span text:style-name="T270">чтобы смог спуститься в машинное».</text:span></text:p>
      <text:p text:style-name="P45">– <text:span text:style-name="T271">Подожди</text:span>— <text:span text:style-name="T271">такое ощущение будто остроносый бальный туфель возник из ниоткуда и чуть с оттяжкой почёсывает ему под подбородком</text:span>—<text:span text:style-name="T272">затем бьёт пыром и его зубы сомкнулись на его языке.</text:span></text:p>
      <text:p text:style-name="P151">Боль жуткая. <text:span text:style-name="T273">Он чувствует вкус крови. Пот заливает глаза.</text:span></text:p>
      <text:p text:style-name="P46">– <text:span text:style-name="T274">Двигай давай,</text:span>– <text:span text:style-name="T274">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text:span text:style-name="T27">Помнишь</text:span><text:span text:style-name="T274">?»</text:span>– <text:span text:style-name="T275">Туфель поднялся, но только затем, чтоб пнуть его подмышку. «Встать, встать».</text:span></text:p>
      <text:p text:style-name="P152">Слотроп нащупывает путь к следующей лестнице, <text:span text:style-name="T276">с однорукой неуклюжестью спускается на неё. Чувствует как стальная рама люка остаётся вверху. «Не вздумай подниматься, пока не сделаешь что должен». <text:s/></text:span></text:p>
      <text:p text:style-name="P47">– <text:span text:style-name="T277">Танац?</text:span>–<text:span text:style-name="T277">Язык Слотропа пронизан болью. Имя насилу выговорилось. Тишина.</text:span>– <text:span text:style-name="T278">Моритури?</text:span>– <text:span text:style-name="T278">Нет ответа. Слотроп переставляет ногу на одну перекладину выше.</text:span></text:p>
      <text:p text:style-name="P48">– <text:span text:style-name="T279">Нет, нет. Я ещё тут.</text:span></text:p>
      <text:p text:style-name="P153">Он движется вниз, дрожа, перекладина за перекладиной, <text:span text:style-name="T280">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 б острые выступы… </text:span><text:span text:style-name="T28">я не хочу… как мне… схватить позади снизу… голыми руками… что если</text:span><text:span text:style-name="T280">... </text:span></text:p>
      <text:p text:style-name="P154">Неожиданный визг справа<text:span text:style-name="T81">—</text:span>что-то механическое<text:span text:style-name="T81">—</text:span>он подпрыгивает, дыхание втягиваясьь леденит зубы, нервы спины и рук ходуном… <text:span text:style-name="T281">что-то цилиндрическое преграждает путь… может быть генератор… склоняется и начинает—Его рука ухватывает жёсткую тафту, отдёргивается. Он пытается подняться и ударяется головой о что-то острое… хочетуползти обратно к лестнице, но утратил всякое чувство аправления теперь… садится на корточки, поворачиваясь по кругу, медленно… пусть уже кончится </text:span><text:span text:style-name="T29">пусжеконч….</text:span><text:span text:style-name="T281"> Но его руки, скребя по полу, возвращаются к скользкому атласу.</text:span></text:p>
      <text:p text:style-name="P49"><text:soft-page-break/>– <text:span text:style-name="T282">Нет.</text:span>– <text:span text:style-name="T283">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text:span></text:p>
      <text:p text:style-name="P50">– <text:span text:style-name="T30">Нет</text:span><text:span text:style-name="T284">….</text:span>– <text:span text:style-name="T285">Он подымается в полуприсед, продвигаясь <text:s/>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text:span text:style-name="T31">запах</text:span><text:span text:style-name="T285">…</text:span></text:p>
      <text:p text:style-name="P155">Когда зажигается свет, Слотроп стоит на коленях, <text:span text:style-name="T286">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только просто 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text:span></text:p>
      <text:p text:style-name="P155"/>
      <text:p text:style-name="P156">Уже на судне Фрау, Шпрингер <text:s/>достаёт бутылку шампанской любез<text:span text:style-name="T287">н</text:span>ости <text:span text:style-name="T1">Анубиса</text:span>, <text:span text:style-name="T287">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text:span></text:p>
      <text:p text:style-name="P159">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text:p>
      <text:p text:style-name="P157">Слотроп думает что там он сойдёт. <text:span text:style-name="T288">Отправится в тот Каксхавен. «Шпрингер, так по-твоему ты успеешь вовремя приготовить те бумаги?»</text:span></text:p>
      <text:p text:style-name="P51">– <text:span text:style-name="T289">Я ничего не могу гарантировать,</text:span>– <text:span text:style-name="T289">отвечает Герхардт фон Гёль.</text:span></text:p>
      <text:p text:style-name="P158">В Штралсунде, на <text:span text:style-name="T290">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text:span text:style-name="T32">auf Wiedersehen </text:span><text:span text:style-name="T291">поверх пенсне. Слотроп у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скрипящие баржи на деревянные телеги, серые кони с поклоном целуют голые камни без трав… радушные </text:span><text:span text:style-name="T33">пока-пока</text:span><text:span text:style-name="T291"> греют в карманах его пустые руки…. </text:span></text:p>
      <text:p text:style-name="P133"><draw:frame draw:style-name="fr1" draw:name="Image14" text:anchor-type="paragraph" svg:width="6.9252in" svg:height="0.3661in" draw:z-index="0"><draw:image xlink:href="Pictures/1000000000000B720000009B428C9716555D8079.png" xlink:type="simple" xlink:show="embed" xlink:actuate="onLoad" loext:mime-type="image/png"/></draw:frame></text:p>
      <text:p text:style-name="P243">Где Папа Римский чей посох <text:s/>для меня <text:span text:style-name="T294">зацвёл бы</text:span>?</text:p>
      <text:p text:style-name="P244">Холм её <text:span text:style-name="T294">опять</text:span> манит меня шелками, ароматами,</text:p>
      <text:p text:style-name="P244"><text:span text:style-name="T294">Н</text:span>амащёнными мышцами <text:span text:style-name="T294">тел её рабынь</text:span>, её <text:span text:style-name="T294">посулами</text:span></text:p>
      <text:p text:style-name="P244"><text:span text:style-name="T294">Неспешных, у</text:span>тончённых пыток, что неб<text:span text:style-name="T294">есам</text:span> сродни,</text:p>
      <text:p text:style-name="P244"/>
      <text:p text:style-name="P245">Чистотою света<text:span text:style-name="T81">—к поющим узам,</text:span></text:p>
      <text:p text:style-name="P246">К хлыстам: <text:span text:style-name="T294">что</text:span> рассекаю<text:span text:style-name="T294">т</text:span> спектр в размахе.</text:p>
      <text:p text:style-name="P247"><text:span text:style-name="T294">И</text:span>грушк<text:span text:style-name="T294">а утлая</text:span> <text:span text:style-name="T294">для пасти</text:span> <text:span text:style-name="T294">не</text:span>погод, <text:span text:style-name="T294">я </text:span>зов её <text:span text:style-name="T294">встречаю</text:span></text:p>
      <text:p text:style-name="P247"><text:span text:style-name="T294">Куда ни повернусь</text:span>, <text:span text:style-name="T292">в густеющей ночи.</text:span></text:p>
      <text:p text:style-name="P247"/>
      <text:p text:style-name="P248">За мною нет покинутой Лизоры.</text:p>
      <text:p text:style-name="P249">В последней исповеди я преклонил колени,</text:p>
      <text:p text:style-name="P250"><text:soft-page-break/>Агностик, пред сияньем жемчуга его…</text:p>
      <text:p text:style-name="P251">Тут, в моём последнем расщеплённом вздохе</text:p>
      <text:p text:style-name="P251">Нет песни, как нет похоти, <text:s/>вины, <text:span text:style-name="T293">воспоминаний</text:span>:</text:p>
      <text:p text:style-name="P252">Ни пентаграмм, ни кубков, ни святого Дурака….</text:p>
      <text:p text:style-name="P160"/>
      <text:p text:style-name="P161">Бригадный генерал Падинг умер ещё в середине июня от тяжёлого кишечно-инфекционногоо заболевания, <text:span text:style-name="T299">подскуливая, до последней минуты «Бо-бо у меня пузико бо-бо...», непрерывно. Случилось это как раз перед рассветом, как он и хотел. Катье ост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text:span></text:p>
      <text:p text:style-name="P162">Однажды она нашла коробки с плёнкой небрежно сложенные Вебли Сильвернейлом в музыкальной комнате, <text:span text:style-name="T295">заполненной теперь одним лишь распадающимся клавесином Wittmaier, на котором никто не играл, молоточки и педали бесстыдно, струны брошены съезжать в диезы, бемоли, или разъедаться под деловитыми ножами погоды, что непрестанно проникала во все комнаты. <text:s/>Пойнтсмен в тот день отсутствовал по делам в Лондон, отсиживал ланчи с выпивкой среди своих промышленников. Он забыл о ней? Она освободиться? Или уже свободна?</text:span></text:p>
      <text:p text:style-name="P186">Среди по виду полной пустоты «Белого Посещения», она находит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text:p>
      <text:p text:style-name="P164">Когда это они<text:span text:style-name="T81">—</text:span>ах, да <text:s/><text:span text:style-name="T296">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уставился—на каждом машинописная <text:s/>дата, показать закрепление условного рефлекса у животного.</text:span></text:p>
      <text:p text:style-name="P165">Приклеенным в конце всего этого, <text:span text:style-name="T297">необъяснимо, оказывается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text:span></text:p>
      <text:p text:style-name="P165"/>
      <text:p text:style-name="P242">Наркоманья Несыть</text:p>
      <text:p text:style-name="P163"/>
      <text:p text:style-name="P133">«<text:span text:style-name="T298">Мы начинаем с песни Нельсона Эдди, что звучит на заднем фоне:</text:span></text:p>
      <text:p text:style-name="P253"><text:span text:style-name="T299">Наркоманья несыть</text:span>,</text:p>
      <text:p text:style-name="P254">О, <text:span text:style-name="T299">наркоманья несыть</text:span>!</text:p>
      <text:p text:style-name="P255">Вселяешься как бесы,</text:p>
      <text:p text:style-name="P255">Самый пушистый кайф ломаешь,</text:p>
      <text:p text:style-name="P255">Меня в свинью ты превращаешь,</text:p>
      <text:p text:style-name="P257">Как всех познавших НАРКОМАНЬЮ НЕСЫТЬ!</text:p>
      <text:p text:style-name="P166"/>
      <text:p text:style-name="P167">Теперь в город въезжают два изнурённые <text:span text:style-name="T300">в пути</text:span> ковбоя, <text:span text:style-name="T300">Базил Ратбон и С. З. («Обнимашка») Сакал. На въезде в город, загораживая им дорогу, стоит Карлик, который играл главную роль в </text:span><text:span text:style-name="T34">Уродцах. </text:span><text:span text:style-name="T301">Тот, у которого Немецкий акцент. Он в городе шериф. Носит громадную золотую звезду, что закрывает почти всю его грудь. Ратбон и Сакал придерживают лошадей неловко улыбаясь.</text:span></text:p>
      <text:p text:style-name="P168">Ратбон: Это же не может быть <text:span text:style-name="T1">взаправду</text:span>, как думаешь?</text:p>
      <text:p text:style-name="P170"><text:soft-page-break/>Сакал: Ху, ху! Ишшо как вправду, пропашший ты наркуша, <text:span text:style-name="T302">пашёл нажевалсси таво </text:span><text:span text:style-name="T35">кайтуса</text:span><text:span text:style-name="T302">, у дароги, заместа пакурить маёй канопельки, я ж те грил—</text:span></text:p>
      <text:p text:style-name="P187">Ратбон (с его нервической Болезненной Усмешкой): Я тебя умоляю—мне ни к чему Еврейская мамочка. Я и сам вижу что взаправду, а что не взаправду. </text:p>
      <text:p text:style-name="P171">(Карлик, тем временем, принимает позы крутого мачо, и вертит пару гигантский Кольтов).</text:p>
      <text:p text:style-name="P172">Сакал: Када паматаисси с маё по дарогам<text:span text:style-name="T81">—</text:span>и <text:span text:style-name="T1">ты врубаисси про каки я дароги</text:span>, <text:span text:style-name="T303">ты, салага сопливый—так тада уш дотюпаишь иде взаправдашний шериф карлик, а иде примерещенный.</text:span></text:p>
      <text:p text:style-name="P173">Ратбон: <text:span text:style-name="T304">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text:span></text:p>
      <text:p text:style-name="P174">Сакал: Ты забыл «ты старый нигадяй».</text:p>
      <text:p text:style-name="P174">Ратбон: Ты старый негодяй.</text:p>
      <text:p text:style-name="P175">Они хохочут, выхватывают свои пистолеты <text:span text:style-name="T305">и обмениваются парой игривых выстрелов. Карлик мечется туда-сюда, сыпя писклявыми с Немецким акцентом Вестернизмами типа «Этот город слишком мал для нас двоих!»</text:span></text:p>
      <text:p text:style-name="P176">Сакал: Этта, мы <text:span text:style-name="T1">оба иво видим</text:span>. Значицца взаправдашний.</text:p>
      <text:p text:style-name="P177">Ратбон: Совместные галлюцинации не такая уж невидаль в нашем мире, партнёр.</text:p>
      <text:p text:style-name="P178">Сакал: Кто грит этта <text:span text:style-name="T1">савмесна</text:span> галюцация? Ху, ху! <text:span text:style-name="T306">Была б этта вапше галюцация—я не грю вот ба—так тока от пейоты. Или жа от бешенава агурца, мазможна…</text:span></text:p>
      <text:p text:style-name="P179">Эта интересная беседа длится полтора часа. <text:span text:style-name="T307">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пока не свалится в корыто с водой для лошадей, а мы видим заключительный ближний план Ратбона улыбающегося в его неопределённой манере. Затихая звучит песня:</text:span></text:p>
      <text:p text:style-name="P188"><text:s/></text:p>
      <text:p text:style-name="P256">Самый пушистый кайф ломаешь,</text:p>
      <text:p text:style-name="P256">Меня в свинью ты превращаешь,</text:p>
      <text:p text:style-name="P258">Как всех познавших НАРКОМАНЬЮ НЕСЫТЬ!</text:p>
      <text:p text:style-name="P169"/>
      <text:p text:style-name="P180">К этому имеется краткий эпилог, <text:span text:style-name="T308">где Осби пытается пояснить что конечно элемент </text:span><text:span text:style-name="T36">Несыти </text:span><text:span text:style-name="T309">должен быть включён как-то в сюжетную линию, чтобы оправдать название фильма, но плёнка заканчивается посреди его очередного «э-э...»</text:span></text:p>
      <text:p text:style-name="P181">Катье на этот момент сбита с толку, но она умеет распознать послание, когда видит его. <text:span text:style-name="T310">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тут она найдёт. Она перематывает и снова запускает фильм. Осби смотрит прямо в камеру: прямо на неё, никакого тебе бездельного дурачества наркуши, он </text:span><text:span text:style-name="T37">играет роль</text:span><text:span text:style-name="T310">. Ошибиться невозможно. Это послание, кодом, который чуть погодя она взламывает таким образом. Допустим тот Ратбон представляет молодого Осби собственной персоной. С. З. Сакал возможно мистер Пойнтсмен, а Карлик шериф всю тёмную грандиозную Схему, вложенную в один пакетик, уменьшенный, явная мишень. Пойнтсмен доказывает, что она настоящая, но Осби лучше знает.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нестриженный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text:span><text:soft-page-break/><text:span text:style-name="T310">мимо водных сооружений, мимо блоков новых квартир заменяющих разровненные трущобы, бетон ещё сырой в своей опалубке, с такой же вот надеждой на побег в своём сердце—в движении, ранимая тень, очень давно, на встречу с Пиратом у ветряной мельницы под названием «Ангел». Где он теперь? Живёт ли по-прежему в Челси? Жив ли вообще?</text:span></text:p>
      <text:p text:style-name="P182">Осби оказывается дома, во всяком случае, курит косяки, заправляется кокаином. <text:span text:style-name="T311">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что ничуть не стеснила протуберанец.</text:span></text:p>
      <text:p text:style-name="P52">– <text:span text:style-name="T312">Шерлок Холмс. Базил Ратбон. Я был прав,</text:span>– <text:span text:style-name="T312">дыхание перехватило, она роняет свою сумку.</text:span></text:p>
      <text:p text:style-name="P183">Аура пульсирует, в скромном поклоне. <text:span text:style-name="T313">Он тоже сталь, сыромятная кожа и пот: «Хорошо, хорошо. Там и сын Франкенштейна есть, тоже. Я и хотел, чтоб мы могли напрямую, но—»</text:span></text:p>
      <text:p text:style-name="P53">– <text:span text:style-name="T314">Где Прентис?</text:span></text:p>
      <text:p text:style-name="P54">– <text:span text:style-name="T315">Вышел высмотреть кое-какой транспорт.</text:span>– <text:span text:style-name="T316">Он отводит её в заднюю комнату уставленную телефонами, пробковая доска вся покрыта пришпиленными заметками, столы завалены картами, расписаниями, </text:span><text:span text:style-name="T38">Введение </text:span><text:span text:style-name="T39">в</text:span><text:span text:style-name="T38"> Современн</text:span><text:span text:style-name="T39">ый</text:span><text:span text:style-name="T38"> Иреро</text:span><text:span text:style-name="T316">, истории корпораций, боббины скрытой звукозаписи.</text:span>– <text:span text:style-name="T317">Тут пока ещё не совсем всё в порядке. Но постепенно, милочка, постепенно.</text:span></text:p>
      <text:p text:style-name="P189">Это то, о чём она думала? <text:s/>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text:p>
      <text:p text:style-name="P184">Осби подтащил два раскладных стула, подаёт ей стопку бумаг отпечатанного на мимеографе, довольно толстенькую. «<text:span text:style-name="T318">Пара-двойка вещей, тут, что тебе следует знать. Нам жутко не хочется тебя торопить. Но лошадиное корыто ждёт».</text:span></text:p>
      <text:p text:style-name="P185">И вскоре, излившись модуляциями по комнатам в великолепной (и поначалу невразумительной) <text:span text:style-name="T319">демонстрации бугенвиллей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приходит время, просто, разделяться. Мы теперь в коридорах избранных нами, направляясь к Трибуне….»</text:span></text:p>
      <text:p text:style-name="P185"><draw:frame draw:style-name="fr1" draw:name="Image15" text:anchor-type="paragraph" svg:width="6.9252in" svg:height="0.3661in" draw:z-index="1"><draw:image xlink:href="Pictures/1000000000000B720000009B428C9716555D8079.png" xlink:type="simple" xlink:show="embed" xlink:actuate="onLoad" loext:mime-type="image/png"/></draw:frame></text:p>
      <text:p text:style-name="P282">Дорогая Мама, я послал пару человек в Ад сегодня….</text:p>
      <text:p text:style-name="P259">—<text:span text:style-name="T320">Фрагмент, предположительно, из </text:span><text:span text:style-name="T40">Евангелие от Фомы</text:span></text:p>
      <text:p text:style-name="P287">(номер документа в каталоге Папирусов Озиринчаса засекречен)</text:p>
      <text:p text:style-name="P167"/>
      <text:p text:style-name="P190">Кто бы подумал, что их тут столько соберётся? <text:span text:style-name="T321">А они всё прибывают через это раздражающее строение, собираются <text:s/>группами, расхаживают в одинокой задумчивости, или рассматривают картины, книги, экспонаты. Это смахивает на какой-то очень обширный музей, построен во множестве уровней и новые крылья прибавляются как живая ткань—хотя всё это и впрямь разрастается в некую окончательную форму, те, кто тут внутри, не могут распознать. Некоторые залы посещаются на собственный страх и риск, и смотрители размещены на всех подходах поставить в полную известность. Движение в таки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надо заходить внутрь, обследовать бесчисленные полки, где каждая ломится под сластями более приятными и манящими, чем </text:span><text:soft-page-break/><text:span text:style-name="T321">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text:s/>с начинкой из Баварского крема, с завитушками горько-сладкого шоколада поверху, измельчённый миндаль, вишни величиной с шарики для пинг-понга, и попкорн в топлёном зефире и масле, и тысячи разновидностей помадки,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а один <text:s/>конец ирисочной путеводной нити, чей остальной конец ожет вообще быть где угодно… ну, можно и пойти куда приведёт… бредёт вперёд не слишком-то довольный, сматывая ирис <text:s/>метр за метром, порой засовывая кусочек в рот—мм, арахисовое масло и патока—в общем, его лабиринтовый ход вы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text:s/>Теперь тур выводит Пирата в открытый двор, где небольшая толпа собралась вокруг одного из делегатов </text:span><text:span text:style-name="T41">Erdschweinhöhle</text:span><text:span text:style-name="T321"> в громогласном диспуте с рекламным руководителем о чём же ещё если не по Вопросу Ереси, что уже обернулся камешком в башмаке этой Конвенции, и возможно станет скалой, на которой она будет возведена. Мимо проходят уличные артисты: акробаты-самоучки головокружительно ходят колесом по мостовой, что выглядит опасно твёрдою и скользкой, хоры казу исполняют попурри из Гильберт&amp;Салливан, юноша с девушкой танцующие не по ровной улице, а вверх-вниз, обычно на ступенях маршей пошире, как только там скопится поток, чтоб через них протанцовывать…. </text:span></text:p>
      <text:p text:style-name="P191">Сматывая свой клубок ириса, что становится уже довольно громоздким, Пират минует Биверборд-Роу, <text:span text:style-name="T322">так она называется: тут представлены офисы всех Комитетов, наименование каждого прорисованы по трафарету над его входом—А4… IG… НЕФТЯНЫЕ КОМПАНИИ… ЛОБОТОМИЯ… САМООБОРОНА… ЕРЕСЬ…</text:span></text:p>
      <text:p text:style-name="P55">– Конечно<text:span text:style-name="T323">, вы видите это всё глазами солдата,</text:span>– <text:span text:style-name="T324">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они все держатся теперь. Она идёт с ним рядом длинными грациозными шагами, помахивает руками, потряхивает головой</text:span>—<text:span text:style-name="T325">тянется отщипнуть от его ириса, касаясь при этом его руки.</text:span></text:p>
      <text:p text:style-name="P56">– <text:span text:style-name="T326">Для вас это всё цветущий сад,</text:span>– <text:span text:style-name="T326">предполагает он.</text:span></text:p>
      <text:p text:style-name="P56">– <text:span text:style-name="T326">Да, возможно вы не такой уж сухой <text:s/>пень, в конце концов.</text:span></text:p>
      <text:p text:style-name="P192">Ах, они ещё как его беспокоят, эти <text:span text:style-name="T327">свободные </text:span>женщины <text:span text:style-name="T327">не достигшие двадцати, их воодушевлённость так заразительна. </text:span></text:p>
      <table:table table:name="Table2" table:style-name="Table2">
        <table:table-column table:style-name="Table2.A"/>
        <table:table-column table:style-name="Table2.B"/>
        <table:table-row>
          <table:table-cell table:style-name="Table2.A1" office:value-type="string">
            <text:p text:style-name="P265"/>
            <text:p text:style-name="P265">Послушай, это просто<text:span text:style-name="T87">—</text:span><text:span text:style-name="T86">не, </text:span><text:span text:style-name="T87">—</text:span><text:span text:style-name="T86">при, </text:span><text:span text:style-name="T87">—</text:span><text:span text:style-name="T86">лично,</text:span></text:p>
            <text:p text:style-name="P266"><text:span text:style-name="T86">Такой подъём, всё</text:span><text:span text:style-name="T87">—</text:span><text:span text:style-name="T86">так, </text:span><text:span text:style-name="T87">—</text:span><text:span text:style-name="T86">от, </text:span><text:span text:style-name="T87">—</text:span><text:span text:style-name="T86">лично,</text:span></text:p>
            <text:p text:style-name="P271">Про возраст свой забыли все…</text:p>
            <text:p text:style-name="P266"><text:span text:style-name="T86">Пчёлы в ме</text:span><text:span text:style-name="T87">—</text:span><text:span text:style-name="T86">ду</text:span></text:p>
            <text:p text:style-name="P266"><text:span text:style-name="T86">Нам не по</text:span><text:span text:style-name="T87">—, —</text:span><text:span text:style-name="T86">ме, </text:span><text:span text:style-name="T87">—</text:span><text:span text:style-name="T86">ха,</text:span></text:p>
            <text:p text:style-name="P267"><text:span text:style-name="T86">И на хо</text:span><text:span text:style-name="T87">—</text:span><text:span text:style-name="T86">ду</text:span></text:p>
            <text:p text:style-name="P267"><text:span text:style-name="T86">Нас качает от</text:span><text:span text:style-name="T87">—</text:span><text:span text:style-name="T86">сме, </text:span><text:span text:style-name="T87">—</text:span><text:span text:style-name="T86">ха,</text:span></text:p>
            <text:p text:style-name="P272">Весельем бурлим у всех на виду</text:p>
            <text:p text:style-name="P273"><text:soft-page-break/></text:p>
          </table:table-cell>
          <table:table-cell table:style-name="Table2.B1" office:value-type="string">
            <text:p text:style-name="P283"/>
            <text:p text:style-name="P283">Откуда взялся оркестр свинга?</text:p>
            <text:p text:style-name="P283"/>
            <text:p text:style-name="P284">Она подскакивает вверх-вниз, </text:p>
            <text:p text:style-name="P286">ей хочется пуститься в джиттербаг, </text:p>
            <text:p text:style-name="P284"><text:span text:style-name="T328">он видит, что она хочет </text:span><text:span text:style-name="T42">утратить свою гравитацию</text:span><text:span text:style-name="T328">...</text:span></text:p>
          </table:table-cell>
        </table:table-row>
        <table:table-row>
          <table:table-cell table:style-name="Table2.A1" office:value-type="string">
            <text:p text:style-name="P269"><text:span text:style-name="T86">На</text:span><text:span text:style-name="T87">—</text:span><text:span text:style-name="T86">чхать что тебе</text:span><text:span text:style-name="T87">—</text:span><text:span text:style-name="T86">из</text:span><text:span text:style-name="T87">—</text:span><text:span text:style-name="T86">твоей</text:span><text:span text:style-name="T87">—</text:span><text:span text:style-name="T86">тачки</text:span><text:span text:style-name="T87">— </text:span><text:span text:style-name="T86">кричат,</text:span></text:p>
            <text:p text:style-name="P269"><text:span text:style-name="T86">Не оглянёшься</text:span><text:span text:style-name="T87">—</text:span><text:span text:style-name="T86">и</text:span><text:span text:style-name="T87">—</text:span><text:span text:style-name="T86">они</text:span><text:span text:style-name="T87">—</text:span><text:span text:style-name="T86">замол</text:span><text:span text:style-name="T87">—</text:span><text:span text:style-name="T86">чат,</text:span></text:p>
            <text:p text:style-name="P269"><text:span text:style-name="T86">За</text:span><text:span text:style-name="T87">—</text:span><text:span text:style-name="T86">будь, </text:span><text:span text:style-name="T87">—</text:span><text:span text:style-name="T86">что,</text:span><text:span text:style-name="T87">— </text:span><text:span text:style-name="T86">говорит</text:span><text:span text:style-name="T87">—</text:span><text:span text:style-name="T86">твой</text:span><text:span text:style-name="T87">—</text:span><text:span text:style-name="T86">ка</text:span><text:span text:style-name="T87">—</text:span><text:span text:style-name="T86">лендарь,</text:span></text:p>
            <text:p text:style-name="P269"><text:span text:style-name="T86">В ладони, словно пуп</text:span><text:span text:style-name="T87">—</text:span><text:span text:style-name="T86">сик, </text:span><text:span text:style-name="T87">—</text:span><text:span text:style-name="T86">у, </text:span><text:span text:style-name="T87">—</text:span><text:span text:style-name="T86">дарь! </text:span></text:p>
            <text:p text:style-name="P275"/>
            <text:p text:style-name="P270"><text:span text:style-name="T86">Глаза горят</text:span><text:span text:style-name="T87">—</text:span><text:span text:style-name="T86">так, </text:span><text:span text:style-name="T87">—</text:span><text:span text:style-name="T86">выра, </text:span><text:span text:style-name="T87">—</text:span><text:span text:style-name="T86">зительно,</text:span></text:p>
            <text:p text:style-name="P270"><text:span text:style-name="T86">А смех ей-Бо, </text:span><text:span text:style-name="T87">—</text:span><text:span text:style-name="T86">гу, </text:span><text:span text:style-name="T87">—</text:span><text:span text:style-name="T86">зара, </text:span><text:span text:style-name="T87">—</text:span><text:span text:style-name="T86">зителен,</text:span></text:p>
            <text:p text:style-name="P268"><text:span text:style-name="T86">Нет сил остаться про</text:span><text:span text:style-name="T87">—</text:span><text:span text:style-name="T86">сто, зрителем,</text:span></text:p>
            <text:p text:style-name="P274">Пускаюсь в пляс! </text:p>
          </table:table-cell>
          <table:table-cell table:style-name="Table2.A1" office:value-type="string">
            <text:p text:style-name="P285"/>
          </table:table-cell>
        </table:table-row>
      </table:table>
      <text:p text:style-name="P192"/>
      <text:p text:style-name="P193">Единственный офис на Биверборд-Роу, что не связан физически с остальными, <text:span text:style-name="T329">с преднамеренностью размещён отдельно, это сморщенная хижина, печная труба торчит из крыши, куски автомобиля солидно заржавелые разбросаны по двору, груды дров под расползающимся брезентом дождевого цвета, домик-трейлер с его покрышками и одним колесом косо прислонёнными в забвении и шелесте холодного дождя к его облупленным непогодой стенкам… АДВОКАТ ДЬЯВОЛА вот что грит вывеска, да и внутри там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text:span text:style-name="T43">увязанности</text:span><text:span text:style-name="T329"> одного с другим, шансы на свободу лопаются навсегда. Слово уже перестало что-либо значить. Веские обоснования выдаёт тут Отец Рапиер, не без крутых моментов красноречия, моменты, что и его самого явно трогают… нет нужды даже заходить туда, в офис, съехавшиеся могут настроиться на волну из любой точки в Конвенции на его страстные выступления, которые часто прорываются в разгар празднования и юмористы из съехавшихся умников стали уже называть это «Критической Массой» (усекаешь? Не очень многим доходило в 1945, Космическая Бомба всё ещё трепещет в своём младенчестве, ещё не представлена Народу, так что этот термин можно было слышать лишь в совсем уж как-сверх-умник-умнику базаре). «Думаю имеется <text:s/>ужасающая возможность теперь, в Мире. Чего нам лучше не отметать, мы должны рассмотреть её. Возможно, что Они не умрут. Что Им теперь по силам существовать вечно—хотя мы, конечно, так и будем умирать как всегда и делали. Смерть послужила для Них источником власти. Нам достаточно легко было это подметить. Раз уж мы тут всего лишь раз, один только раз, тогда мы тут явно затем, чтобы взять то, что можем, пока можем. Если Они взяли намного больше, и взяли не только от Земли, но и от нас—ну, чего уж возмущаться Ими, когда Они тоже обречены умирать как и мы? Все в одной лодке, все под одной тенью… да… да. Но так ли это на самом деле? Или же это лучший, и наистарательнейше распространнённый, <text:s/>из их обманов, известных и неизвестных? </text:span></text:p>
      <text:p text:style-name="P194">Нам остаётся рассматривать возможность, что мы умираем <text:span text:style-name="T1">только лиш</text:span>ь потому, <text:span text:style-name="T330">что Они хотят этого: потому что для Их существования Им необходим наш ужас. Мы для Них питательная среда….</text:span></text:p>
      <text:p text:style-name="P195">Это должно радикально изменить суть нашей веры. <text:span text:style-name="T331">Требовать, чтобы мы продолжили верить в Их моральность, верить, что они способны плакать, чувствовать страх, чувствовать боль, верить будто они всего лишь делают вид будто Смерть слуга Их—верить в Смерть как хозяина всех нас—значит требовать смелость такого порядка, что, насколько я знаю, за пределами моей собственной человечности, хотя и не могу говорить за остальных...» Но, вместо упований на слепую веру, мы может быть развернёмся и примем бой: требуя от тех место кого мы умираем наше собственное бессмертие. Они возможно уже не умирают от возраста, но всё же могут быть убиты. А если нет, по крайней мере мы можем научиться лишать Их нашего страха перед </text:span><text:soft-page-break/><text:span text:style-name="T331">Смертью. Для вампира какого угодно сорта существует крест нужного вида. И хотя бы физические вещи, которые они отняли у Земли, у нас, могут быть разобраны, разбиты—возвращены по месту происхождения.</text:span></text:p>
      <text:p text:style-name="P196">Верить, что каждый из Них <text:span text:style-name="T1">умрёт</text:span> лично, означает также верить, <text:span text:style-name="T332">что Их система тоже умрёт—что какой-то шанс на обновление, некая диалектика, всё ещё действует в Истории. Утверждение Их смертности есть утверждение Возврата. Я указывал определённые преграды на пути утверждения Возврата….– Это звучит как отговорка, а в голосе священника страх. Пират и девушка слушали его мешкая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дыры в стенах откуда были выдернуты крепления, и наскоро заштукатурены. Остальные, похоже ожидавшие его, коротали время в играх, где боль наличествует скрытым това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text:span text:style-name="T44">теперь</text:span><text:span text:style-name="T332">»,– слышится торопливый радиодиктор,– «пора что? Поднять—Мыло!» Аплодисменты и вскрики хохота, что продолжается неприятно долгое время.</text:span></text:p>
      <text:p text:style-name="P57">– <text:span text:style-name="T333">Поднять Мыло?</text:span>– <text:span text:style-name="T333">Сэмми Гильберт-Шпаес приближается к тонкой разделяющей стенке загянуть в дверной проём.</text:span></text:p>
      <text:p text:style-name="P58">– <text:span text:style-name="T334">Шумные соседи,</text:span>– <text:span text:style-name="T334">замечает Немецкий кинорежиссёр Герхардт фон Гёль.</text:span>– <text:span text:style-name="T335">Они когда-нибудь кончают?</text:span></text:p>
      <text:p text:style-name="P59">– <text:span text:style-name="T335">Прывет, Прентис,</text:span>– <text:span text:style-name="T335">кивает чернокожий, которого Пират не узнаёт,</text:span>– <text:span text:style-name="T335">похоже мы тут представляем старую школу.</text:span>– <text:span text:style-name="T335">Это что </text:span><text:span text:style-name="T45">за</text:span><text:span text:style-name="T335">, кто эти все</text:span>— <text:span text:style-name="T336">Его имя Сент-Жюст Гросаут,</text:span>– <text:span text:style-name="T337">Большую часть Срока наша Контора пыталась внедрить меня в </text:span><text:span text:style-name="T46">Schwarzkommando</text:span><text:span text:style-name="T337">. Никто больше этим не интересовался. <text:s/>Звучит немного параноидно, но по-моему я там был один такой….</text:span>– <text:span text:style-name="T338">От такого вопиющего нарушения секретности, если оно тем и было, Пират малость опешил.</text:span></text:p>
      <text:p text:style-name="P60">– <text:span text:style-name="T339">Ты бы мог</text:span>—<text:span text:style-name="T340">ну, ознакомить меня с оперативной сводкой про это всё?</text:span></text:p>
      <text:p text:style-name="P61">– <text:span text:style-name="T340">О, Джеффри. Бога ради.</text:span>– <text:span text:style-name="T340">Сэмми Гильберт-Шпаес возвращается от пункта наблюдения за игрищами в душевой, потряхивая головой, мешковатые Ливанские глаза безотрывно смотрят вдоль его носа,</text:span>– <text:span text:style-name="T341">Джеффри, к тому времени, когда ты получишь </text:span><text:span text:style-name="T47">какой угодно</text:span><text:span text:style-name="T341"> отчёт, всё уже переменится. Мы можем сокращать их по твоему усмотрению, но это будет лишь тратой твоей решительности, не стоит, право же, оно не стоит этого. Просто посмотри вокруг, Джеффри. Присмотрись внимательней, видишь кто тут?</text:span></text:p>
      <text:p text:style-name="P197">Пират с изумлением видит сэра Стивена Дадсон-Трак в более молодцеватой форме <text:span text:style-name="T342">чем за всю <text:s/>жизнь. Тот в активном умиротворении, типа, праведный самурай—всякий раз он вступает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text:span></text:p>
      <text:p text:style-name="P62">– <text:span text:style-name="T343">О, нет, ты же не дашь, чтоб <text:s/></text:span><text:span text:style-name="T48">этот</text:span><text:span text:style-name="T343"> навешал тебе лапши?</text:span>– <text:span text:style-name="T344">а кто бы это мог быть, с засаленным помпадуром начёса почти такой же высоты как и само лицо, в котором различается приплюснутая, пропущенная сквозь мясорубку душа бойца, кто не только сигал очертя голову, но и полнился плохими предчувствиями по пути вниз. Это Еремия («Милосердый») Эванс, хорошо известный политический информатор из Пемброка.</text:span>– <text:span text:style-name="T345">Нет, наш Стивенька не совсем ещё готов причислиться к лику святых, так ведь, дорогуша?</text:span>– <text:span text:style-name="T346">Отвешивая тому, играючи, оплеухи по щеке.</text:span>– <text:span text:style-name="T346">А? а? а?</text:span></text:p>
      <text:p text:style-name="P63">– <text:span text:style-name="T347">Нет, если попаду в шарагу таких как ты,</text:span>– <text:span text:style-name="T347">отвечает рыцарь, по 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text:span>—</text:p>
      <text:p text:style-name="P63"/>
      <text:p text:style-name="P260">Помолись за простого <text:span text:style-name="T348">стукача</text:span>,</text:p>
      <text:p text:style-name="P261"><text:soft-page-break/>Он вышел из пизды, как и тыыыы<text:span text:style-name="T81">—</text:span></text:p>
      <text:p text:style-name="P262">Не стоит на него ворчать,</text:p>
      <text:p text:style-name="P262">Он пашет как подземные кроты…</text:p>
      <text:p text:style-name="P262">И когда тебе вскряхнётся с удобством,</text:p>
      <text:p text:style-name="P262">Спроси себя: а ему каково?</text:p>
      <text:p text:style-name="P263">Неужто хуже быть проданным </text:p>
      <text:p text:style-name="P263">За пару монет,</text:p>
      <text:p text:style-name="P263">Чем кряхтеть всю жизнь после того?</text:p>
      <text:p text:style-name="P193"/>
      <text:p text:style-name="P64">– <text:span text:style-name="T349">Не уверен, что мне тут понравиться,</text:span>– <text:span text:style-name="T349">Пират, с нарастающим внутри подозрением, нервно оглядывается.</text:span></text:p>
      <text:p text:style-name="P65">– <text:span text:style-name="T350">Самая худшая часть это стыд,</text:span>– <text:span text:style-name="T350">сэр Стивен сообщает ему.</text:span>– <text:span text:style-name="T351">Преодоление его. Затем твой следующий шаг</text:span>—<text:span text:style-name="T352">ну, я говорю как опытный в этом деле, но на самом деле я продвинулся лишь настолько, преодоление стыда. Как только свяжусь с упражнением на тему «Природа Свободы» знаете ли, размышляя каждое ли из моих действий действительно моё, или же я всегда делаю то, что Они от меня хотят… независимо от моего </text:span><text:span text:style-name="T49">мнения, </text:span><text:span text:style-name="T352"><text:s/>понимаете… мне было предложено поразмыслить над старинной задачкой Радио-Управление- Вживленное-в-Голову-при-Рождении—в виде коана, полагаю… Она доводит меня буквально, до клинического сумасшествия. Скорее всего, именно в этом вся суть. И кто знает то будет </text:span><text:span text:style-name="T49">дальше</text:span><text:span text:style-name="T352">? Боже милостивый. Мне не узнать, конечно, пока не справлюсь с этим… Не хочу так сразу вас расхолаживать</text:span>—</text:p>
      <text:p text:style-name="P66">– <text:span text:style-name="T353">Нет, нет, я думал о другом</text:span>—<text:span text:style-name="T353">вот все вы тут это моя Группа, или как? Меня сюда </text:span><text:span text:style-name="T50">назнач</text:span><text:span text:style-name="T51">чили</text:span><text:span text:style-name="T353">?</text:span></text:p>
      <text:p text:style-name="P66">– <text:span text:style-name="T354">Да. Начинаете догадываться почему?</text:span></text:p>
      <text:p text:style-name="P67">– <text:span text:style-name="T355">Боюсь, что да.</text:span>– <text:span text:style-name="T356">Помимо всего прочего, эти присутствующие, в конце концов, такие люди, кто убивает друг друга, и Пират всегда был одним из них.</text:span>– <text:span text:style-name="T357">Я надеялся на</text:span>—<text:span text:style-name="T357">о, это глупо, какую-то долю милосердия… но я былл в ночном кинотеатре на углу Галахо-Мюз, перекрёсток с добавочной улицей, которую не всегда замечаешь, потому что она под таким необычным углом… у меня была неудачная полоса, ядовитое, металлическое время… пахло гадостно, как горелый косяк… мне просто нужно было место немного отсидеться, а им там без разницы кто ты, что ты ешь или сколько спишь, кого</text:span>—<text:span text:style-name="T358">с кем ты пришёл….</text:span></text:p>
      <text:p text:style-name="P68">– <text:span text:style-name="T359">Прентис, брось, всё нормально,</text:span>– <text:span text:style-name="T359">это Сент-Жюст Гросаут, которого остальные называют «Сам Жесть», когда хотят, чтоб он заткнулся, при таких пассажах тут, когда всё оборачивается просто сборищем хулиганства.</text:span></text:p>
      <text:p text:style-name="P69">– <text:span text:style-name="T360">Я просто… не могу… то есть если это правда, тогда,</text:span>– <text:span text:style-name="T361">смешок, который ему трудно вызвать, глубоко в дыхательных путях,</text:span>– <text:span text:style-name="T362">тогда я ничему не изменил, не так ли? То есть, если я вообще не изменял….</text:span></text:p>
      <text:p text:style-name="P198"><text:span text:style-name="T363">Извещение настигло его во время правительственного ролика кинохроники. </text:span>ОТ КИНЖАЛА-И-ПЛАЩА К ПРИЗНАНИЯМ НАТОЩАК, <text:span text:style-name="T364">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 что никто не знае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о на переднем полуобнажённое, завшивленное и волосатое создание, приблизительно рода людей, жутко бледное, корчилось за потресканными остатками зеркального стекла, скребло болячки на лице и брюхе, до крови, почёсывалось и вылавливало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text:s/>Необычным является то, что мистер Амп работал на Управление ппо Спец Операциям….»</text:span></text:p>
      <text:p text:style-name="P70"><text:soft-page-break/>– <text:span text:style-name="T365">Там довольно забавно, в общем-то,</text:span>– <text:span text:style-name="T365">пока камера надвигается для ближнего плана этого индивида,</text:span>– <text:span text:style-name="T366">всего за неделю мне дошло что и как надо….</text:span></text:p>
      <text:p text:style-name="P70">– <text:span text:style-name="T366">Появилось ли у вас чувство, что вы тут свой, чего не было по возвращении, или</text:span>—<text:span text:style-name="T366">вас всё ещё тут не приняли?</text:span></text:p>
      <text:p text:style-name="P71">– <text:span text:style-name="T367">Они</text:span>—<text:span text:style-name="T367">о, люди, тут люди просто чудесные. Просто отличные. Нет, </text:span><text:span text:style-name="T52">с этим</text:span><text:span text:style-name="T367"> никаких проблем вообще.</text:span></text:p>
      <text:p text:style-name="P199">В этот момент с по-еп<text:span text:style-name="T368">и</text:span>скопски возвышенного сиденья <text:span text:style-name="T368">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посетителя уже не стало. </text:span></text:p>
      <text:p text:style-name="P72">– <text:span text:style-name="T369">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text:span>—</text:p>
      <text:p text:style-name="P72">– <text:span text:style-name="T370">Быть д</text:span>—</text:p>
      <text:p text:style-name="P73">– <text:span text:style-name="T371">Всё нормально. «Быть д</text:span>—»?</text:p>
      <text:p text:style-name="P74">– <text:span text:style-name="T372">Быть двойным агентом. «Привыкать»?</text:span>– <text:span text:style-name="T373">Он присматривается к остальным. Каждый тут смотрится </text:span><text:span text:style-name="T53">как минимум</text:span><text:span text:style-name="T373"> двойным агентом.</text:span></text:p>
      <text:p text:style-name="P75">– <text:span text:style-name="T374">Да… ты докатился до этого, докатился к нам сюда,</text:span>– <text:span text:style-name="T374">шепчет Сэмми.</text:span>– <text:span text:style-name="T375">Отделайся от своего стыда и своих нюнь, молодой человек, потому что у нас нет привычки </text:span><text:span text:style-name="T54">терпеть</text:span><text:span text:style-name="T375"> такое слишком долго.</text:span></text:p>
      <text:p text:style-name="P76">– <text:span text:style-name="T376">Это </text:span><text:span text:style-name="T55">тень</text:span><text:span text:style-name="T376">,</text:span>– <text:span text:style-name="T376">кричит Пират,</text:span>– <text:span text:style-name="T376">это работа в тени, навсегда.</text:span></text:p>
      <text:p text:style-name="P77">– <text:span text:style-name="T377">Но подумай о свободе?</text:span>– <text:span text:style-name="T377">грит Милосердый Эванс.</text:span>– <text:span text:style-name="T378">Я не могу доверять даже себе? Так ведь. Как может человек быть свободнее такого? Если его может продать кто угодно? даже и он </text:span><text:span text:style-name="T56">сам</text:span><text:span text:style-name="T378"> понимаешь.</text:span></text:p>
      <text:p text:style-name="P78">– <text:span text:style-name="T57">Я не хочу этого</text:span>—</text:p>
      <text:p text:style-name="P79">– <text:span text:style-name="T379">У тебя нет выбора,</text:span>— <text:span text:style-name="T380">отвечает Додсон-Трак.</text:span>— <text:span text:style-name="T380">Конторе отлично известно, что ты прибыл сюда. Они будут ждать полный отчёт от тебя теперь. Либо добровольно, или по-другому.</text:span></text:p>
      <text:p text:style-name="P80">– <text:span text:style-name="T381">Но я бы… мог никогда им не сказать</text:span>— <text:span text:style-name="T381">Улыбки, которые они ему сейчас демонстрируют, умышленно жестоки, чтобы чуть-чуть помочь ему.</text:span>– <text:span text:style-name="T381">Вы совсем, вы что мне вовсе не доверяете?</text:span></text:p>
      <text:p text:style-name="P80">– <text:span text:style-name="T381">Конечно нет,</text:span>– <text:span text:style-name="T381">грит Сэмми.</text:span>– <text:span text:style-name="T381">А ты бы</text:span>—<text:span text:style-name="T382">на самом деле</text:span>—<text:span text:style-name="T381">поверил бы кому-нибудь из нас?</text:span></text:p>
      <text:p text:style-name="P81">– <text:span text:style-name="T383">О, нет,</text:span>– <text:span text:style-name="T383">шепчет Пират. Сейчас на весах его участь. И никого другого. Но <text:s/>это всё ещё в процессе, который Они могут подправить так же легко, как и любого другого клиента. Сам того не ожидая, Пират, похоже, заплакал. Странно. Он ещё никогда не плакал на людях, как сейчас. Но он понимает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text:span>—<text:span text:style-name="T384">остаться на дне среди Обойдённых, его бедная честь утрачена, ни найти невозможно, ни искупить.</text:span></text:p>
      <text:p text:style-name="P82"><text:span text:style-name="T385">Он плачет о людях, местах и вещах оставленных позади: о Скорпии Мосмун, что живёт на Сент-Джонз-Вуд, между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й <text:s/>хотя бы в несомненную красоту ночи… о девушке в Мидланз по имени Виргиния, и о их ребёнке, который так никогда и не родился… о его умершей </text:span><text:soft-page-break/><text:span text:style-name="T385">матери, о его умирающем отце, о невинных и дураках, что таки доверятся ему, несчастные обличья,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м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Космической Бомбы</text:span>— «<text:span text:style-name="T386">Ну»,</text:span>– <text:span text:style-name="T386">умное старое лицо подающего ему очки с чёрными линзами,</text:span>– «<text:span text:style-name="T386">вот тебе твоя Бомба….»,</text:span>– <text:span text:style-name="T386">потом оборачиваться к зрелищу жирного жёлтого взрыва на пляже за несколько лиг над волнами Тихого <text:s/>океана… прикасаться к знаменитым наёмным убийцам, да в живую касаться их рук и лиц… узнает однажды как давно: в самом начале игры, был выдан контракт за его голову. Никто не знает точно когда грянет удар—каждое утро, прежде, чем откроются рынки, даже до появления молочника, Они производят Их обновление информации и решают что сгодится на этот день.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сейчас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боится сейчас, переживает ни про что другое, как только про собственную жопу, его драгоценную, проклятую, личную жопу….</text:span></text:p>
      <text:p text:style-name="P83">– <text:span text:style-name="T387">А место для покойников найдётся?</text:span>– <text:span text:style-name="T387">Он услышал вопрос прежде, чем увидел как она его задавала. И не совсем ясно откуда она появилась в комнате. От всех прочих сейчас растекаются впечатления мужской зависти, насупленные мины типа женщина-на-борту-плохая-примета, холод и высокомерие.Так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text:s/>Они тут для того: чтоб обменяться какой-то болью и парой откровенностей, но всё в рассеянном стиле текущего периода.</text:span></text:p>
      <text:p text:style-name="P84">– <text:span text:style-name="T388">Да ладно,</text:span>– <text:span text:style-name="T388">с какими ещё идиотскими неприятностями она, по её мнению, сейчас столкнулась,</text:span>– <text:span text:style-name="T388">ты не покойница. Могу поспорить, что даже и фигурально нет.</text:span></text:p>
      <text:p text:style-name="P85">– <text:span text:style-name="T389">То есть, позволяется ли мне приносить с собой моих покойников,</text:span>– <text:span text:style-name="T389">поясняет Катье.</text:span>– <text:span text:style-name="T58">Они</text:span><text:span text:style-name="T390"> ведь, в конце концов, моё удостоверение.</text:span></text:p>
      <text:p text:style-name="P86">– <text:span text:style-name="T391">Мне довольно симпатичен Франс ван дер Грув. Ваш предок. Тот специалист по додо.</text:span></text:p>
      <text:p text:style-name="P200">Это не совсем то, что она подразумевала своими покойниками. «<text:span text:style-name="T392">Я имею ввиду тех, кто своей мёртвостью обязаны напрямую мне. Кроме того, если <text:s/>Франсу как-то случилось бы заглянуть сюда, вы бы обступили его кругом, вы все, чтоб втолковать ему как глубока его вина. В мире бедняги запасы додо были неисчерпаемы—зачем читать ему лекции про геноцид?</text:span></text:p>
      <text:p text:style-name="P87">– <text:span text:style-name="T393">Уж </text:span><text:span text:style-name="T59">ты</text:span><text:span text:style-name="T393"> бы рассказала ему кое-что об </text:span><text:span text:style-name="T59">этом</text:span><text:span text:style-name="T393">, а, девонька?- Фыркает Эванс, валлийский стукач, которому медведь на ухо наступил. Пират направляется к Эвансу раздвинув руки от корпуса в манере салонного бойца, когда вмешался сэр Стивен: «Таких разговоров никак не избежать, Прентис, нам такое уже ни по чём. Учись-ка лучше как добиться, чтоб и </text:span><text:span text:style-name="T59">у тебя</text:span><text:span text:style-name="T393"> получалось. Нельзя вед угадать как долго мы будем в деле, верно? Молодая женщина уже обзавелась всей необходимой ей защитой, как мне кажется. Она не хочет, чтобы ты за неё дрался.</text:span></text:p>
      <text:p text:style-name="P201">Ну, он прав. Она <text:span text:style-name="T394">кладёт</text:span> свою тёплую <text:span text:style-name="T394">ладонь на руку Пирата и дважды встряхивает головой со смешками <text:s/>смущения: «В любом случае, рада вас видеть, капитан Прентис».</text:span></text:p>
      <text:p text:style-name="P97">– И никто больше. Подумать только.</text:p>
      <text:p text:style-name="P201"><text:span text:style-name="T395">Она лишь приподымает брови. Не нашёл сказать что-то получше</text:span> <text:span text:style-name="T396">этого дерьма. Раскаяние, или запоздалое желание остаться чистым, проносится в его крови как наркотик.</text:span></text:p>
      <text:p text:style-name="P88">– <text:span text:style-name="T397">Но</text:span>— <text:span text:style-name="T398">изумлён почувствовать, что начинает </text:span><text:span text:style-name="T60">валиться,</text:span><text:span text:style-name="T398"> как оставленные в пирамидку ружья, у её ног, пойманный её притяжением, расстояния отменяются, волнообразности неизмеримы,</text:span>– <text:span text:style-name="T399">Катье… </text:span><text:span text:style-name="T61">если бы я мог никогда не предать вас</text:span>—</text:p>
      <text:p text:style-name="P202">Он пал: она утратила свою гладь. Она смотрит на него в изумлении.</text:p>
      <text:p text:style-name="P89"><text:soft-page-break/>– <text:span text:style-name="T400">Будь даже ценой... предательства других, унижения… или убийства других</text:span>—<text:span text:style-name="T401">не важно кого, или сколько, нет, лишь бы служить вам защитой, Катье, вашей совершенной</text:span>—</text:p>
      <text:p text:style-name="P90">– <text:span text:style-name="T402">Но это всё грехи, которые могут никогда <text:s/>и не случиться.</text:span>– <text:span text:style-name="T403">Пожалуйста, они торгуются как пара сутенёров. Они хоть представляют как это звучит со стороны?</text:span>– <text:span text:style-name="T404">Такое довольно просто обещать, не стоит вам ничего.</text:span></text:p>
      <text:p text:style-name="P91">– <text:span text:style-name="T405">Тогда даже совершённые мною грехи,</text:span>– <text:span text:style-name="T406">возражает он,</text:span>– <text:span text:style-name="T406">да я совершил бы их заново</text:span>—</text:p>
      <text:p text:style-name="P91">– <text:span text:style-name="T407">Но это вам также не под силу</text:span>—<text:span text:style-name="T408">так что вы довольно дёшево отделываетесь. Мм?</text:span></text:p>
      <text:p text:style-name="P92">– <text:span text:style-name="T409">Я могу повторять способы,</text:span>– <text:span text:style-name="T409">угрюмее, чем она хотела бы от него.</text:span></text:p>
      <text:p text:style-name="P93">– <text:span text:style-name="T410">О, подумайте...</text:span>– <text:span text:style-name="T410">её пальцы легонечко в его волосах,</text:span>– <text:span text:style-name="T62">подумайте</text:span><text:span text:style-name="T411"> о том, что вы делали. Подумайте о всех ваших «удостоверениях» и обо всех моих</text:span>—</text:p>
      <text:p text:style-name="P94">– <text:span text:style-name="T412">Но это единственное средство </text:span><text:span text:style-name="T63">оставшееся</text:span><text:span text:style-name="T412"> нам теперь,</text:span>– <text:span text:style-name="T413">вскрикивает он,</text:span>– <text:span text:style-name="T414">наш дар быть неверными. С его помощью мы должны всё создать… делиться им, как прокуроры уделяют вам вашу свободу.</text:span></text:p>
      <text:p text:style-name="P95">– <text:span text:style-name="T415">Философ.</text:span>– <text:span text:style-name="T415">Она улыбается.</text:span>– <text:span text:style-name="T415">Вы никогда таким не были.</text:span></text:p>
      <text:p text:style-name="P96">– <text:span text:style-name="T416">Должно быть потому, что всегда был в движении. Я никогда не ощущал </text:span><text:span text:style-name="T64">эту неподвижност</text:span><text:span text:style-name="T65">ь</text:span><text:span text:style-name="T416">….</text:span>– <text:span text:style-name="T417">Они соприкасаются сейчас, без нужды, и всё ж, ни один из них, не избавился полностью от удивления....</text:span>– <text:span text:style-name="T418">Мой младший брат,</text:span>– <text:span text:style-name="T418">(Пират понимает установленную ею связь),</text:span>– <text:span text:style-name="T418">ушёл из дому в 18. Я любил смотреть как он спит ночью. Его длинные ресницы… так невинны... <text:s/>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text:s/>Обозные пиявки. У них появляется алкогольная зависимость, у многих таких, в юном возрасте. Они выбирают определённого священника, чтоб стать его верным псом</text:span>—<text:span text:style-name="T419">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толкотня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пу, должны действовать, действовать, а там будь что будет. Вскоре мой брат вышел на улицы со своей метлой, вместе с другими виновными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постарше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span></text:p>
      <text:p text:style-name="P203">Ну, да, Пират сам по себе часовня. «<text:span text:style-name="T420">Но я задумался о поддержке вашей церкви… опускаешься на колени и она заботится о тебе… когда действуешь политично, получить тот общий толчок, что устремляет тебя вверх—</text:span></text:p>
      <text:p text:style-name="P98">– <text:span text:style-name="T421">У вас и этого никогда не было, не так ли.</text:span>– <text:span text:style-name="T421">Она и вправду смотрела </text:span><text:span text:style-name="T66">на него</text:span><text:span text:style-name="T421">.</text:span>– <text:span text:style-name="T422">никаких чудесных оправданий. </text:span><text:span text:style-name="T67">Нам всё пришлось делать самим</text:span><text:span text:style-name="T422">.</text:span></text:p>
      <text:p text:style-name="P204">Нет, от стыда всё-таки не отделаться<text:span text:style-name="T81">—только не тут—он должен быть проглочен уродливый и режущий, и с ним придётся жить, в боли, каждый день.</text:span></text:p>
      <text:p text:style-name="P205">Без раздумий, он оказывается в её объятиях. <text:span text:style-name="T423">Это не для утешения. Но раз уж он должен затягивать себя зубцами храповика, по одному в день, ему действительно нужна такая передышка и миг человеческого тепла. «Как оно выглядело там, Катье? Мне виделось составленное соглашение. Кто-то видел подобным саду….»– но он знает то она скажет.</text:span></text:p>
      <text:p text:style-name="P99">– <text:span text:style-name="T424">Там ничего нет. Пустошь. Дни напролёт я высматривала признаки жизни. Потом услыхала всех вас тут.</text:span>– <text:span text:style-name="T425">Так они вышли на балкон, грациозные перила, никто не может видеть их изнутри или 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text:span text:style-name="T68">Любовь к Людям</text:span><text:span text:style-name="T425">: </text:span><text:span text:style-name="T68">Что Довело Меня до </text:span><text:span text:style-name="T70">Э</text:span><text:span text:style-name="T69">того</text:span><text:span text:style-name="T68">. </text:span><text:span text:style-name="T425">«Её звали Бренда, её лицо было птахой под покровительственной ухмылкой машины в то утро, она встала на колени и сделала </text:span><text:soft-page-break/><text:span text:style-name="T425">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из Американских военных складов,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text:span>—» <text:span text:style-name="T426">ну, всё это и многое другое прокрутилось для этой тут молодой пары, достаточно, чтобы понять намерения вздроченного Анонима продиктованы ничем не меньшим мегаломаниакального плана половой любви с каждым индивидом среди Людей всего </text:span><text:span text:style-name="T71">Мира</text:span>—<text:span text:style-name="T427">и что когда каждый, каким-то чудесным образом, будет наконец учтён, </text:span><text:span text:style-name="T72">это</text:span><text:span text:style-name="T427"> и станет приблизительным определением «любви к Людям».</text:span></text:p>
      <text:p text:style-name="P100">– <text:span text:style-name="T428">Получите, ваши мошенства в Филиалах,</text:span>– <text:span text:style-name="T429">Пират пытается сдобрить ноткой юмора, но не выходит. Он держит сейчас Катье словно, через секунду, зазвучит музыка, и они начнут танцевать.</text:span></text:p>
      <text:p text:style-name="P101">– <text:span text:style-name="T430">Но Люди никогда не полюбят тебя,</text:span>– <text:span text:style-name="T430">шепчет она,</text:span>– <text:span text:style-name="T430">или меня. Неважно насколько плохо или хорошо устроить для них, мы </text:span><text:span text:style-name="T73">всегда</text:span><text:span text:style-name="T430"> будем плохими. Понимаешь в каком мы положении?</text:span></text:p>
      <text:p text:style-name="P206">Он всё же улыбается, как человек ломающий театр <text:span text:style-name="T431">о чём-то в самый первый раз. Зная бесповоротность такого движения, из того же класса окончательных как выхватывание пистолета, он обращает своё лицо вверх и смотрит туда же сквозь все неясно нагромождённые сверху уровни, среда для всякого сорта преступной души, всякого гадкого товарного цвета от аквамарина до бежевого, безутеш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тяжести сверху, к её тверди и абсолютной жестокости, пока она прижимается своим лицом к лёгкой дол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 работой, которому не до них, напуганных, потому что свет выглядит так, словно гаснет навсегда в этот раз, и ещё более напуганных тем, что умирание света отнюдь не что-то частное, </text:span><text:span text:style-name="T74">все на улице увидели это тоже…</text:span><text:span text:style-name="T431">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text:span></text:p>
      <text:p text:style-name="P91"/>
      <text:p text:style-name="P276">И весь мир занят <text:span text:style-name="T436">чем-то</text:span>, эт<text:span text:style-name="T432">о</text:span> сумерки!</text:p>
      <text:p text:style-name="P277">Кто знает какие улицы поутру знали наши ботинки?</text:p>
      <text:p text:style-name="P278">Кто знает, сколько друзей, мы покинули, <text:span text:style-name="T433">в одиночестве </text:span>плакать?</text:p>
      <text:p text:style-name="P279">Какой-то момент мы вместе,</text:p>
      <text:p text:style-name="P279"><text:span text:style-name="T434">Мотив этот б</text:span>удем мурлыкать <text:s/>весь день…</text:p>
      <text:p text:style-name="P280">Каждый танцует, в сумерки,</text:p>
      <text:p text:style-name="P281"><text:soft-page-break/>Оттанцевать плохой сон прочь….</text:p>
      <text:p text:style-name="P208"/>
      <text:p text:style-name="P209">И они действительно танцуют: <text:span text:style-name="T435">хотя Пират никогда не мог раньше, очень хорошо… они чувствуют себя частью всех остальных, в их движении, и пусть им никогда не придётся быть вольно полностью, однако это больше уже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text:span></text:p>
      <text:p text:style-name="P209"><draw:frame draw:style-name="fr1" draw:name="Image16" text:anchor-type="paragraph" svg:width="6.9252in" svg:height="0.3661in" draw:z-index="2"><draw:image xlink:href="Pictures/1000000000000B720000009B428C9716555D8079.png" xlink:type="simple" xlink:show="embed" xlink:actuate="onLoad" loext:mime-type="image/png"/></draw:frame></text:p>
      <text:p text:style-name="P210">Туман густеет в глотках узких улочек. В воздухе пахнет солёной водой. <text:span text:style-name="T437">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для одного из них.</text:span></text:p>
      <text:p text:style-name="P211">Он подтягивает Чичеринские штаны и направляется <text:span text:style-name="T438">вон </text:span>из города, <text:span text:style-name="T439">покидая обрезанные башни, купола подпорченной яри медянки плывут наверху в тумане, высокие фронтоны и красную черепицу, его подвозит женщина в пустой деревенской телеге. Песчаный чуб лошади дыбится и вьётся и туман смыкается позади. </text:span></text:p>
      <text:p text:style-name="P212">В это утро всё видится таким, как должны были видеть Викинги, <text:span text:style-name="T440">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инов, долгожданен как парус после долгих дней плавания….</text:span></text:p>
      <text:p text:style-name="P213">Народы в движении. <text:span text:style-name="T441">Идёт великий, не знающий границ, поток. </text:span><text:span text:style-name="T75">Volksdeutsch</text:span><text:span text:style-name="T441"> из-за Одера, выселенные Поляками и направленные в лагерь у Ростока, Поляки бегущие от Люблинского режима, другие возвращаются домой, глаза обеих партий, когда они встречаются, покрыты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щ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плавающих по этой наземной пыли, караваны Цыган, оси, или колёчные чки ломаются, лошади дохнут, семьи бросают средства передвижения у дорог для следующих придти пережить ночь, день, вдоль до бела жарких Автобанов, поезда полны своими свисающих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и <text:s/>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существующими картофельными </text:span><text:soft-page-break/><text:span text:style-name="T441">полями уже месяц. «Разграблены»,–бывший трубач прихрамывает в общем потоке, опираясь на длинный отщепившийся от шпалы <text:s/>кусок древесины, его инструмент, невероятно помятый и блестящий, висит через плечо,– <text:s/>«всё общипали SS, </text:span><text:span text:style-name="T75">Bruder, ja, </text:span><text:span text:style-name="T442">до последней ёбаной картофелины. А зачем? На спирт. Но не пить, нет, спирт для ракет.»—«Что за ракеты?»—«Нет! Но SS со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оловянные солдатики 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Vorsetzer свитках, чёрное бельё с ленточками, столовое серебро с каймой из цветов и винограда, гранёные графины <text:s/>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text:span></text:p>
      <text:p text:style-name="P214">Когда у Слотропа есть сигареты, у него легко выдурить, когда у кого-то есть еда, то делится<text:span text:style-name="T81">—</text:span>иногда бачок водки, если неподалёку имеется скопление войск, <text:span text:style-name="T443">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бы мог проигнорировать, в этом проблема, они слишком </text:span><text:span text:style-name="T76">сильны</text:span><text:span text:style-name="T443">, как лица толпы на гонках </text:span><text:span text:style-name="T76">Нет—глянь на меня, проникнись, вынь свою камеру, своё оружие, свой хуй</text:span><text:span text:style-name="T443">…. Он содрал все знаки различия с формы Чичерина, стараясь не бросаться в глаза, но очень мало кто похоже обращает внимание <text:s/>на эти знаки…</text:span></text:p>
      <text:p text:style-name="P215">Большую часть времени он один. <text:span text:style-name="T444">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text:s/>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крыш, хора птиц по утрам, а скоро, с тяжеловесным оборотом лета в небе, курлыканье журавлей на лету.</text:span></text:p>
      <text:p text:style-name="P216">К фермерскому дому в речной долине далеко южнее Ростока, <text:span text:style-name="T445">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стёганное <text:s/>тёмно-зелёным и удивительно ярким <text:s/>соломенно-жёлтым: с древними торчащими на взгорках камнями, первые </text:span><text:soft-page-break/><text:span text:style-name="T445">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ют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text:span><text:span text:style-name="T77">таким реальным, </text:span><text:span text:style-name="T446">таким не затронутым временем, очень отчётливым и полным цвета… «Так это Слотроп».</text:span></text:p>
      <text:p text:style-name="P102">– <text:span text:style-name="T447">О, где ты был, старина?</text:span></text:p>
      <text:p text:style-name="P102">– <text:span text:style-name="T448">‘Тут’.</text:span></text:p>
      <text:p text:style-name="P217"><text:span text:style-name="T81">– </text:span>‘«<text:span text:style-name="T447">Тут»</text:span>’?</text:p>
      <text:p text:style-name="P103">– <text:span text:style-name="T449">Да, типа того, начинаешь понимать</text:span>—<text:span text:style-name="T449">после того как пару раз будешь снят таким образом, но я ходил по тем же улицам как и ты, читал те же новости, был ограничен тем же спектром цветов….</text:span></text:p>
      <text:p text:style-name="P104">– <text:span text:style-name="T450">Тогда может это твоя работа, что</text:span>—</text:p>
      <text:p text:style-name="P104">– <text:span text:style-name="T450">Я ничего не делаю. Это всё меняется.</text:span></text:p>
      <text:p text:style-name="P218"><text:span text:style-name="T451">Оттенки</text:span> тут<text:span text:style-name="T81">—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text:span></text:p>
      <text:p text:style-name="P105">– <text:span text:style-name="T452">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text:s/>‘тут’…</text:span></text:p>
      <text:p text:style-name="P106">– <text:span text:style-name="T453">Иногда.</text:span>– <text:span text:style-name="T454">Он улыбается: но безмятежность и отстранённость распростёрты бессильным криком не достигающим Слотропа. </text:span></text:p>
      <text:p text:style-name="P106">– <text:span text:style-name="T455">Ты присматриваешь за мной?</text:span></text:p>
      <text:p text:style-name="P106">– <text:span text:style-name="T455">Нет, Слотроп. Не за тобой...</text:span></text:p>
      <text:p text:style-name="P219">Слотроп сидит на старой обшарпанной качалке <text:span text:style-name="T456">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text:span></text:p>
      <text:p text:style-name="P220">Двигаясь дальше, он обнаруживает, что эти <text:span text:style-name="T457">ф</text:span>ермы <text:span text:style-name="T457">преследуются</text:span> призраками, но дружелюбн<text:span text:style-name="T457">о</text:span>. <text:span text:style-name="T458">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text:s/>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text:s/>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вая, что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отбеливали ту для получения бумаги, чтобы им заплатили дополнительной бумагой. «Это просто безумие».– Он качает <text:s/>головой.– «В моей семье явные проявления. Он смотрит вверх. Деревья неподвижны. Им известно, что он тут. Они наверно знаютт также, что он думает. «Простите»,– говорит он им.– «Я </text:span><text:soft-page-break/><text:span text:style-name="T458">ничего не могу поделать с этими людьми, они все недосягаемы <text:s/>для меня. Что я могу поделать?» <text:s/>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text:span></text:p>
      <text:p text:style-name="P220"/>
      <text:p text:style-name="P264">Неполный <text:span text:style-name="T459">С</text:span>писок <text:span text:style-name="T459">П</text:span>ожеланий к Вечерним <text:span text:style-name="T459">З</text:span>вёздам за <text:span text:style-name="T459">Э</text:span>тот <text:span text:style-name="T459">П</text:span>ериод:</text:p>
      <text:p text:style-name="P221"/>
      <text:p text:style-name="P222">Пусть я найду тот курятник, про который мне говорила старушка.</text:p>
      <text:p text:style-name="P223">Пусть Тантиви будет и вправду жив.</text:p>
      <text:p text:style-name="P224">Пусть этот ёбаный прыщ у меня а спине пройдёт.</text:p>
      <text:p text:style-name="P225">Пусть я поеду в Голливуд, когда это всё кончится <text:span text:style-name="T460">так, чтобы Рита Эйворт смогла меня увидеть и влюбится.</text:span></text:p>
      <text:p text:style-name="P226">Пусть мир этого дня остаётся тут завтра, когда я проснусь.</text:p>
      <text:p text:style-name="P227">Пусть та отставка будет ждать меня в Каксэвене.</text:p>
      <text:p text:style-name="P227">Пусть с Бианкой всё будет хорошо, а и<text:span text:style-name="T81">—</text:span></text:p>
      <text:p text:style-name="P227">Пусть у меня поскорей наладится высраться.</text:p>
      <text:p text:style-name="P227">Пусть то будет просто метеор, что падает.</text:p>
      <text:p text:style-name="P228">Пусть эти ботинки продержатся хотя бы до Любека.</text:p>
      <text:p text:style-name="P229">Пусть этот Людвиг найдёт своего лемминга и оставит меня в покое.</text:p>
      <text:p text:style-name="P229"/>
      <text:p text:style-name="P230"><text:span text:style-name="T461">Ну да, Людвиг. Слотроп находит его однажды утром на берегу какого-то синего анонимного озера, на удивление толстый мальчик лет восьми или девяти, плачет, весь сотрясается рябью волн жира.</text:span> <text:span text:style-name="T462">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text:span></text:p>
      <text:p text:style-name="P107">– <text:span text:style-name="T78">Один <text:s/>лемминг</text:span><text:span text:style-name="T463">, малыш?</text:span></text:p>
      <text:p text:style-name="P108">– <text:span text:style-name="T464">Я держал её два года,</text:span>– <text:span text:style-name="T464">рыдает тот,</text:span>– <text:span text:style-name="T464">ей было хорошо, никогда не пробовала</text:span>—<text:span text:style-name="T464">я не знаю. Что-то просто нашло на неё. </text:span></text:p>
      <text:p text:style-name="P109">– <text:span text:style-name="T465">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text:span></text:p>
      <text:p text:style-name="P110">– <text:span text:style-name="T466">Она бы мне сказала.</text:span></text:p>
      <text:p text:style-name="P110">– <text:span text:style-name="T466">Ну, извини.</text:span></text:p>
      <text:p text:style-name="P110">– <text:span text:style-name="T466">Русские не извиняются.</text:span></text:p>
      <text:p text:style-name="P111">– <text:span text:style-name="T467">Я не Русский.</text:span></text:p>
      <text:p text:style-name="P112">– <text:span text:style-name="T468">Поэтому ты снял погоны?</text:span></text:p>
      <text:p text:style-name="P231">Этот Людвиг, тут, может не совсем Нормальный Мозгами. <text:span text:style-name="T469">Он способен растолкать Слотропа среди ночи, пробуждая половину стоянки ПеэЛов, напугав собак и младенцев, абсолютно уверенны, что Урсула совсем рядом, прямо за кругом света от костра смотрит на него, видит его, но не так как раньше. Он заводит Слотропа в расположение Советских танкистов, в груды руин похожих на гребни морских волн, что обрушиваются вокруг и, если зазеваешься, на тебя как только туда ступишь, а также в засасывающие болота, где осока <text:s/>остаётся у тебя в пальцах, когда пытаешься ухватиться, а вокруг запах протеиновой катастрофы. Это либо маниакальная вера, или то-то малость мрачнее: до Слотропа доходит-таки наконец, что если уж речь о позывах к самоубийству, то они не у Урсулы, а у </text:span><text:span text:style-name="T79">Людвига самого</text:span><text:span text:style-name="T469">—да никакой зверушки может и вовсе нет!</text:span></text:p>
      <text:p text:style-name="P233"><text:soft-page-break/>Однако… разве Слотроп, раз или два, <text:span text:style-name="T470">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ств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text:s/>ходить по ним без опаски….</text:span></text:p>
      <text:p text:style-name="P113">– <text:span text:style-name="T471">Вот о чём и толковал Иисус,</text:span>– <text:span text:style-name="T471">шепчет призрак Вильяма первого Американского предка Слотропа,</text:span>– <text:span text:style-name="T471">выходя на Галилейское море. Он рассматривал его с точки зрения лемминга. Без 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text:span></text:p>
      <text:p text:style-name="P114">– <text:span text:style-name="T80">Постой</text:span><text:span text:style-name="T472">-ка. У вас же тогда ещё </text:span><text:span text:style-name="T80">не</text:span><text:span text:style-name="T472"> было пазлов.</text:span></text:p>
      <text:p text:style-name="P114">– <text:span text:style-name="T472">О, блядь.</text:span></text:p>
      <text:p text:style-name="P234">Вильям Слотроп был странным птахом. <text:span text:style-name="T473">Он выступил из Бостона отправившись на запад в Имперском стиле, году в 1634 или -5,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text:s/>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одной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text:s/>которую так не смогли утратить… преданы верой в Вильяма как в иную разновидность свиньи, в общем доме Земли, который разделял с ними дар жизни….</text:span></text:p>
      <text:p text:style-name="P235">Он написал длинный трактат вскоре, назвав его <text:span text:style-name="T1">Об Обделённости. </text:span><text:span text:style-name="T474">Её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text:span><text:soft-page-break/><text:span text:style-name="T474">костре за ересь, никому не известно. Должно быть имел связи. Его в конце концов вышибли из Колонии Масачусетского Залива—он подумывал о Род Айленде 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за коноплей и табаком с Индейцами,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ицы,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теплой от солнца отходящего вниз ко сну….</text:span></text:p>
      <text:p text:style-name="P240">Мог ли он быть дорожной развилкой куда Америка никогда не ступила, той единой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text:s/>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чортова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в кафельной облицовке… Урсула, передние лапы болтаются, а глаза полусонные, свисает из кармана формы Людвига <text:s/>Юного Гитлергю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P241">Слотроп никогда не узнает.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 Увесистая <text:s/>брусчатка мостовой песчаного цвета. Тягловые лошади стоят на солнце помахивая хвостами. <text:s/></text:p>
      <text:p text:style-name="P237">По переулку возле Михельскирхе <text:span text:style-name="T475">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text:span></text:p>
      <text:p text:style-name="P115">– <text:span text:style-name="T476">Ты убила <text:s/>лемминга!</text:span></text:p>
      <text:p text:style-name="P116">– <text:span text:style-name="T476">Отпусти идиот!</text:span>– <text:span text:style-name="T477">Перетягивание каната среди расплывчатых полос солнца и тени на улице.</text:span>– <text:span text:style-name="T478">Это не лемминг, а серая лисица.</text:span></text:p>
      <text:p text:style-name="P238">Людвиг прекращает кричать, чтобы присмотреться. «Она права»,<text:span text:style-name="T81">– от</text:span>мечает Слотроп. </text:p>
      <text:p text:style-name="P117">– <text:span text:style-name="T479">Извини,</text:span>– <text:span text:style-name="T479">сопливится Людвиг.</text:span>– <text:span text:style-name="T480">Я немного расстроен..</text:span></text:p>
      <text:p text:style-name="P118">– <text:span text:style-name="T481">Ну, так может поможешь мне отнести это в церковь?</text:span></text:p>
      <text:p text:style-name="P118">– <text:span text:style-name="T481">Конечно.</text:span></text:p>
      <text:p text:style-name="P239">Оба из них ухватывают по охапке мехов <text:span text:style-name="T482">и следуют за ней по по выбоистому переулку, в боковую дверь, вниз несколько пролётов в подземелье под <text:s/>Михельскирхе. Там в свете лампы первое </text:span><text:soft-page-break/><text:span text:style-name="T482">лицо, что Слотроп увидел, склонённым над огнём в банке геля Стерно для присмотра за кипящей кастрюлей, принадлежит майору Двайну Марви.</text:span></text:p>
      <text:p text:style-name="P239"><draw:frame draw:style-name="fr1" draw:name="Image17" text:anchor-type="paragraph" svg:width="6.9252in" svg:height="0.3661in" draw:z-index="3"><draw:image xlink:href="Pictures/1000000000000B720000009B428C9716555D8079.png" xlink:type="simple" xlink:show="embed" xlink:actuate="onLoad" loext:mime-type="image/png"/></draw:frame></text:p>
      <text:p text:style-name="P236"/>
      <text:p text:style-name="P233"/>
      <text:p text:style-name="P232"/>
      <text:p text:style-name="P207"/>
      <text:p text:style-name="P167"/>
      <text:p text:style-name="P3">– </text:p>
      <text:p text:style-name="P2">—</text:p>
      <text:p text:style-name="P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7-23T09:21:04.551547072</dc:date>
    <meta:editing-duration>P12DT9H10M17S</meta:editing-duration>
    <meta:editing-cycles>6343</meta:editing-cycles>
    <meta:generator>LibreOffice/6.1.5.2$Linux_X86_64 LibreOffice_project/10$Build-2</meta:generator>
    <meta:document-statistic meta:table-count="1" meta:image-count="4" meta:object-count="0" meta:page-count="23" meta:paragraph-count="308" meta:word-count="11599" meta:character-count="77066" meta:non-whitespace-character-count="65665"/>
  </office:meta>
</office:document-meta>
</file>